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D1" style:family="table-cell">
      <style:table-cell-properties style:vertical-align="top" fo:background-color="#f2f2f2" fo:padding-left="0.075in" fo:padding-right="0.075in" fo:padding-top="0in" fo:padding-bottom="0in" fo:border="0.7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2" style:family="table-cell">
      <style:table-cell-properties style:vertical-align="top" fo:padding-left="0.075in" fo:padding-right="0.075in" fo:padding-top="0in" fo:padding-bottom="0in" fo:border="0.75pt solid #000000" style:writing-mode="lr-tb"/>
    </style:style>
    <style:style style:name="Table1.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3" style:family="table-cell">
      <style:table-cell-properties style:vertical-align="top" fo:padding-left="0.075in" fo:padding-right="0.075in" fo:padding-top="0in" fo:padding-bottom="0in" fo:border="0.75pt solid #000000" style:writing-mode="lr-tb"/>
    </style:style>
    <style:style style:name="Table1.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4" style:family="table-cell">
      <style:table-cell-properties style:vertical-align="top" fo:padding-left="0.075in" fo:padding-right="0.075in" fo:padding-top="0in" fo:padding-bottom="0in" fo:border="0.75pt solid #000000" style:writing-mode="lr-tb"/>
    </style:style>
    <style:style style:name="Table1.A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5"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1611in" fo:margin-left="0.4271in" table:align="left" style:writing-mode="lr-tb"/>
    </style:style>
    <style:style style:name="Table2.A" style:family="table-column">
      <style:table-column-properties style:column-width="1.5in"/>
    </style:style>
    <style:style style:name="Table2.B" style:family="table-column">
      <style:table-column-properties style:column-width="4.6583in"/>
    </style:style>
    <style:style style:name="Table2.1" style:family="table-row">
      <style:table-row-properties fo:keep-together="auto"/>
    </style:style>
    <style:style style:name="Table2.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2.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2.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2.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3" style:family="table">
      <style:table-properties style:width="6.1611in" fo:margin-left="0.4271in" table:align="left" style:writing-mode="lr-tb"/>
    </style:style>
    <style:style style:name="Table3.A" style:family="table-column">
      <style:table-column-properties style:column-width="1.5in"/>
    </style:style>
    <style:style style:name="Table3.B" style:family="table-column">
      <style:table-column-properties style:column-width="4.6583in"/>
    </style:style>
    <style:style style:name="Table3.1" style:family="table-row">
      <style:table-row-properties fo:keep-together="auto"/>
    </style:style>
    <style:style style:name="Table3.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3.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3.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3.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4" style:family="table">
      <style:table-properties style:width="6.1611in" fo:margin-left="0.4271in" table:align="left" style:writing-mode="lr-tb"/>
    </style:style>
    <style:style style:name="Table4.A" style:family="table-column">
      <style:table-column-properties style:column-width="1.5in"/>
    </style:style>
    <style:style style:name="Table4.B" style:family="table-column">
      <style:table-column-properties style:column-width="4.6583in"/>
    </style:style>
    <style:style style:name="Table4.1" style:family="table-row">
      <style:table-row-properties fo:keep-together="auto"/>
    </style:style>
    <style:style style:name="Table4.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4.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4.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4.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4.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4.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4.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4.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4.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5" style:family="table">
      <style:table-properties style:width="6.1611in" fo:margin-left="0.4271in" table:align="left" style:writing-mode="lr-tb"/>
    </style:style>
    <style:style style:name="Table5.A" style:family="table-column">
      <style:table-column-properties style:column-width="1.5in"/>
    </style:style>
    <style:style style:name="Table5.B" style:family="table-column">
      <style:table-column-properties style:column-width="4.6583in"/>
    </style:style>
    <style:style style:name="Table5.1" style:family="table-row">
      <style:table-row-properties fo:keep-together="auto"/>
    </style:style>
    <style:style style:name="Table5.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5.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5.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5.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5.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5.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5.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5.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5.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6" style:family="table">
      <style:table-properties style:width="6.1611in" fo:margin-left="0.4271in" table:align="left" style:writing-mode="lr-tb"/>
    </style:style>
    <style:style style:name="Table6.A" style:family="table-column">
      <style:table-column-properties style:column-width="1.5in"/>
    </style:style>
    <style:style style:name="Table6.B" style:family="table-column">
      <style:table-column-properties style:column-width="4.6583in"/>
    </style:style>
    <style:style style:name="Table6.1" style:family="table-row">
      <style:table-row-properties fo:keep-together="auto"/>
    </style:style>
    <style:style style:name="Table6.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6.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6.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6.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6.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6.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6.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6.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6.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7" style:family="table">
      <style:table-properties style:width="6.1611in" fo:margin-left="0.4271in" table:align="left" style:writing-mode="lr-tb"/>
    </style:style>
    <style:style style:name="Table7.A" style:family="table-column">
      <style:table-column-properties style:column-width="1.5in"/>
    </style:style>
    <style:style style:name="Table7.B" style:family="table-column">
      <style:table-column-properties style:column-width="4.6583in"/>
    </style:style>
    <style:style style:name="Table7.1" style:family="table-row">
      <style:table-row-properties fo:keep-together="auto"/>
    </style:style>
    <style:style style:name="Table7.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7.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7.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7.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7.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7.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7.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7.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7.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8" style:family="table">
      <style:table-properties style:width="6.1611in" fo:margin-left="0.4271in" table:align="left" style:writing-mode="lr-tb"/>
    </style:style>
    <style:style style:name="Table8.A" style:family="table-column">
      <style:table-column-properties style:column-width="1.5in"/>
    </style:style>
    <style:style style:name="Table8.B" style:family="table-column">
      <style:table-column-properties style:column-width="4.6583in"/>
    </style:style>
    <style:style style:name="Table8.1" style:family="table-row">
      <style:table-row-properties fo:keep-together="auto"/>
    </style:style>
    <style:style style:name="Table8.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8.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8.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8.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8.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8.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8.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8.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8.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9" style:family="table">
      <style:table-properties style:width="6.1611in" fo:margin-left="0.4271in" table:align="left" style:writing-mode="lr-tb"/>
    </style:style>
    <style:style style:name="Table9.A" style:family="table-column">
      <style:table-column-properties style:column-width="1.5in"/>
    </style:style>
    <style:style style:name="Table9.B" style:family="table-column">
      <style:table-column-properties style:column-width="4.6583in"/>
    </style:style>
    <style:style style:name="Table9.1" style:family="table-row">
      <style:table-row-properties fo:keep-together="auto"/>
    </style:style>
    <style:style style:name="Table9.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9.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9.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9.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9.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9.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9.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9.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9.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0" style:family="table">
      <style:table-properties style:width="6.1611in" fo:margin-left="0.4271in" table:align="left" style:writing-mode="lr-tb"/>
    </style:style>
    <style:style style:name="Table10.A" style:family="table-column">
      <style:table-column-properties style:column-width="1.5in"/>
    </style:style>
    <style:style style:name="Table10.B" style:family="table-column">
      <style:table-column-properties style:column-width="4.6611in"/>
    </style:style>
    <style:style style:name="Table10.1" style:family="table-row">
      <style:table-row-properties fo:keep-together="auto"/>
    </style:style>
    <style:style style:name="Table10.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10.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0.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10.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0.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0.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0.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0.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10.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1" style:family="table">
      <style:table-properties style:width="6.1611in" fo:margin-left="0.4271in" table:align="left" style:writing-mode="lr-tb"/>
    </style:style>
    <style:style style:name="Table11.A" style:family="table-column">
      <style:table-column-properties style:column-width="1.5in"/>
    </style:style>
    <style:style style:name="Table11.B" style:family="table-column">
      <style:table-column-properties style:column-width="4.6583in"/>
    </style:style>
    <style:style style:name="Table11.1" style:family="table-row">
      <style:table-row-properties fo:keep-together="auto"/>
    </style:style>
    <style:style style:name="Table11.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11.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1.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11.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1.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1.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1.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1.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11.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2" style:family="table">
      <style:table-properties style:width="6.1611in" fo:margin-left="0.4271in" table:align="left" style:writing-mode="lr-tb"/>
    </style:style>
    <style:style style:name="Table12.A" style:family="table-column">
      <style:table-column-properties style:column-width="1.5in"/>
    </style:style>
    <style:style style:name="Table12.B" style:family="table-column">
      <style:table-column-properties style:column-width="4.6583in"/>
    </style:style>
    <style:style style:name="Table12.1" style:family="table-row">
      <style:table-row-properties fo:keep-together="auto"/>
    </style:style>
    <style:style style:name="Table12.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12.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2.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12.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2.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2.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2.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2.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12.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3" style:family="table">
      <style:table-properties style:width="6.1611in" fo:margin-left="0.4271in" table:align="left" style:writing-mode="lr-tb"/>
    </style:style>
    <style:style style:name="Table13.A" style:family="table-column">
      <style:table-column-properties style:column-width="1.5in"/>
    </style:style>
    <style:style style:name="Table13.B" style:family="table-column">
      <style:table-column-properties style:column-width="4.6583in"/>
    </style:style>
    <style:style style:name="Table13.1" style:family="table-row">
      <style:table-row-properties fo:keep-together="auto"/>
    </style:style>
    <style:style style:name="Table13.A1" style:family="table-cell">
      <style:table-cell-properties style:vertical-align="top" fo:background-color="#f2f2f2" fo:padding-left="0.075in" fo:padding-right="0.075in" fo:padding-top="0in" fo:padding-bottom="0in" fo:border-left="1.5pt solid #000000" fo:border-right="none" fo:border-top="1.5pt solid #000000" fo:border-bottom="0.75pt solid #000000" style:writing-mode="lr-tb">
        <style:background-image/>
      </style:table-cell-properties>
    </style:style>
    <style:style style:name="Table13.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3.A2" style:family="table-cell">
      <style:table-cell-properties style:vertical-align="top" fo:background-color="#f2f2f2" fo:padding-left="0.075in" fo:padding-right="0.075in" fo:padding-top="0in" fo:padding-bottom="0in" fo:border-left="1.5pt solid #000000" fo:border-right="none" fo:border-top="0.75pt solid #000000" fo:border-bottom="0.75pt solid #000000" style:writing-mode="lr-tb">
        <style:background-image/>
      </style:table-cell-properties>
    </style:style>
    <style:style style:name="Table13.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3.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3.B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3.B5"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3.A6" style:family="table-cell">
      <style:table-cell-properties style:vertical-align="top" fo:background-color="#f2f2f2" fo:padding-left="0.075in" fo:padding-right="0.075in" fo:padding-top="0in" fo:padding-bottom="0in" fo:border-left="1.5pt solid #000000" fo:border-right="none" fo:border-top="0.75pt solid #000000" fo:border-bottom="1.5pt solid #000000" style:writing-mode="lr-tb">
        <style:background-image/>
      </style:table-cell-properties>
    </style:style>
    <style:style style:name="Table13.B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4" style:family="table">
      <style:table-properties style:width="6.4479in" fo:margin-left="0.0576in" table:align="left" style:writing-mode="lr-tb"/>
    </style:style>
    <style:style style:name="Table14.A" style:family="table-column">
      <style:table-column-properties style:column-width="2.4375in"/>
    </style:style>
    <style:style style:name="Table14.B" style:family="table-column">
      <style:table-column-properties style:column-width="1.25in"/>
    </style:style>
    <style:style style:name="Table14.C" style:family="table-column">
      <style:table-column-properties style:column-width="2.7604in"/>
    </style:style>
    <style:style style:name="Table14.1" style:family="table-row">
      <style:table-row-properties fo:keep-together="auto"/>
    </style:style>
    <style:style style:name="Table14.A1" style:family="table-cell">
      <style:table-cell-properties style:vertical-align="top" fo:background-color="#f2f2f2" fo:padding-left="0.075in" fo:padding-right="0.075in" fo:padding-top="0in" fo:padding-bottom="0in" fo:border="0.75pt solid #000000" style:writing-mode="lr-tb">
        <style:background-image/>
      </style:table-cell-properties>
    </style:style>
    <style:style style:name="Table14.A2" style:family="table-cell">
      <style:table-cell-properties style:vertical-align="top"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4.A3"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4.B3"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4.C3" style:family="table-cell">
      <style:table-cell-properties style:vertical-align="top" fo:padding-left="0.075in" fo:padding-right="0.075in" fo:padding-top="0in" fo:padding-bottom="0in" fo:border="0.75pt solid #000000" style:writing-mode="lr-tb"/>
    </style:style>
    <style:style style:name="Table14.A4"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14.B4"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14.C4" style:family="table-cell">
      <style:table-cell-properties style:vertical-align="top" fo:padding-left="0.075in" fo:padding-right="0.075in" fo:padding-top="0in" fo:padding-bottom="0in" fo:border="0.75pt solid #000000" style:writing-mode="lr-tb"/>
    </style:style>
    <style:style style:name="Table14.A5"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14.B5"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14.C5" style:family="table-cell">
      <style:table-cell-properties style:vertical-align="top" fo:padding-left="0.075in" fo:padding-right="0.075in" fo:padding-top="0in" fo:padding-bottom="0in" fo:border="0.75pt solid #000000" style:writing-mode="lr-tb"/>
    </style:style>
    <style:style style:name="Table14.A6"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4.B6"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4.C6" style:family="table-cell">
      <style:table-cell-properties style:vertical-align="top" fo:padding-left="0.075in" fo:padding-right="0.075in" fo:padding-top="0in" fo:padding-bottom="0in" fo:border="0.75pt solid #000000" style:writing-mode="lr-tb"/>
    </style:style>
    <style:style style:name="Table14.A7"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4.B7"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4.C7" style:family="table-cell">
      <style:table-cell-properties style:vertical-align="top" fo:padding-left="0.075in" fo:padding-right="0.075in" fo:padding-top="0in" fo:padding-bottom="0in" fo:border="0.75pt solid #000000" style:writing-mode="lr-tb"/>
    </style:style>
    <style:style style:name="Table14.A8"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4.B8"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4.C8" style:family="table-cell">
      <style:table-cell-properties style:vertical-align="top" fo:padding-left="0.075in" fo:padding-right="0.075in" fo:padding-top="0in" fo:padding-bottom="0in" fo:border="0.75pt solid #000000" style:writing-mode="lr-tb"/>
    </style:style>
    <style:style style:name="Table14.A9"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4.B9"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4.C9" style:family="table-cell">
      <style:table-cell-properties style:vertical-align="top" fo:padding-left="0.075in" fo:padding-right="0.075in" fo:padding-top="0in" fo:padding-bottom="0in" fo:border="0.75pt solid #000000" style:writing-mode="lr-tb"/>
    </style:style>
    <style:style style:name="Table14.A10"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14.B10" style:family="table-cell">
      <style:table-cell-properties style:vertical-align="top" fo:padding-left="0.075in" fo:padding-right="0.075in" fo:padding-top="0in" fo:padding-bottom="0in" fo:border-left="0.75pt solid #000000" fo:border-right="none" fo:border-top="none" fo:border-bottom="none" style:writing-mode="lr-tb"/>
    </style:style>
    <style:style style:name="Table14.C10" style:family="table-cell">
      <style:table-cell-properties style:vertical-align="top" fo:padding-left="0.075in" fo:padding-right="0.075in" fo:padding-top="0in" fo:padding-bottom="0in" fo:border="0.75pt solid #000000" style:writing-mode="lr-tb"/>
    </style:style>
    <style:style style:name="Table14.A11"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4.B11"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4.C11" style:family="table-cell">
      <style:table-cell-properties style:vertical-align="top" fo:padding-left="0.075in" fo:padding-right="0.075in" fo:padding-top="0in" fo:padding-bottom="0in" fo:border="0.75pt solid #000000" style:writing-mode="lr-tb"/>
    </style:style>
    <style:style style:name="Table14.A1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4.B1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4.C12" style:family="table-cell">
      <style:table-cell-properties style:vertical-align="top" fo:padding-left="0.075in" fo:padding-right="0.075in" fo:padding-top="0in" fo:padding-bottom="0in" fo:border="0.75pt solid #000000" style:writing-mode="lr-tb"/>
    </style:style>
    <style:style style:name="Table15" style:family="table">
      <style:table-properties style:width="6.5854in" fo:margin-left="-0.0799in" table:align="left" style:writing-mode="lr-tb"/>
    </style:style>
    <style:style style:name="Table15.A" style:family="table-column">
      <style:table-column-properties style:column-width="2.825in"/>
    </style:style>
    <style:style style:name="Table15.B" style:family="table-column">
      <style:table-column-properties style:column-width="1.4375in"/>
    </style:style>
    <style:style style:name="Table15.C" style:family="table-column">
      <style:table-column-properties style:column-width="2.3229in"/>
    </style:style>
    <style:style style:name="Table15.1" style:family="table-row">
      <style:table-row-properties fo:keep-together="auto"/>
    </style:style>
    <style:style style:name="Table15.A1" style:family="table-cell">
      <style:table-cell-properties style:vertical-align="top"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5.C1" style:family="table-cell">
      <style:table-cell-properties style:vertical-align="top" fo:background-color="#f2f2f2" fo:padding-left="0.075in" fo:padding-right="0.075in" fo:padding-top="0in" fo:padding-bottom="0in" fo:border="0.75pt solid #000000" style:writing-mode="lr-tb">
        <style:background-image/>
      </style:table-cell-properties>
    </style:style>
    <style:style style:name="Table15.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2" style:family="table-cell">
      <style:table-cell-properties style:vertical-align="top" fo:padding-left="0.075in" fo:padding-right="0.075in" fo:padding-top="0in" fo:padding-bottom="0in" fo:border="0.75pt solid #000000" style:writing-mode="lr-tb"/>
    </style:style>
    <style:style style:name="Table15.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3" style:family="table-cell">
      <style:table-cell-properties style:vertical-align="top" fo:padding-left="0.075in" fo:padding-right="0.075in" fo:padding-top="0in" fo:padding-bottom="0in" fo:border="0.75pt solid #000000" style:writing-mode="lr-tb"/>
    </style:style>
    <style:style style:name="Table15.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4" style:family="table-cell">
      <style:table-cell-properties style:vertical-align="top" fo:padding-left="0.075in" fo:padding-right="0.075in" fo:padding-top="0in" fo:padding-bottom="0in" fo:border="0.75pt solid #000000" style:writing-mode="lr-tb"/>
    </style:style>
    <style:style style:name="Table15.A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5" style:family="table-cell">
      <style:table-cell-properties style:vertical-align="top" fo:padding-left="0.075in" fo:padding-right="0.075in" fo:padding-top="0in" fo:padding-bottom="0in" fo:border="0.75pt solid #000000" style:writing-mode="lr-tb"/>
    </style:style>
    <style:style style:name="Table15.A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6" style:family="table-cell">
      <style:table-cell-properties style:vertical-align="top" fo:padding-left="0.075in" fo:padding-right="0.075in" fo:padding-top="0in" fo:padding-bottom="0in" fo:border="0.75pt solid #000000" style:writing-mode="lr-tb"/>
    </style:style>
    <style:style style:name="Table15.A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C7" style:family="table-cell">
      <style:table-cell-properties style:vertical-align="top" fo:padding-left="0.075in" fo:padding-right="0.075in" fo:padding-top="0in" fo:padding-bottom="0in" fo:border="0.75pt solid #000000" style:writing-mode="lr-tb"/>
    </style:style>
    <style:style style:name="Table16" style:family="table">
      <style:table-properties style:width="6.5854in" fo:margin-left="-0.0799in" table:align="left" style:writing-mode="lr-tb"/>
    </style:style>
    <style:style style:name="Table16.A" style:family="table-column">
      <style:table-column-properties style:column-width="2.125in"/>
    </style:style>
    <style:style style:name="Table16.B" style:family="table-column">
      <style:table-column-properties style:column-width="1.6375in"/>
    </style:style>
    <style:style style:name="Table16.C" style:family="table-column">
      <style:table-column-properties style:column-width="1.9375in"/>
    </style:style>
    <style:style style:name="Table16.D" style:family="table-column">
      <style:table-column-properties style:column-width="0.8854in"/>
    </style:style>
    <style:style style:name="Table16.1" style:family="table-row">
      <style:table-row-properties fo:keep-together="auto"/>
    </style:style>
    <style:style style:name="Table16.A1" style:family="table-cell">
      <style:table-cell-properties style:vertical-align="top"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6.D1" style:family="table-cell">
      <style:table-cell-properties style:vertical-align="top" fo:background-color="#f2f2f2" fo:padding-left="0.075in" fo:padding-right="0.075in" fo:padding-top="0in" fo:padding-bottom="0in" fo:border="0.75pt solid #000000" style:writing-mode="lr-tb">
        <style:background-image/>
      </style:table-cell-properties>
    </style:style>
    <style:style style:name="Table16.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C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D2" style:family="table-cell">
      <style:table-cell-properties style:vertical-align="top" fo:padding-left="0.075in" fo:padding-right="0.075in" fo:padding-top="0in" fo:padding-bottom="0in" fo:border="0.75pt solid #000000" style:writing-mode="lr-tb"/>
    </style:style>
    <style:style style:name="Table16.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C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D3" style:family="table-cell">
      <style:table-cell-properties style:vertical-align="top" fo:padding-left="0.075in" fo:padding-right="0.075in" fo:padding-top="0in" fo:padding-bottom="0in" fo:border="0.75pt solid #000000" style:writing-mode="lr-tb"/>
    </style:style>
    <style:style style:name="Table16.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C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D4" style:family="table-cell">
      <style:table-cell-properties style:vertical-align="top" fo:padding-left="0.075in" fo:padding-right="0.075in" fo:padding-top="0in" fo:padding-bottom="0in" fo:border="0.75pt solid #000000" style:writing-mode="lr-tb"/>
    </style:style>
    <style:style style:name="Table16.A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C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D5" style:family="table-cell">
      <style:table-cell-properties style:vertical-align="top" fo:padding-left="0.075in" fo:padding-right="0.075in" fo:padding-top="0in" fo:padding-bottom="0in" fo:border="0.75pt solid #000000" style:writing-mode="lr-tb"/>
    </style:style>
    <style:style style:name="Table16.A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B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C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D6" style:family="table-cell">
      <style:table-cell-properties style:vertical-align="top" fo:padding-left="0.075in" fo:padding-right="0.075in" fo:padding-top="0in" fo:padding-bottom="0in" fo:border="0.75pt solid #000000" style:writing-mode="lr-tb"/>
    </style:style>
    <style:style style:name="Table16.A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B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C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D7" style:family="table-cell">
      <style:table-cell-properties style:vertical-align="top" fo:padding-left="0.075in" fo:padding-right="0.075in" fo:padding-top="0in" fo:padding-bottom="0in" fo:border="0.75pt solid #000000" style:writing-mode="lr-tb"/>
    </style:style>
    <style:style style:name="Table16.A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B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C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6.D8" style:family="table-cell">
      <style:table-cell-properties style:vertical-align="top" fo:padding-left="0.075in" fo:padding-right="0.075in" fo:padding-top="0in" fo:padding-bottom="0in" fo:border="0.75pt solid #000000" style:writing-mode="lr-tb"/>
    </style:style>
    <style:style style:name="Table17" style:family="table">
      <style:table-properties style:width="6.5854in" fo:margin-left="-0.0799in" table:align="left" style:writing-mode="lr-tb"/>
    </style:style>
    <style:style style:name="Table17.A" style:family="table-column">
      <style:table-column-properties style:column-width="2.125in"/>
    </style:style>
    <style:style style:name="Table17.B" style:family="table-column">
      <style:table-column-properties style:column-width="2.3875in"/>
    </style:style>
    <style:style style:name="Table17.C" style:family="table-column">
      <style:table-column-properties style:column-width="2.0729in"/>
    </style:style>
    <style:style style:name="Table17.1" style:family="table-row">
      <style:table-row-properties fo:keep-together="auto"/>
    </style:style>
    <style:style style:name="Table17.A1" style:family="table-cell">
      <style:table-cell-properties style:vertical-align="top"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7.C1" style:family="table-cell">
      <style:table-cell-properties style:vertical-align="top" fo:background-color="#f2f2f2" fo:padding-left="0.075in" fo:padding-right="0.075in" fo:padding-top="0in" fo:padding-bottom="0in" fo:border="0.75pt solid #000000" style:writing-mode="lr-tb">
        <style:background-image/>
      </style:table-cell-properties>
    </style:style>
    <style:style style:name="Table17.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C2" style:family="table-cell">
      <style:table-cell-properties style:vertical-align="top" fo:padding-left="0.075in" fo:padding-right="0.075in" fo:padding-top="0in" fo:padding-bottom="0in" fo:border="0.75pt solid #000000" style:writing-mode="lr-tb"/>
    </style:style>
    <style:style style:name="Table17.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C3" style:family="table-cell">
      <style:table-cell-properties style:vertical-align="top" fo:padding-left="0.075in" fo:padding-right="0.075in" fo:padding-top="0in" fo:padding-bottom="0in" fo:border="0.75pt solid #000000" style:writing-mode="lr-tb"/>
    </style:style>
    <style:style style:name="Table17.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C4" style:family="table-cell">
      <style:table-cell-properties style:vertical-align="top" fo:padding-left="0.075in" fo:padding-right="0.075in" fo:padding-top="0in" fo:padding-bottom="0in" fo:border="0.75pt solid #000000" style:writing-mode="lr-tb"/>
    </style:style>
    <style:style style:name="Table17.A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C5" style:family="table-cell">
      <style:table-cell-properties style:vertical-align="top" fo:padding-left="0.075in" fo:padding-right="0.075in" fo:padding-top="0in" fo:padding-bottom="0in" fo:border="0.75pt solid #000000" style:writing-mode="lr-tb"/>
    </style:style>
    <style:style style:name="Table17.A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B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C6" style:family="table-cell">
      <style:table-cell-properties style:vertical-align="top" fo:padding-left="0.075in" fo:padding-right="0.075in" fo:padding-top="0in" fo:padding-bottom="0in" fo:border="0.75pt solid #000000" style:writing-mode="lr-tb"/>
    </style:style>
    <style:style style:name="Table18" style:family="table">
      <style:table-properties style:width="6.4604in" fo:margin-left="-0.0799in" table:align="left" style:writing-mode="lr-tb"/>
    </style:style>
    <style:style style:name="Table18.A" style:family="table-column">
      <style:table-column-properties style:column-width="1.7in"/>
    </style:style>
    <style:style style:name="Table18.B" style:family="table-column">
      <style:table-column-properties style:column-width="1.875in"/>
    </style:style>
    <style:style style:name="Table18.C" style:family="table-column">
      <style:table-column-properties style:column-width="2.8854in"/>
    </style:style>
    <style:style style:name="Table18.1" style:family="table-row">
      <style:table-row-properties fo:keep-together="auto"/>
    </style:style>
    <style:style style:name="Table18.A1" style:family="table-cell">
      <style:table-cell-properties style:vertical-align="top" fo:background-color="#f2f2f2" fo:padding-left="0.075in" fo:padding-right="0.075in" fo:padding-top="0in" fo:padding-bottom="0in" fo:border="0.75pt solid #000000" style:writing-mode="lr-tb">
        <style:background-image/>
      </style:table-cell-properties>
    </style:style>
    <style:style style:name="Table18.A2" style:family="table-cell">
      <style:table-cell-properties style:vertical-align="top"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8.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C3" style:family="table-cell">
      <style:table-cell-properties style:vertical-align="top" fo:padding-left="0.075in" fo:padding-right="0.075in" fo:padding-top="0in" fo:padding-bottom="0in" fo:border="0.75pt solid #000000" style:writing-mode="lr-tb"/>
    </style:style>
    <style:style style:name="Table18.A4"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8.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C4" style:family="table-cell">
      <style:table-cell-properties style:vertical-align="top" fo:padding-left="0.075in" fo:padding-right="0.075in" fo:padding-top="0in" fo:padding-bottom="0in" fo:border="0.75pt solid #000000" style:writing-mode="lr-tb"/>
    </style:style>
    <style:style style:name="Table18.A5"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8.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C5" style:family="table-cell">
      <style:table-cell-properties style:vertical-align="top" fo:padding-left="0.075in" fo:padding-right="0.075in" fo:padding-top="0in" fo:padding-bottom="0in" fo:border="0.75pt solid #000000" style:writing-mode="lr-tb"/>
    </style:style>
    <style:style style:name="Table18.6" style:family="table-row">
      <style:table-row-properties style:min-row-height="0.0278in" fo:keep-together="auto"/>
    </style:style>
    <style:style style:name="Table18.A6" style:family="table-cell">
      <style:table-cell-properties style:vertical-align="top" fo:padding-left="0.075in" fo:padding-right="0.075in" fo:padding-top="0in" fo:padding-bottom="0in" fo:border-left="0.75pt solid #000000" fo:border-right="none" fo:border-top="0.75pt solid #000000" fo:border-bottom="none" style:writing-mode="lr-tb"/>
    </style:style>
    <style:style style:name="Table18.B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C6" style:family="table-cell">
      <style:table-cell-properties style:vertical-align="top" fo:padding-left="0.075in" fo:padding-right="0.075in" fo:padding-top="0in" fo:padding-bottom="0in" fo:border="0.75pt solid #000000" style:writing-mode="lr-tb"/>
    </style:style>
    <style:style style:name="Table18.A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B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C7" style:family="table-cell">
      <style:table-cell-properties style:vertical-align="top" fo:padding-left="0.075in" fo:padding-right="0.075in" fo:padding-top="0in" fo:padding-bottom="0in" fo:border="0.75pt solid #000000" style:writing-mode="lr-tb"/>
    </style:style>
    <style:style style:name="Table18.A8"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8.B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C8" style:family="table-cell">
      <style:table-cell-properties style:vertical-align="top" fo:padding-left="0.075in" fo:padding-right="0.075in" fo:padding-top="0in" fo:padding-bottom="0in" fo:border="0.75pt solid #000000" style:writing-mode="lr-tb"/>
    </style:style>
    <style:style style:name="Table18.A9"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B9"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C9" style:family="table-cell">
      <style:table-cell-properties style:vertical-align="top" fo:padding-left="0.075in" fo:padding-right="0.075in" fo:padding-top="0in" fo:padding-bottom="0in" fo:border="0.75pt solid #000000" style:writing-mode="lr-tb"/>
    </style:style>
    <style:style style:name="Table18.A10"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B10"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C10" style:family="table-cell">
      <style:table-cell-properties style:vertical-align="top" fo:padding-left="0.075in" fo:padding-right="0.075in" fo:padding-top="0in" fo:padding-bottom="0in" fo:border="0.75pt solid #000000" style:writing-mode="lr-tb"/>
    </style:style>
    <style:style style:name="Table19" style:family="table">
      <style:table-properties style:width="6.3986in" fo:margin-left="-0.0799in" table:align="left" style:writing-mode="lr-tb"/>
    </style:style>
    <style:style style:name="Table19.A" style:family="table-column">
      <style:table-column-properties style:column-width="2.0125in"/>
    </style:style>
    <style:style style:name="Table19.B" style:family="table-column">
      <style:table-column-properties style:column-width="1.0938in"/>
    </style:style>
    <style:style style:name="Table19.E" style:family="table-column">
      <style:table-column-properties style:column-width="1.1049in"/>
    </style:style>
    <style:style style:name="Table19.1" style:family="table-row">
      <style:table-row-properties fo:keep-together="auto"/>
    </style:style>
    <style:style style:name="Table19.A1" style:family="table-cell">
      <style:table-cell-properties style:vertical-align="top"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9.E1" style:family="table-cell">
      <style:table-cell-properties style:vertical-align="top" fo:background-color="#f2f2f2" fo:padding-left="0.075in" fo:padding-right="0.075in" fo:padding-top="0in" fo:padding-bottom="0in" fo:border="0.75pt solid #000000" style:writing-mode="lr-tb">
        <style:background-image/>
      </style:table-cell-properties>
    </style:style>
    <style:style style:name="Table19.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2" style:family="table-cell">
      <style:table-cell-properties style:vertical-align="top" fo:padding-left="0.075in" fo:padding-right="0.075in" fo:padding-top="0in" fo:padding-bottom="0in" fo:border="0.75pt solid #000000" style:writing-mode="lr-tb"/>
    </style:style>
    <style:style style:name="Table19.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3" style:family="table-cell">
      <style:table-cell-properties style:vertical-align="top" fo:padding-left="0.075in" fo:padding-right="0.075in" fo:padding-top="0in" fo:padding-bottom="0in" fo:border="0.75pt solid #000000" style:writing-mode="lr-tb"/>
    </style:style>
    <style:style style:name="Table19.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4" style:family="table-cell">
      <style:table-cell-properties style:vertical-align="top" fo:padding-left="0.075in" fo:padding-right="0.075in" fo:padding-top="0in" fo:padding-bottom="0in" fo:border="0.75pt solid #000000" style:writing-mode="lr-tb"/>
    </style:style>
    <style:style style:name="Table19.A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5" style:family="table-cell">
      <style:table-cell-properties style:vertical-align="top" fo:padding-left="0.075in" fo:padding-right="0.075in" fo:padding-top="0in" fo:padding-bottom="0in" fo:border="0.75pt solid #000000" style:writing-mode="lr-tb"/>
    </style:style>
    <style:style style:name="Table19.A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6" style:family="table-cell">
      <style:table-cell-properties style:vertical-align="top" fo:padding-left="0.075in" fo:padding-right="0.075in" fo:padding-top="0in" fo:padding-bottom="0in" fo:border="0.75pt solid #000000" style:writing-mode="lr-tb"/>
    </style:style>
    <style:style style:name="Table19.A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7" style:family="table-cell">
      <style:table-cell-properties style:vertical-align="top" fo:padding-left="0.075in" fo:padding-right="0.075in" fo:padding-top="0in" fo:padding-bottom="0in" fo:border="0.75pt solid #000000" style:writing-mode="lr-tb"/>
    </style:style>
    <style:style style:name="Table19.A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8" style:family="table-cell">
      <style:table-cell-properties style:vertical-align="top" fo:padding-left="0.075in" fo:padding-right="0.075in" fo:padding-top="0in" fo:padding-bottom="0in" fo:border="0.75pt solid #000000" style:writing-mode="lr-tb"/>
    </style:style>
    <style:style style:name="Table19.A9"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9"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9"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9"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9" style:family="table-cell">
      <style:table-cell-properties style:vertical-align="top" fo:padding-left="0.075in" fo:padding-right="0.075in" fo:padding-top="0in" fo:padding-bottom="0in" fo:border="0.75pt solid #000000" style:writing-mode="lr-tb"/>
    </style:style>
    <style:style style:name="Table19.A10"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10"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10"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10"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10" style:family="table-cell">
      <style:table-cell-properties style:vertical-align="top" fo:padding-left="0.075in" fo:padding-right="0.075in" fo:padding-top="0in" fo:padding-bottom="0in" fo:border="0.75pt solid #000000" style:writing-mode="lr-tb"/>
    </style:style>
    <style:style style:name="Table19.A1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1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1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1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11" style:family="table-cell">
      <style:table-cell-properties style:vertical-align="top" fo:padding-left="0.075in" fo:padding-right="0.075in" fo:padding-top="0in" fo:padding-bottom="0in" fo:border="0.75pt solid #000000" style:writing-mode="lr-tb"/>
    </style:style>
    <style:style style:name="Table19.A1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1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1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1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12" style:family="table-cell">
      <style:table-cell-properties style:vertical-align="top" fo:padding-left="0.075in" fo:padding-right="0.075in" fo:padding-top="0in" fo:padding-bottom="0in" fo:border="0.75pt solid #000000" style:writing-mode="lr-tb"/>
    </style:style>
    <style:style style:name="Table19.A1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1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1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1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13" style:family="table-cell">
      <style:table-cell-properties style:vertical-align="top" fo:padding-left="0.075in" fo:padding-right="0.075in" fo:padding-top="0in" fo:padding-bottom="0in" fo:border="0.75pt solid #000000" style:writing-mode="lr-tb"/>
    </style:style>
    <style:style style:name="Table19.A1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1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1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1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14" style:family="table-cell">
      <style:table-cell-properties style:vertical-align="top" fo:padding-left="0.075in" fo:padding-right="0.075in" fo:padding-top="0in" fo:padding-bottom="0in" fo:border="0.75pt solid #000000" style:writing-mode="lr-tb"/>
    </style:style>
    <style:style style:name="Table19.A1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1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1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1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15" style:family="table-cell">
      <style:table-cell-properties style:vertical-align="top" fo:padding-left="0.075in" fo:padding-right="0.075in" fo:padding-top="0in" fo:padding-bottom="0in" fo:border="0.75pt solid #000000" style:writing-mode="lr-tb"/>
    </style:style>
    <style:style style:name="Table19.A1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1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1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1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16" style:family="table-cell">
      <style:table-cell-properties style:vertical-align="top" fo:padding-left="0.075in" fo:padding-right="0.075in" fo:padding-top="0in" fo:padding-bottom="0in" fo:border="0.75pt solid #000000" style:writing-mode="lr-tb"/>
    </style:style>
    <style:style style:name="Table19.A1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1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1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D1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E17" style:family="table-cell">
      <style:table-cell-properties style:vertical-align="top" fo:padding-left="0.075in" fo:padding-right="0.075in" fo:padding-top="0in" fo:padding-bottom="0in" fo:border="0.75pt solid #000000" style:writing-mode="lr-tb"/>
    </style:style>
    <style:style style:name="Table20" style:family="table">
      <style:table-properties style:width="6.3229in" table:align="left" style:writing-mode="lr-tb"/>
    </style:style>
    <style:style style:name="Table20.A" style:family="table-column">
      <style:table-column-properties style:column-width="1.25in"/>
    </style:style>
    <style:style style:name="Table20.B" style:family="table-column">
      <style:table-column-properties style:column-width="2.75in"/>
    </style:style>
    <style:style style:name="Table20.C" style:family="table-column">
      <style:table-column-properties style:column-width="2.3229in"/>
    </style:style>
    <style:style style:name="Table20.1" style:family="table-row">
      <style:table-row-properties fo:keep-together="auto"/>
    </style:style>
    <style:style style:name="Table20.A1" style:family="table-cell">
      <style:table-cell-properties style:vertical-align="bottom"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20.C1" style:family="table-cell">
      <style:table-cell-properties style:vertical-align="bottom" fo:background-color="#f2f2f2" fo:padding-left="0.075in" fo:padding-right="0.075in" fo:padding-top="0in" fo:padding-bottom="0in" fo:border="0.75pt solid #000000" style:writing-mode="lr-tb">
        <style:background-image/>
      </style:table-cell-properties>
    </style:style>
    <style:style style:name="Table20.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0.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0.C2" style:family="table-cell">
      <style:table-cell-properties style:vertical-align="top" fo:padding-left="0.075in" fo:padding-right="0.075in" fo:padding-top="0in" fo:padding-bottom="0in" fo:border="0.75pt solid #000000" style:writing-mode="lr-tb"/>
    </style:style>
    <style:style style:name="Table20.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0.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0.C3" style:family="table-cell">
      <style:table-cell-properties style:vertical-align="top" fo:padding-left="0.075in" fo:padding-right="0.075in" fo:padding-top="0in" fo:padding-bottom="0in" fo:border="0.75pt solid #000000" style:writing-mode="lr-tb"/>
    </style:style>
    <style:style style:name="Table20.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0.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0.C4" style:family="table-cell">
      <style:table-cell-properties style:vertical-align="top" fo:padding-left="0.075in" fo:padding-right="0.075in" fo:padding-top="0in" fo:padding-bottom="0in" fo:border="0.75pt solid #000000" style:writing-mode="lr-tb"/>
    </style:style>
    <style:style style:name="Table21" style:family="table">
      <style:table-properties style:width="6.3229in" table:align="left" style:writing-mode="lr-tb"/>
    </style:style>
    <style:style style:name="Table21.A" style:family="table-column">
      <style:table-column-properties style:column-width="2.125in"/>
    </style:style>
    <style:style style:name="Table21.B" style:family="table-column">
      <style:table-column-properties style:column-width="2.625in"/>
    </style:style>
    <style:style style:name="Table21.C" style:family="table-column">
      <style:table-column-properties style:column-width="1.5729in"/>
    </style:style>
    <style:style style:name="Table21.1" style:family="table-row">
      <style:table-row-properties fo:keep-together="auto"/>
    </style:style>
    <style:style style:name="Table21.A1" style:family="table-cell">
      <style:table-cell-properties style:vertical-align="bottom"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21.C1" style:family="table-cell">
      <style:table-cell-properties style:vertical-align="bottom" fo:background-color="#f2f2f2" fo:padding-left="0.075in" fo:padding-right="0.075in" fo:padding-top="0in" fo:padding-bottom="0in" fo:border="0.75pt solid #000000" style:writing-mode="lr-tb">
        <style:background-image/>
      </style:table-cell-properties>
    </style:style>
    <style:style style:name="Table2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1.C2" style:family="table-cell">
      <style:table-cell-properties style:vertical-align="top" fo:padding-left="0.075in" fo:padding-right="0.075in" fo:padding-top="0in" fo:padding-bottom="0in" fo:border="0.75pt solid #000000" style:writing-mode="lr-tb"/>
    </style:style>
    <style:style style:name="Table21.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1.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1.C3" style:family="table-cell">
      <style:table-cell-properties style:vertical-align="top" fo:padding-left="0.075in" fo:padding-right="0.075in" fo:padding-top="0in" fo:padding-bottom="0in" fo:border="0.75pt solid #000000" style:writing-mode="lr-tb"/>
    </style:style>
    <style:style style:name="Table21.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1.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1.C4" style:family="table-cell">
      <style:table-cell-properties style:vertical-align="top" fo:padding-left="0.075in" fo:padding-right="0.075in" fo:padding-top="0in" fo:padding-bottom="0in" fo:border="0.75pt solid #000000" style:writing-mode="lr-tb"/>
    </style:style>
    <style:style style:name="Table22" style:family="table">
      <style:table-properties style:width="6.3229in" table:align="left" style:writing-mode="lr-tb"/>
    </style:style>
    <style:style style:name="Table22.A" style:family="table-column">
      <style:table-column-properties style:column-width="2.125in"/>
    </style:style>
    <style:style style:name="Table22.B" style:family="table-column">
      <style:table-column-properties style:column-width="2.625in"/>
    </style:style>
    <style:style style:name="Table22.C" style:family="table-column">
      <style:table-column-properties style:column-width="1.5729in"/>
    </style:style>
    <style:style style:name="Table22.1" style:family="table-row">
      <style:table-row-properties fo:keep-together="auto"/>
    </style:style>
    <style:style style:name="Table22.A1" style:family="table-cell">
      <style:table-cell-properties style:vertical-align="bottom"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22.C1" style:family="table-cell">
      <style:table-cell-properties style:vertical-align="bottom" fo:background-color="#f2f2f2" fo:padding-left="0.075in" fo:padding-right="0.075in" fo:padding-top="0in" fo:padding-bottom="0in" fo:border="0.75pt solid #000000" style:writing-mode="lr-tb">
        <style:background-image/>
      </style:table-cell-properties>
    </style:style>
    <style:style style:name="Table22.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2.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2.C2" style:family="table-cell">
      <style:table-cell-properties style:vertical-align="top" fo:padding-left="0.075in" fo:padding-right="0.075in" fo:padding-top="0in" fo:padding-bottom="0in" fo:border="0.75pt solid #000000" style:writing-mode="lr-tb"/>
    </style:style>
    <style:style style:name="Table22.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2.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2.C3" style:family="table-cell">
      <style:table-cell-properties style:vertical-align="top" fo:padding-left="0.075in" fo:padding-right="0.075in" fo:padding-top="0in" fo:padding-bottom="0in" fo:border="0.75pt solid #000000" style:writing-mode="lr-tb"/>
    </style:style>
    <style:style style:name="Table22.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2.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2.C4" style:family="table-cell">
      <style:table-cell-properties style:vertical-align="top" fo:padding-left="0.075in" fo:padding-right="0.075in" fo:padding-top="0in" fo:padding-bottom="0in" fo:border="0.75pt solid #000000" style:writing-mode="lr-tb"/>
    </style:style>
    <style:style style:name="Table23" style:family="table">
      <style:table-properties style:width="6.3229in" table:align="left" style:writing-mode="lr-tb"/>
    </style:style>
    <style:style style:name="Table23.A" style:family="table-column">
      <style:table-column-properties style:column-width="2.125in"/>
    </style:style>
    <style:style style:name="Table23.B" style:family="table-column">
      <style:table-column-properties style:column-width="2.625in"/>
    </style:style>
    <style:style style:name="Table23.C" style:family="table-column">
      <style:table-column-properties style:column-width="1.5729in"/>
    </style:style>
    <style:style style:name="Table23.1" style:family="table-row">
      <style:table-row-properties fo:keep-together="auto"/>
    </style:style>
    <style:style style:name="Table23.A1" style:family="table-cell">
      <style:table-cell-properties style:vertical-align="bottom" fo:background-color="#f2f2f2"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23.C1" style:family="table-cell">
      <style:table-cell-properties style:vertical-align="bottom" fo:background-color="#f2f2f2" fo:padding-left="0.075in" fo:padding-right="0.075in" fo:padding-top="0in" fo:padding-bottom="0in" fo:border="0.75pt solid #000000" style:writing-mode="lr-tb">
        <style:background-image/>
      </style:table-cell-properties>
    </style:style>
    <style:style style:name="Table23.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3.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3.C2" style:family="table-cell">
      <style:table-cell-properties style:vertical-align="top" fo:padding-left="0.075in" fo:padding-right="0.075in" fo:padding-top="0in" fo:padding-bottom="0in" fo:border="0.75pt solid #000000" style:writing-mode="lr-tb"/>
    </style:style>
    <style:style style:name="Table23.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3.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3.C3" style:family="table-cell">
      <style:table-cell-properties style:vertical-align="top" fo:padding-left="0.075in" fo:padding-right="0.075in" fo:padding-top="0in" fo:padding-bottom="0in" fo:border="0.75pt solid #000000" style:writing-mode="lr-tb"/>
    </style:style>
    <style:style style:name="Table23.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3.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3.C4" style:family="table-cell">
      <style:table-cell-properties style:vertical-align="top" fo:padding-left="0.075in" fo:padding-right="0.075in" fo:padding-top="0in" fo:padding-bottom="0in" fo:border="0.75pt solid #000000" style:writing-mode="lr-tb"/>
    </style:style>
    <style:style style:name="P1" style:family="paragraph" style:parent-style-name="Contents_20_1">
      <style:paragraph-properties>
        <style:tab-stops>
          <style:tab-stop style:position="0.3in"/>
          <style:tab-stop style:position="6.5in" style:type="right"/>
        </style:tab-stops>
      </style:paragraph-properties>
    </style:style>
    <style:style style:name="P2" style:family="paragraph" style:parent-style-name="Contents_20_1">
      <style:paragraph-properties>
        <style:tab-stops>
          <style:tab-stop style:position="0.6in"/>
          <style:tab-stop style:position="6.5in" style:type="right"/>
        </style:tab-stops>
      </style:paragraph-properties>
    </style:style>
    <style:style style:name="P3" style:family="paragraph" style:parent-style-name="Contents_20_2">
      <style:paragraph-properties>
        <style:tab-stops>
          <style:tab-stop style:position="0.6945in"/>
          <style:tab-stop style:position="6.5in" style:type="right"/>
        </style:tab-stops>
      </style:paragraph-properties>
    </style:style>
    <style:style style:name="P4" style:family="paragraph" style:parent-style-name="Contents_20_2">
      <style:paragraph-properties>
        <style:tab-stops>
          <style:tab-stop style:position="0.8335in"/>
          <style:tab-stop style:position="6.5in" style:type="right"/>
        </style:tab-stops>
      </style:paragraph-properties>
    </style:style>
    <style:style style:name="P5" style:family="paragraph" style:parent-style-name="Contents_20_3">
      <style:paragraph-properties>
        <style:tab-stops>
          <style:tab-stop style:position="1in"/>
          <style:tab-stop style:position="1.111in"/>
          <style:tab-stop style:position="6.5in" style:type="right"/>
        </style:tab-stops>
      </style:paragraph-properties>
    </style:style>
    <style:style style:name="P6" style:family="paragraph" style:parent-style-name="Contents_20_3">
      <style:paragraph-properties>
        <style:tab-stops>
          <style:tab-stop style:position="1in"/>
          <style:tab-stop style:position="1.1138in"/>
          <style:tab-stop style:position="6.5in" style:type="right"/>
        </style:tab-stops>
      </style:paragraph-properties>
    </style:style>
    <style:style style:name="P7" style:family="paragraph" style:parent-style-name="Header">
      <style:text-properties fo:font-size="12pt" style:font-size-asian="12pt"/>
    </style:style>
    <style:style style:name="P8" style:family="paragraph" style:parent-style-name="Heading">
      <style:paragraph-properties fo:text-align="end" style:justify-single-word="false"/>
    </style:style>
    <style:style style:name="P9" style:family="paragraph" style:parent-style-name="Heading">
      <style:text-properties fo:font-size="14pt" style:font-size-asian="14pt"/>
    </style:style>
    <style:style style:name="P10" style:family="paragraph" style:parent-style-name="Heading">
      <style:paragraph-properties fo:text-align="end" style:justify-single-word="false"/>
      <style:text-properties fo:font-size="14pt" style:font-size-asian="14pt"/>
    </style:style>
    <style:style style:name="P11" style:family="paragraph" style:parent-style-name="Heading">
      <style:paragraph-properties fo:break-before="page"/>
    </style:style>
    <style:style style:name="P12" style:family="paragraph" style:parent-style-name="Heading" style:master-page-name="Convert_20_1">
      <style:paragraph-properties style:page-number="auto"/>
    </style:style>
    <style:style style:name="P13" style:family="paragraph" style:parent-style-name="Heading_20_1">
      <style:paragraph-properties fo:keep-with-next="auto"/>
    </style:style>
    <style:style style:name="P14" style:family="paragraph" style:parent-style-name="Heading_20_1" style:list-style-name="">
      <style:paragraph-properties fo:margin-left="0in" fo:margin-right="0in" fo:text-indent="0in" style:auto-text-indent="false"/>
    </style:style>
    <style:style style:name="P15" style:family="paragraph" style:parent-style-name="Heading_20_2">
      <style:paragraph-properties fo:margin-left="0.5in" fo:margin-right="0in" fo:text-indent="-0.5in" style:auto-text-indent="false"/>
    </style:style>
    <style:style style:name="P16" style:family="paragraph" style:parent-style-name="Heading_20_2">
      <style:paragraph-properties fo:keep-with-next="auto"/>
    </style:style>
    <style:style style:name="P17" style:family="paragraph" style:parent-style-name="Heading_20_3">
      <style:paragraph-properties fo:break-before="page"/>
    </style:style>
    <style:style style:name="P18" style:family="paragraph" style:parent-style-name="Heading_20_3">
      <style:paragraph-properties fo:keep-with-next="auto"/>
    </style:style>
    <style:style style:name="P19" style:family="paragraph" style:parent-style-name="InfoBlue" style:list-style-name="WW8Num85"/>
    <style:style style:name="P20" style:family="paragraph" style:parent-style-name="InfoBlue" style:list-style-name="WW8Num92"/>
    <style:style style:name="P21" style:family="paragraph" style:parent-style-name="InfoBlue" style:list-style-name="WW8Num14"/>
    <style:style style:name="P22" style:family="paragraph" style:parent-style-name="InfoBlue" style:list-style-name="WW8Num87"/>
    <style:style style:name="P23" style:family="paragraph" style:parent-style-name="InfoBlue" style:list-style-name="WW8Num98"/>
    <style:style style:name="P24" style:family="paragraph" style:parent-style-name="InfoBlue" style:list-style-name="WW8Num27"/>
    <style:style style:name="P25" style:family="paragraph" style:parent-style-name="InfoBlue" style:list-style-name="WW8Num38"/>
    <style:style style:name="P26" style:family="paragraph" style:parent-style-name="InfoBlue" style:list-style-name="WW8Num72"/>
    <style:style style:name="P27" style:family="paragraph" style:parent-style-name="InfoBlue" style:list-style-name="WW8Num31"/>
    <style:style style:name="P28" style:family="paragraph" style:parent-style-name="InfoBlue" style:list-style-name="WW8Num86"/>
    <style:style style:name="P29" style:family="paragraph" style:parent-style-name="InfoBlue" style:list-style-name="WW8Num75"/>
    <style:style style:name="P30" style:family="paragraph" style:parent-style-name="InfoBlue" style:list-style-name="WW8Num30"/>
    <style:style style:name="P31" style:family="paragraph" style:parent-style-name="InfoBlue" style:list-style-name="WW8Num83"/>
    <style:style style:name="P32" style:family="paragraph" style:parent-style-name="InfoBlue" style:list-style-name="WW8Num105"/>
    <style:style style:name="P33" style:family="paragraph" style:parent-style-name="InfoBlue" style:list-style-name="WW8Num39"/>
    <style:style style:name="P34" style:family="paragraph" style:parent-style-name="InfoBlue" style:list-style-name="WW8Num23"/>
    <style:style style:name="P35" style:family="paragraph" style:parent-style-name="InfoBlue" style:list-style-name="WW8Num9"/>
    <style:style style:name="P36" style:family="paragraph" style:parent-style-name="InfoBlue" style:list-style-name="WW8Num70"/>
    <style:style style:name="P37" style:family="paragraph" style:parent-style-name="InfoBlue" style:list-style-name="WW8Num119"/>
    <style:style style:name="P38" style:family="paragraph" style:parent-style-name="InfoBlue" style:list-style-name="WW8Num29"/>
    <style:style style:name="P39" style:family="paragraph" style:parent-style-name="InfoBlue" style:list-style-name="WW8Num53"/>
    <style:style style:name="P40" style:family="paragraph" style:parent-style-name="InfoBlue" style:list-style-name="WW8Num4"/>
    <style:style style:name="P41" style:family="paragraph" style:parent-style-name="InfoBlue" style:list-style-name="WW8Num89"/>
    <style:style style:name="P42" style:family="paragraph" style:parent-style-name="Main_20_Title" style:list-style-name="">
      <style:paragraph-properties fo:margin-left="0.3126in" fo:margin-right="0in" fo:text-indent="0.3126in" style:auto-text-indent="false"/>
      <style:text-properties fo:font-size="12pt" fo:language="none" fo:country="none" style:font-size-asian="12pt" style:language-asian="none" style:country-asian="none" style:font-size-complex="12pt"/>
    </style:style>
    <style:style style:name="P43" style:family="paragraph" style:parent-style-name="Main_20_Title">
      <style:paragraph-properties fo:margin-left="0.3126in" fo:margin-right="0in" fo:text-indent="0.3126in" style:auto-text-indent="false" fo:break-before="page"/>
    </style:style>
    <style:style style:name="P44" style:family="paragraph" style:parent-style-name="Project" style:master-page-name="Standard">
      <style:paragraph-properties style:page-number="auto"/>
    </style:style>
    <style:style style:name="P45" style:family="paragraph" style:parent-style-name="Standard">
      <style:paragraph-properties fo:text-align="end" style:justify-single-word="false"/>
      <style:text-properties fo:font-size="14pt" style:font-size-asian="14pt"/>
    </style:style>
    <style:style style:name="P46" style:family="paragraph" style:parent-style-name="Standard">
      <style:text-properties fo:font-size="9pt" fo:language="en" fo:country="NZ" style:font-size-asian="9pt"/>
    </style:style>
    <style:style style:name="P47" style:family="paragraph" style:parent-style-name="Standard" style:list-style-name="WW8Num47">
      <style:text-properties fo:font-size="9pt" fo:language="en" fo:country="NZ" style:font-size-asian="9pt"/>
    </style:style>
    <style:style style:name="P48" style:family="paragraph" style:parent-style-name="Standard" style:list-style-name="WW8Num18">
      <style:text-properties fo:font-size="9pt" fo:language="en" fo:country="NZ" style:font-size-asian="9pt"/>
    </style:style>
    <style:style style:name="P49" style:family="paragraph" style:parent-style-name="Standard" style:list-style-name="WW8Num76">
      <style:text-properties fo:font-size="9pt" fo:language="en" fo:country="NZ" style:font-size-asian="9pt"/>
    </style:style>
    <style:style style:name="P50" style:family="paragraph" style:parent-style-name="Standard">
      <style:paragraph-properties style:snap-to-layout-grid="false"/>
      <style:text-properties fo:font-size="9pt" fo:language="en" fo:country="NZ" style:font-size-asian="9pt"/>
    </style:style>
    <style:style style:name="P51" style:family="paragraph" style:parent-style-name="Standard">
      <style:paragraph-properties fo:text-align="center" style:justify-single-word="false"/>
    </style:style>
    <style:style style:name="P52" style:family="paragraph" style:parent-style-name="Standard">
      <style:paragraph-properties fo:text-align="center" style:justify-single-word="false"/>
      <style:text-properties style:font-name="Arial" fo:language="en" fo:country="NZ" fo:font-weight="bold" style:font-weight-asian="bold" style:font-name-complex="Arial" style:font-weight-complex="bold"/>
    </style:style>
    <style:style style:name="P53" style:family="paragraph" style:parent-style-name="Standard">
      <style:paragraph-properties style:snap-to-layout-grid="false"/>
      <style:text-properties style:font-name="Arial" fo:font-size="9pt" fo:language="en" fo:country="NZ" fo:font-weight="bold" style:font-size-asian="9pt" style:font-weight-asian="bold" style:font-name-complex="Arial" style:font-weight-complex="bold"/>
    </style:style>
    <style:style style:name="P54" style:family="paragraph" style:parent-style-name="Standard">
      <style:text-properties fo:font-size="12pt" style:font-size-asian="12pt"/>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01abacb"/>
    </style:style>
    <style:style style:name="P57"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58"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officeooo:rsid="001abacb" officeooo:paragraph-rsid="001abacb" style:font-size-asian="18pt" style:font-weight-asian="bold" style:font-name-complex="Arial"/>
    </style:style>
    <style:style style:name="P5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2pt" fo:font-weight="bold" style:font-size-asian="12pt" style:font-weight-asian="bold" style:font-name-complex="Arial"/>
    </style:style>
    <style:style style:name="P60" style:family="paragraph" style:parent-style-name="Standard">
      <style:paragraph-properties fo:margin-left="0in" fo:margin-right="0.25in" fo:text-indent="0in" style:auto-text-indent="false"/>
    </style:style>
    <style:style style:name="P61"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62" style:family="paragraph" style:parent-style-name="Tabletext">
      <style:paragraph-properties fo:text-align="center" style:justify-single-word="false"/>
      <style:text-properties fo:font-weight="bold" style:font-weight-asian="bold"/>
    </style:style>
    <style:style style:name="P63" style:family="paragraph" style:parent-style-name="Tabletext">
      <style:paragraph-properties style:snap-to-layout-grid="false"/>
    </style:style>
    <style:style style:name="P64" style:family="paragraph" style:parent-style-name="Tabletext">
      <style:text-properties officeooo:rsid="001abacb" officeooo:paragraph-rsid="001abacb"/>
    </style:style>
    <style:style style:name="P65" style:family="paragraph" style:parent-style-name="Tabletext">
      <style:text-properties style:use-window-font-color="true" style:font-name="Times New Roman" fo:font-size="10pt" fo:language="en" fo:country="US" officeooo:rsid="001abacb" officeooo:paragraph-rsid="001abacb" style:font-name-asian="Times New Roman" style:font-size-asian="10pt" style:font-name-complex="Times New Roman" style:font-size-complex="10pt" style:language-complex="ar" style:country-complex="SA"/>
    </style:style>
    <style:style style:name="P66" style:family="paragraph" style:parent-style-name="Text_20_body">
      <style:paragraph-properties fo:keep-together="auto"/>
    </style:style>
    <style:style style:name="P67" style:family="paragraph" style:parent-style-name="Text_20_body">
      <style:text-properties style:font-name="Arial" fo:font-weight="bold" style:font-weight-asian="bold" style:font-name-complex="Arial" style:font-weight-complex="bold"/>
    </style:style>
    <style:style style:name="P68" style:family="paragraph" style:parent-style-name="Text_20_body">
      <style:paragraph-properties fo:text-align="center" style:justify-single-word="false"/>
      <style:text-properties style:font-name="Arial" fo:language="en" fo:country="NZ" fo:font-weight="bold" style:font-weight-asian="bold" style:font-name-complex="Arial" style:font-weight-complex="bold"/>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0126in" fo:margin-right="0in" fo:text-indent="0.0126in" style:auto-text-indent="false"/>
    </style:style>
    <style:style style:name="P71" style:family="paragraph" style:parent-style-name="Text_20_body">
      <style:paragraph-properties fo:margin-left="0in" fo:margin-right="0in" fo:keep-together="auto" fo:text-indent="0.3098in" style:auto-text-indent="false"/>
    </style:style>
    <style:style style:name="P72" style:family="paragraph" style:parent-style-name="Text_20_body">
      <style:paragraph-properties fo:margin-left="0in" fo:margin-right="0in" fo:text-indent="0.3126in" style:auto-text-indent="false"/>
    </style:style>
    <style:style style:name="P73" style:family="paragraph" style:parent-style-name="Text_20_body">
      <style:paragraph-properties fo:margin-left="0in" fo:margin-right="0in" fo:text-indent="0.3126in" style:auto-text-indent="false" fo:keep-with-next="always"/>
    </style:style>
    <style:style style:name="P74" style:family="paragraph" style:parent-style-name="body_20_text">
      <style:text-properties style:font-name="Arial" style:font-name-complex="Arial"/>
    </style:style>
    <style:style style:name="P75" style:family="paragraph" style:parent-style-name="body_20_text">
      <style:text-properties style:font-name="Arial" fo:font-weight="bold" style:font-weight-asian="bold" style:font-name-complex="Arial" style:font-weight-complex="bold"/>
    </style:style>
    <style:style style:name="P76" style:family="paragraph" style:parent-style-name="body_20_text">
      <style:paragraph-properties fo:text-align="center" style:justify-single-word="false"/>
      <style:text-properties style:font-name="Arial" fo:font-weight="bold" style:font-weight-asian="bold" style:font-name-complex="Arial" style:font-weight-complex="bold"/>
    </style:style>
    <style:style style:name="P77" style:family="paragraph" style:parent-style-name="body_20_text">
      <style:paragraph-properties fo:text-align="center" style:justify-single-word="false" style:snap-to-layout-grid="false"/>
    </style:style>
    <style:style style:name="P78" style:family="paragraph" style:parent-style-name="body_20_text">
      <style:paragraph-properties style:snap-to-layout-grid="false"/>
    </style:style>
    <style:style style:name="P79" style:family="paragraph" style:parent-style-name="body_20_text">
      <style:paragraph-properties fo:text-align="center" style:justify-single-word="false"/>
      <style:text-properties fo:font-size="8pt" fo:font-weight="bold" style:font-size-asian="8pt" style:font-weight-asian="bold" style:font-weight-complex="bold"/>
    </style:style>
    <style:style style:name="P80" style:family="paragraph" style:parent-style-name="body_20_text" style:list-style-name="WW8Num37"/>
    <style:style style:name="P81" style:family="paragraph" style:parent-style-name="body_20_text" style:list-style-name="WW8Num25"/>
    <style:style style:name="P82" style:family="paragraph" style:parent-style-name="body_20_text" style:list-style-name="WW8Num113"/>
    <style:style style:name="P83" style:family="paragraph" style:parent-style-name="body_20_text" style:list-style-name="WW8Num99"/>
    <style:style style:name="P84" style:family="paragraph" style:parent-style-name="body_20_text" style:list-style-name="WW8Num24"/>
    <style:style style:name="P85" style:family="paragraph" style:parent-style-name="body_20_text" style:list-style-name="WW8Num47"/>
    <style:style style:name="P86" style:family="paragraph" style:parent-style-name="body_20_text" style:list-style-name="WW8Num112"/>
    <style:style style:name="P87" style:family="paragraph" style:parent-style-name="body_20_text">
      <style:paragraph-properties fo:keep-with-next="always"/>
    </style:style>
    <style:style style:name="P88" style:family="paragraph" style:parent-style-name="body_20_text">
      <style:paragraph-properties fo:margin-left="0.5in" fo:margin-right="0in" fo:text-indent="0in" style:auto-text-indent="false"/>
    </style:style>
    <style:style style:name="P89" style:family="paragraph" style:parent-style-name="body_20_text">
      <style:paragraph-properties fo:margin-left="-0.0126in" fo:margin-right="0in" fo:text-indent="0.0126in" style:auto-text-indent="false"/>
    </style:style>
    <style:style style:name="P90" style:family="paragraph" style:parent-style-name="infoblue" style:list-style-name="WW8Num103"/>
    <style:style style:name="P91" style:family="paragraph" style:parent-style-name="infoblue" style:list-style-name="WW8Num90"/>
    <style:style style:name="P92" style:family="paragraph" style:parent-style-name="infoblue" style:list-style-name="WW8Num20"/>
    <style:style style:name="T1" style:family="text">
      <style:text-properties fo:font-weight="bold" style:font-weight-asian="bold" style:font-weight-complex="bold"/>
    </style:style>
    <style:style style:name="T2" style:family="text">
      <style:text-properties fo:language="none" fo:country="none" style:language-asian="none" style:country-asian="none"/>
    </style:style>
    <style:style style:name="T3" style:family="text">
      <style:text-properties fo:language="none" fo:country="none" style:language-asian="none" style:country-asian="none" style:font-size-complex="12pt"/>
    </style:style>
    <style:style style:name="T4" style:family="text">
      <style:text-properties fo:font-size="12pt" fo:language="none" fo:country="none" style:font-size-asian="12pt" style:language-asian="none" style:country-asian="none" style:font-size-complex="12pt"/>
    </style:style>
    <style:style style:name="T5" style:family="text">
      <style:text-properties fo:font-style="italic" style:font-style-asian="italic" style:font-style-complex="italic"/>
    </style:style>
    <style:style style:name="T6" style:family="text">
      <style:text-properties style:font-name="Symbol" style:font-name-asian="Symbol" style:font-name-complex="Symbol"/>
    </style:style>
    <style:style style:name="T7" style:family="text">
      <style:text-properties style:font-name-asian="Arial"/>
    </style:style>
    <style:style style:name="T8" style:family="text">
      <style:text-properties fo:font-style="normal" fo:font-weight="bold" style:font-style-asian="normal" style:font-weight-asian="bold"/>
    </style:style>
    <style:style style:name="T9" style:family="text">
      <style:text-properties style:font-name="Arial" style:font-name-complex="Arial"/>
    </style:style>
    <style:style style:name="T10" style:family="text">
      <style:text-properties style:font-name="Arial" fo:font-weight="bold" style:font-weight-asian="bold" style:font-name-complex="Arial" style:font-weight-complex="bold"/>
    </style:style>
    <style:style style:name="T11" style:family="text">
      <style:text-properties fo:color="#ffffff"/>
    </style:style>
    <style:style style:name="T12" style:family="text">
      <style:text-properties fo:font-size="8pt" style:font-size-asian="8pt"/>
    </style:style>
    <style:style style:name="T13" style:family="text">
      <style:text-properties fo:language="en" fo:country="NZ"/>
    </style:style>
    <style:style style:name="T14" style:family="text">
      <style:text-properties officeooo:rsid="001abacb"/>
    </style:style>
    <style:style style:name="T15"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ubject>GreenClothaWay-Website</text:subject></text:p>
      <text:p text:style-name="P8"><text:title>1st Test Plan</text:title></text:p>
      <text:p text:style-name="Standard"/>
      <text:p text:style-name="P10">Version &lt;1.0&gt;</text:p>
      <text:p text:style-name="P9"/>
      <text:p text:style-name="P45"/>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12">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2">Date</text:p>
          </table:table-cell>
          <table:table-cell table:style-name="Table1.A1" office:value-type="string">
            <text:p text:style-name="P62">Version</text:p>
          </table:table-cell>
          <table:table-cell table:style-name="Table1.A1" office:value-type="string">
            <text:p text:style-name="P62">Description</text:p>
          </table:table-cell>
          <table:table-cell table:style-name="Table1.D1" office:value-type="string">
            <text:p text:style-name="P62">Author</text:p>
          </table:table-cell>
        </table:table-row>
        <table:table-row table:style-name="Table1.1">
          <table:table-cell table:style-name="Table1.A2" office:value-type="string">
            <text:p text:style-name="P56"><text:span text:style-name="T14">2020-05-10</text:span></text:p>
          </table:table-cell>
          <table:table-cell table:style-name="Table1.B2" office:value-type="string">
            <text:p text:style-name="P64">1.0</text:p>
          </table:table-cell>
          <table:table-cell table:style-name="Table1.C2" office:value-type="string">
            <text:p text:style-name="Tabletext">&lt;details&gt;</text:p>
          </table:table-cell>
          <table:table-cell table:style-name="Table1.D2" office:value-type="string">
            <text:p text:style-name="P65">Zeno Berkhan</text:p>
          </table:table-cell>
        </table:table-row>
        <table:table-row table:style-name="Table1.1">
          <table:table-cell table:style-name="Table1.A3" office:value-type="string">
            <text:p text:style-name="P63"/>
          </table:table-cell>
          <table:table-cell table:style-name="Table1.B3" office:value-type="string">
            <text:p text:style-name="P63"/>
          </table:table-cell>
          <table:table-cell table:style-name="Table1.C3" office:value-type="string">
            <text:p text:style-name="P63"/>
          </table:table-cell>
          <table:table-cell table:style-name="Table1.D3" office:value-type="string">
            <text:p text:style-name="P63"/>
          </table:table-cell>
        </table:table-row>
        <table:table-row table:style-name="Table1.1">
          <table:table-cell table:style-name="Table1.A4" office:value-type="string">
            <text:p text:style-name="P63"/>
          </table:table-cell>
          <table:table-cell table:style-name="Table1.B4" office:value-type="string">
            <text:p text:style-name="P63"/>
          </table:table-cell>
          <table:table-cell table:style-name="Table1.C4" office:value-type="string">
            <text:p text:style-name="P63"/>
          </table:table-cell>
          <table:table-cell table:style-name="Table1.D4" office:value-type="string">
            <text:p text:style-name="P63"/>
          </table:table-cell>
        </table:table-row>
        <table:table-row table:style-name="Table1.1">
          <table:table-cell table:style-name="Table1.A5" office:value-type="string">
            <text:p text:style-name="P63"/>
          </table:table-cell>
          <table:table-cell table:style-name="Table1.B5" office:value-type="string">
            <text:p text:style-name="P63"/>
          </table:table-cell>
          <table:table-cell table:style-name="Table1.C5" office:value-type="string">
            <text:p text:style-name="P63"/>
          </table:table-cell>
          <table:table-cell table:style-name="Table1.D5" office:value-type="string">
            <text:p text:style-name="P63"/>
          </table:table-cell>
        </table:table-row>
      </table:table>
      <text:p text:style-name="Standard"/>
      <text:p text:style-name="P1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text:span text:style-name="T3">1.</text:span><text:span text:style-name="T4"><text:tab/></text:span><text:span text:style-name="T3">Introduction</text:span><text:span text:style-name="T2"><text:tab/></text:span><text:a xlink:type="simple" xlink:href="#__RefHeading___Toc524537127" text:style-name="Index_20_Link" text:visited-style-name="Index_20_Link"><text:span text:style-name="T2">5</text:span></text:a></text:p>
          <text:p text:style-name="P3"><text:span text:style-name="T2">1.1</text:span><text:span text:style-name="T4"><text:tab/></text:span><text:span text:style-name="T2">Purpose<text:tab/></text:span><text:a xlink:type="simple" xlink:href="#__RefHeading___Toc524537128" text:style-name="Index_20_Link" text:visited-style-name="Index_20_Link"><text:span text:style-name="T2">5</text:span></text:a></text:p>
          <text:p text:style-name="P3"><text:span text:style-name="T2">1.2</text:span><text:span text:style-name="T4"><text:tab/></text:span><text:span text:style-name="T2">Scope<text:tab/></text:span><text:a xlink:type="simple" xlink:href="#__RefHeading___Toc524537129" text:style-name="Index_20_Link" text:visited-style-name="Index_20_Link"><text:span text:style-name="T2">5</text:span></text:a></text:p>
          <text:p text:style-name="P3"><text:span text:style-name="T2">1.3</text:span><text:span text:style-name="T4"><text:tab/></text:span><text:span text:style-name="T2">Intended Audience<text:tab/></text:span><text:a xlink:type="simple" xlink:href="#__RefHeading___Toc524537130" text:style-name="Index_20_Link" text:visited-style-name="Index_20_Link"><text:span text:style-name="T2">5</text:span></text:a></text:p>
          <text:p text:style-name="P3"><text:span text:style-name="T2">1.4</text:span><text:span text:style-name="T4"><text:tab/></text:span><text:span text:style-name="T2">Document Terminology and Acronyms<text:tab/></text:span><text:a xlink:type="simple" xlink:href="#__RefHeading___Toc524537131" text:style-name="Index_20_Link" text:visited-style-name="Index_20_Link"><text:span text:style-name="T2">5</text:span></text:a></text:p>
          <text:p text:style-name="P3"><text:span text:style-name="T2">1.5</text:span><text:span text:style-name="T4"><text:tab/></text:span><text:span text:style-name="T2">References<text:tab/></text:span><text:a xlink:type="simple" xlink:href="#__RefHeading___Toc524537132" text:style-name="Index_20_Link" text:visited-style-name="Index_20_Link"><text:span text:style-name="T2">5</text:span></text:a></text:p>
          <text:p text:style-name="P3"><text:span text:style-name="T2">1.6</text:span><text:span text:style-name="T4"><text:tab/></text:span><text:span text:style-name="T2">Document Structure<text:tab/></text:span><text:a xlink:type="simple" xlink:href="#__RefHeading___Toc524537133" text:style-name="Index_20_Link" text:visited-style-name="Index_20_Link"><text:span text:style-name="T2">5</text:span></text:a></text:p>
          <text:p text:style-name="P1"><text:span text:style-name="T3">2.</text:span><text:span text:style-name="T4"><text:tab/></text:span><text:span text:style-name="T3">Evaluation Mission and Test Motivation</text:span><text:span text:style-name="T2"><text:tab/></text:span><text:a xlink:type="simple" xlink:href="#__RefHeading___Toc524537134" text:style-name="Index_20_Link" text:visited-style-name="Index_20_Link"><text:span text:style-name="T2">6</text:span></text:a></text:p>
          <text:p text:style-name="P3"><text:span text:style-name="T2">2.1</text:span><text:span text:style-name="T4"><text:tab/></text:span><text:span text:style-name="T2">Background<text:tab/></text:span><text:a xlink:type="simple" xlink:href="#__RefHeading___Toc524537135" text:style-name="Index_20_Link" text:visited-style-name="Index_20_Link"><text:span text:style-name="T2">6</text:span></text:a></text:p>
          <text:p text:style-name="P3"><text:span text:style-name="T2">2.2</text:span><text:span text:style-name="T4"><text:tab/></text:span><text:span text:style-name="T2">Evaluation Mission<text:tab/></text:span><text:a xlink:type="simple" xlink:href="#__RefHeading___Toc524537136" text:style-name="Index_20_Link" text:visited-style-name="Index_20_Link"><text:span text:style-name="T2">6</text:span></text:a></text:p>
          <text:p text:style-name="P3"><text:span text:style-name="T2">2.3</text:span><text:span text:style-name="T4"><text:tab/></text:span><text:span text:style-name="T2">Test Motivators<text:tab/></text:span><text:a xlink:type="simple" xlink:href="#__RefHeading___Toc524537137" text:style-name="Index_20_Link" text:visited-style-name="Index_20_Link"><text:span text:style-name="T2">6</text:span></text:a></text:p>
          <text:p text:style-name="P1"><text:span text:style-name="T3">3.</text:span><text:span text:style-name="T4"><text:tab/></text:span><text:span text:style-name="T3">Target Test Items</text:span><text:span text:style-name="T2"><text:tab/></text:span><text:a xlink:type="simple" xlink:href="#__RefHeading___Toc524537138" text:style-name="Index_20_Link" text:visited-style-name="Index_20_Link"><text:span text:style-name="T2">6</text:span></text:a></text:p>
          <text:p text:style-name="P1"><text:span text:style-name="T3">4.</text:span><text:span text:style-name="T4"><text:tab/></text:span><text:span text:style-name="T3">Outline of Planned Tests</text:span><text:span text:style-name="T2"><text:tab/></text:span><text:a xlink:type="simple" xlink:href="#__RefHeading___Toc524537139" text:style-name="Index_20_Link" text:visited-style-name="Index_20_Link"><text:span text:style-name="T2">6</text:span></text:a></text:p>
          <text:p text:style-name="P3"><text:span text:style-name="T2">4.1</text:span><text:span text:style-name="T4"><text:tab/></text:span><text:span text:style-name="T2">Outline of Test Inclusions<text:tab/></text:span><text:a xlink:type="simple" xlink:href="#__RefHeading___Toc524537140" text:style-name="Index_20_Link" text:visited-style-name="Index_20_Link"><text:span text:style-name="T2">6</text:span></text:a></text:p>
          <text:p text:style-name="P3"><text:span text:style-name="T2">4.2</text:span><text:span text:style-name="T4"><text:tab/></text:span><text:span text:style-name="T2">Outline of other candidates for potential inclusion<text:tab/></text:span><text:a xlink:type="simple" xlink:href="#__RefHeading___Toc524537141" text:style-name="Index_20_Link" text:visited-style-name="Index_20_Link"><text:span text:style-name="T2">6</text:span></text:a></text:p>
          <text:p text:style-name="P3"><text:span text:style-name="T2">4.3</text:span><text:span text:style-name="T4"><text:tab/></text:span><text:span text:style-name="T2">Outline of Test Exclusions<text:tab/></text:span><text:a xlink:type="simple" xlink:href="#__RefHeading___Toc524537142" text:style-name="Index_20_Link" text:visited-style-name="Index_20_Link"><text:span text:style-name="T2">7</text:span></text:a></text:p>
          <text:p text:style-name="P1"><text:span text:style-name="T3">5.</text:span><text:span text:style-name="T4"><text:tab/></text:span><text:span text:style-name="T3">Test Approach</text:span><text:span text:style-name="T2"><text:tab/></text:span><text:a xlink:type="simple" xlink:href="#__RefHeading___Toc524537143" text:style-name="Index_20_Link" text:visited-style-name="Index_20_Link"><text:span text:style-name="T2">7</text:span></text:a></text:p>
          <text:p text:style-name="P3"><text:span text:style-name="T2">5.1</text:span><text:span text:style-name="T4"><text:tab/></text:span><text:span text:style-name="T2">Initial Test-Idea Catalogs and other reference sources<text:tab/></text:span><text:a xlink:type="simple" xlink:href="#__RefHeading___Toc524537144" text:style-name="Index_20_Link" text:visited-style-name="Index_20_Link"><text:span text:style-name="T2">7</text:span></text:a></text:p>
          <text:p text:style-name="P3"><text:span text:style-name="T2">5.2</text:span><text:span text:style-name="T4"><text:tab/></text:span><text:span text:style-name="T2">Testing Techniques and Types<text:tab/></text:span><text:a xlink:type="simple" xlink:href="#__RefHeading___Toc524537145" text:style-name="Index_20_Link" text:visited-style-name="Index_20_Link"><text:span text:style-name="T2">7</text:span></text:a></text:p>
          <text:p text:style-name="P5"><text:span text:style-name="T2">5.2.1</text:span><text:span text:style-name="T4"><text:tab/></text:span><text:span text:style-name="T2">Data and Database Integrity Testing<text:tab/></text:span><text:a xlink:type="simple" xlink:href="#__RefHeading___Toc524537146" text:style-name="Index_20_Link" text:visited-style-name="Index_20_Link"><text:span text:style-name="T2">7</text:span></text:a></text:p>
          <text:p text:style-name="P5"><text:span text:style-name="T2">5.2.2</text:span><text:span text:style-name="T4"><text:tab/></text:span><text:span text:style-name="T2">Function Testing<text:tab/></text:span><text:a xlink:type="simple" xlink:href="#__RefHeading___Toc524537147" text:style-name="Index_20_Link" text:visited-style-name="Index_20_Link"><text:span text:style-name="T2">8</text:span></text:a></text:p>
          <text:p text:style-name="P5"><text:span text:style-name="T2">5.2.3</text:span><text:span text:style-name="T4"><text:tab/></text:span><text:span text:style-name="T2">Business Cycle Testing<text:tab/></text:span><text:a xlink:type="simple" xlink:href="#__RefHeading___Toc524537148" text:style-name="Index_20_Link" text:visited-style-name="Index_20_Link"><text:span text:style-name="T2">10</text:span></text:a></text:p>
          <text:p text:style-name="P5"><text:span text:style-name="T2">5.2.4</text:span><text:span text:style-name="T4"><text:tab/></text:span><text:span text:style-name="T2">User Interface Testing<text:tab/></text:span><text:a xlink:type="simple" xlink:href="#__RefHeading___Toc524537149" text:style-name="Index_20_Link" text:visited-style-name="Index_20_Link"><text:span text:style-name="T2">11</text:span></text:a></text:p>
          <text:p text:style-name="P5"><text:span text:style-name="T2">5.2.5</text:span><text:span text:style-name="T4"><text:tab/></text:span><text:span text:style-name="T2">Performance Profiling<text:tab/></text:span><text:a xlink:type="simple" xlink:href="#__RefHeading___Toc524537150" text:style-name="Index_20_Link" text:visited-style-name="Index_20_Link"><text:span text:style-name="T2">12</text:span></text:a></text:p>
          <text:p text:style-name="P5"><text:span text:style-name="T2">5.2.6</text:span><text:span text:style-name="T4"><text:tab/></text:span><text:span text:style-name="T2">Load Testing<text:tab/></text:span><text:a xlink:type="simple" xlink:href="#__RefHeading___Toc524537151" text:style-name="Index_20_Link" text:visited-style-name="Index_20_Link"><text:span text:style-name="T2">14</text:span></text:a></text:p>
          <text:p text:style-name="P5"><text:span text:style-name="T2">5.2.7</text:span><text:span text:style-name="T4"><text:tab/></text:span><text:span text:style-name="T2">Stress Testing<text:tab/></text:span><text:a xlink:type="simple" xlink:href="#__RefHeading___Toc524537152" text:style-name="Index_20_Link" text:visited-style-name="Index_20_Link"><text:span text:style-name="T2">16</text:span></text:a></text:p>
          <text:p text:style-name="P5"><text:span text:style-name="T2">5.2.8</text:span><text:span text:style-name="T4"><text:tab/></text:span><text:span text:style-name="T2">Volume Testing<text:tab/></text:span><text:a xlink:type="simple" xlink:href="#__RefHeading___Toc524537153" text:style-name="Index_20_Link" text:visited-style-name="Index_20_Link"><text:span text:style-name="T2">18</text:span></text:a></text:p>
          <text:p text:style-name="P5"><text:span text:style-name="T2">5.2.9</text:span><text:span text:style-name="T4"><text:tab/></text:span><text:span text:style-name="T2">Security and Access Control Testing<text:tab/></text:span><text:a xlink:type="simple" xlink:href="#__RefHeading___Toc524537154" text:style-name="Index_20_Link" text:visited-style-name="Index_20_Link"><text:span text:style-name="T2">19</text:span></text:a></text:p>
          <text:p text:style-name="P6"><text:span text:style-name="T2">5.2.10</text:span><text:span text:style-name="T4"><text:tab/></text:span><text:span text:style-name="T2">Failover and Recovery Testing<text:tab/></text:span><text:a xlink:type="simple" xlink:href="#__RefHeading___Toc524537155" text:style-name="Index_20_Link" text:visited-style-name="Index_20_Link"><text:span text:style-name="T2">20</text:span></text:a></text:p>
          <text:p text:style-name="P6"><text:span text:style-name="T2">5.2.11</text:span><text:span text:style-name="T4"><text:tab/></text:span><text:span text:style-name="T2">Configuration Testing<text:tab/></text:span><text:a xlink:type="simple" xlink:href="#__RefHeading___Toc524537156" text:style-name="Index_20_Link" text:visited-style-name="Index_20_Link"><text:span text:style-name="T2">23</text:span></text:a></text:p>
          <text:p text:style-name="P6"><text:span text:style-name="T2">5.2.12</text:span><text:span text:style-name="T4"><text:tab/></text:span><text:span text:style-name="T2">Installation Testing<text:tab/></text:span><text:a xlink:type="simple" xlink:href="#__RefHeading___Toc524537157" text:style-name="Index_20_Link" text:visited-style-name="Index_20_Link"><text:span text:style-name="T2">24</text:span></text:a></text:p>
          <text:p text:style-name="P1"><text:span text:style-name="T3">6.</text:span><text:span text:style-name="T4"><text:tab/></text:span><text:span text:style-name="T3">Entry and Exit Criteria</text:span><text:span text:style-name="T2"><text:tab/></text:span><text:a xlink:type="simple" xlink:href="#__RefHeading___Toc524537158" text:style-name="Index_20_Link" text:visited-style-name="Index_20_Link"><text:span text:style-name="T2">25</text:span></text:a></text:p>
          <text:p text:style-name="P3"><text:span text:style-name="T2">6.1</text:span><text:span text:style-name="T4"><text:tab/></text:span><text:span text:style-name="T2">Test Plan<text:tab/></text:span><text:a xlink:type="simple" xlink:href="#__RefHeading___Toc524537159" text:style-name="Index_20_Link" text:visited-style-name="Index_20_Link"><text:span text:style-name="T2">25</text:span></text:a></text:p>
          <text:p text:style-name="P5"><text:span text:style-name="T2">6.1.1</text:span><text:span text:style-name="T4"><text:tab/></text:span><text:span text:style-name="T2">Test Plan Entry Criteria<text:tab/></text:span><text:a xlink:type="simple" xlink:href="#__RefHeading___Toc524537160" text:style-name="Index_20_Link" text:visited-style-name="Index_20_Link"><text:span text:style-name="T2">25</text:span></text:a></text:p>
          <text:p text:style-name="P5"><text:span text:style-name="T2">6.1.2</text:span><text:span text:style-name="T4"><text:tab/></text:span><text:span text:style-name="T2">Test Plan Exit Criteria<text:tab/></text:span><text:a xlink:type="simple" xlink:href="#__RefHeading___Toc524537161" text:style-name="Index_20_Link" text:visited-style-name="Index_20_Link"><text:span text:style-name="T2">25</text:span></text:a></text:p>
          <text:p text:style-name="P5"><text:span text:style-name="T2">6.1.3</text:span><text:span text:style-name="T4"><text:tab/></text:span><text:span text:style-name="T2">Suspension and resumption criteria<text:tab/></text:span><text:a xlink:type="simple" xlink:href="#__RefHeading___Toc524537162" text:style-name="Index_20_Link" text:visited-style-name="Index_20_Link"><text:span text:style-name="T2">25</text:span></text:a></text:p>
          <text:p text:style-name="P3"><text:span text:style-name="T2">6.2</text:span><text:span text:style-name="T4"><text:tab/></text:span><text:span text:style-name="T2">Test Cycles<text:tab/></text:span><text:a xlink:type="simple" xlink:href="#__RefHeading___Toc524537163" text:style-name="Index_20_Link" text:visited-style-name="Index_20_Link"><text:span text:style-name="T2">25</text:span></text:a></text:p>
          <text:p text:style-name="P5"><text:span text:style-name="T2">6.2.1</text:span><text:span text:style-name="T4"><text:tab/></text:span><text:span text:style-name="T2">Test Cycle Entry Criteria<text:tab/></text:span><text:a xlink:type="simple" xlink:href="#__RefHeading___Toc524537164" text:style-name="Index_20_Link" text:visited-style-name="Index_20_Link"><text:span text:style-name="T2">25</text:span></text:a></text:p>
          <text:p text:style-name="P5"><text:span text:style-name="T2">6.2.2</text:span><text:span text:style-name="T4"><text:tab/></text:span><text:span text:style-name="T2">Test Cycle Exit Criteria<text:tab/></text:span><text:a xlink:type="simple" xlink:href="#__RefHeading___Toc524537165" text:style-name="Index_20_Link" text:visited-style-name="Index_20_Link"><text:span text:style-name="T2">25</text:span></text:a></text:p>
          <text:p text:style-name="P5"><text:span text:style-name="T2">6.2.3</text:span><text:span text:style-name="T4"><text:tab/></text:span><text:span text:style-name="T2">Test Cycle abnormal termination<text:tab/></text:span><text:a xlink:type="simple" xlink:href="#__RefHeading___Toc524537166" text:style-name="Index_20_Link" text:visited-style-name="Index_20_Link"><text:span text:style-name="T2">25</text:span></text:a></text:p>
          <text:p text:style-name="P1"><text:span text:style-name="T3">7.</text:span><text:span text:style-name="T4"><text:tab/></text:span><text:span text:style-name="T3">Deliverables</text:span><text:span text:style-name="T2"><text:tab/></text:span><text:a xlink:type="simple" xlink:href="#__RefHeading___Toc524537167" text:style-name="Index_20_Link" text:visited-style-name="Index_20_Link"><text:span text:style-name="T2">25</text:span></text:a></text:p>
          <text:p text:style-name="P3"><text:span text:style-name="T2">7.1</text:span><text:span text:style-name="T4"><text:tab/></text:span><text:span text:style-name="T2">Test Evaluation Summaries<text:tab/></text:span><text:a xlink:type="simple" xlink:href="#__RefHeading___Toc524537168" text:style-name="Index_20_Link" text:visited-style-name="Index_20_Link"><text:span text:style-name="T2">25</text:span></text:a></text:p>
          <text:p text:style-name="P3"><text:soft-page-break/><text:span text:style-name="T2">7.2</text:span><text:span text:style-name="T4"><text:tab/></text:span><text:span text:style-name="T2">Reporting on Test Coverage<text:tab/></text:span><text:a xlink:type="simple" xlink:href="#__RefHeading___Toc524537169" text:style-name="Index_20_Link" text:visited-style-name="Index_20_Link"><text:span text:style-name="T2">25</text:span></text:a></text:p>
          <text:p text:style-name="P3"><text:span text:style-name="T2">7.3</text:span><text:span text:style-name="T4"><text:tab/></text:span><text:span text:style-name="T2">Perceived Quality Reports<text:tab/></text:span><text:a xlink:type="simple" xlink:href="#__RefHeading___Toc524537170" text:style-name="Index_20_Link" text:visited-style-name="Index_20_Link"><text:span text:style-name="T2">25</text:span></text:a></text:p>
          <text:p text:style-name="P3"><text:span text:style-name="T2">7.4</text:span><text:span text:style-name="T4"><text:tab/></text:span><text:span text:style-name="T2">Incident Logs and Change Requests<text:tab/></text:span><text:a xlink:type="simple" xlink:href="#__RefHeading___Toc524537171" text:style-name="Index_20_Link" text:visited-style-name="Index_20_Link"><text:span text:style-name="T2">26</text:span></text:a></text:p>
          <text:p text:style-name="P3"><text:span text:style-name="T2">7.5</text:span><text:span text:style-name="T4"><text:tab/></text:span><text:span text:style-name="T2">Smoke Test Suite and supporting Test Scripts<text:tab/></text:span><text:a xlink:type="simple" xlink:href="#__RefHeading___Toc524537172" text:style-name="Index_20_Link" text:visited-style-name="Index_20_Link"><text:span text:style-name="T2">26</text:span></text:a></text:p>
          <text:p text:style-name="P3"><text:span text:style-name="T2">7.6</text:span><text:span text:style-name="T4"><text:tab/></text:span><text:span text:style-name="T2">Additional work products<text:tab/></text:span><text:a xlink:type="simple" xlink:href="#__RefHeading___Toc524537173" text:style-name="Index_20_Link" text:visited-style-name="Index_20_Link"><text:span text:style-name="T2">26</text:span></text:a></text:p>
          <text:p text:style-name="P5"><text:span text:style-name="T2">7.6.1</text:span><text:span text:style-name="T4"><text:tab/></text:span><text:span text:style-name="T2">Detailed Test Results<text:tab/></text:span><text:a xlink:type="simple" xlink:href="#__RefHeading___Toc524537174" text:style-name="Index_20_Link" text:visited-style-name="Index_20_Link"><text:span text:style-name="T2">26</text:span></text:a></text:p>
          <text:p text:style-name="P5"><text:span text:style-name="T2">7.6.2</text:span><text:span text:style-name="T4"><text:tab/></text:span><text:span text:style-name="T2">Additional automated functional Test Scripts<text:tab/></text:span><text:a xlink:type="simple" xlink:href="#__RefHeading___Toc524537175" text:style-name="Index_20_Link" text:visited-style-name="Index_20_Link"><text:span text:style-name="T2">26</text:span></text:a></text:p>
          <text:p text:style-name="P5"><text:span text:style-name="T2">7.6.3</text:span><text:span text:style-name="T4"><text:tab/></text:span><text:span text:style-name="T2">Test Guidelines<text:tab/></text:span><text:a xlink:type="simple" xlink:href="#__RefHeading___Toc524537176" text:style-name="Index_20_Link" text:visited-style-name="Index_20_Link"><text:span text:style-name="T2">26</text:span></text:a></text:p>
          <text:p text:style-name="P5"><text:span text:style-name="T2">7.6.4</text:span><text:span text:style-name="T4"><text:tab/></text:span><text:span text:style-name="T2">Traceability Matrices<text:tab/></text:span><text:a xlink:type="simple" xlink:href="#__RefHeading___Toc524537177" text:style-name="Index_20_Link" text:visited-style-name="Index_20_Link"><text:span text:style-name="T2">26</text:span></text:a></text:p>
          <text:p text:style-name="P1"><text:span text:style-name="T3">8.</text:span><text:span text:style-name="T4"><text:tab/></text:span><text:span text:style-name="T3">Testing Workflow</text:span><text:span text:style-name="T2"><text:tab/></text:span><text:a xlink:type="simple" xlink:href="#__RefHeading___Toc524537178" text:style-name="Index_20_Link" text:visited-style-name="Index_20_Link"><text:span text:style-name="T2">27</text:span></text:a></text:p>
          <text:p text:style-name="P1"><text:span text:style-name="T3">9.</text:span><text:span text:style-name="T4"><text:tab/></text:span><text:span text:style-name="T3">Environmental Needs</text:span><text:span text:style-name="T2"><text:tab/></text:span><text:a xlink:type="simple" xlink:href="#__RefHeading___Toc524537179" text:style-name="Index_20_Link" text:visited-style-name="Index_20_Link"><text:span text:style-name="T2">27</text:span></text:a></text:p>
          <text:p text:style-name="P3"><text:span text:style-name="T2">9.1</text:span><text:span text:style-name="T4"><text:tab/></text:span><text:span text:style-name="T2">Base System Hardware<text:tab/></text:span><text:a xlink:type="simple" xlink:href="#__RefHeading___Toc524537180" text:style-name="Index_20_Link" text:visited-style-name="Index_20_Link"><text:span text:style-name="T2">27</text:span></text:a></text:p>
          <text:p text:style-name="P3"><text:span text:style-name="T2">9.2</text:span><text:span text:style-name="T4"><text:tab/></text:span><text:span text:style-name="T2">Base Software Elements in the Test Environment<text:tab/></text:span><text:a xlink:type="simple" xlink:href="#__RefHeading___Toc524537181" text:style-name="Index_20_Link" text:visited-style-name="Index_20_Link"><text:span text:style-name="T2">28</text:span></text:a></text:p>
          <text:p text:style-name="P3"><text:span text:style-name="T2">9.3</text:span><text:span text:style-name="T4"><text:tab/></text:span><text:span text:style-name="T2">Productivity and Support Tools<text:tab/></text:span><text:a xlink:type="simple" xlink:href="#__RefHeading___Toc524537182" text:style-name="Index_20_Link" text:visited-style-name="Index_20_Link"><text:span text:style-name="T2">28</text:span></text:a></text:p>
          <text:p text:style-name="P3"><text:span text:style-name="T2">9.4</text:span><text:span text:style-name="T4"><text:tab/></text:span><text:span text:style-name="T2">Test Environment Configurations<text:tab/></text:span><text:a xlink:type="simple" xlink:href="#__RefHeading___Toc524537183" text:style-name="Index_20_Link" text:visited-style-name="Index_20_Link"><text:span text:style-name="T2">29</text:span></text:a></text:p>
          <text:p text:style-name="P2"><text:span text:style-name="T3">10.</text:span><text:span text:style-name="T4"><text:tab/></text:span><text:span text:style-name="T3">Responsibilities, Staffing and Training Needs</text:span><text:span text:style-name="T2"><text:tab/></text:span><text:a xlink:type="simple" xlink:href="#__RefHeading___Toc524537184" text:style-name="Index_20_Link" text:visited-style-name="Index_20_Link"><text:span text:style-name="T2">29</text:span></text:a></text:p>
          <text:p text:style-name="P4"><text:span text:style-name="T2">10.1</text:span><text:span text:style-name="T4"><text:tab/></text:span><text:span text:style-name="T2">People and Roles<text:tab/></text:span><text:a xlink:type="simple" xlink:href="#__RefHeading___Toc524537185" text:style-name="Index_20_Link" text:visited-style-name="Index_20_Link"><text:span text:style-name="T2">29</text:span></text:a></text:p>
          <text:p text:style-name="P4"><text:span text:style-name="T2">10.2</text:span><text:span text:style-name="T4"><text:tab/></text:span><text:span text:style-name="T2">Staffing and Training Needs<text:tab/></text:span><text:a xlink:type="simple" xlink:href="#__RefHeading___Toc524537186" text:style-name="Index_20_Link" text:visited-style-name="Index_20_Link"><text:span text:style-name="T2">31</text:span></text:a></text:p>
          <text:p text:style-name="P2"><text:span text:style-name="T3">11.</text:span><text:span text:style-name="T4"><text:tab/></text:span><text:span text:style-name="T3">Iteration Milestones</text:span><text:span text:style-name="T2"><text:tab/></text:span><text:a xlink:type="simple" xlink:href="#__RefHeading___Toc524537187" text:style-name="Index_20_Link" text:visited-style-name="Index_20_Link"><text:span text:style-name="T2">32</text:span></text:a></text:p>
          <text:p text:style-name="P2"><text:span text:style-name="T3">12.</text:span><text:span text:style-name="T4"><text:tab/></text:span><text:span text:style-name="T3">Risks, Dependencies, Assumptions and Constraints</text:span><text:span text:style-name="T2"><text:tab/></text:span><text:a xlink:type="simple" xlink:href="#__RefHeading___Toc524537188" text:style-name="Index_20_Link" text:visited-style-name="Index_20_Link"><text:span text:style-name="T2">32</text:span></text:a></text:p>
          <text:p text:style-name="P2"><text:span text:style-name="T3">13.</text:span><text:span text:style-name="T4"><text:tab/></text:span><text:span text:style-name="T3">Management Process and Procedures</text:span><text:span text:style-name="T2"><text:tab/></text:span><text:a xlink:type="simple" xlink:href="#__RefHeading___Toc524537189" text:style-name="Index_20_Link" text:visited-style-name="Index_20_Link"><text:span text:style-name="T2">33</text:span></text:a></text:p>
          <text:p text:style-name="P4"><text:span text:style-name="T2">13.1</text:span><text:span text:style-name="T4"><text:tab/></text:span><text:span text:style-name="T2">Measuring and Assessing the Extent of Testing<text:tab/></text:span><text:a xlink:type="simple" xlink:href="#__RefHeading___Toc524537190" text:style-name="Index_20_Link" text:visited-style-name="Index_20_Link"><text:span text:style-name="T2">33</text:span></text:a></text:p>
          <text:p text:style-name="P4"><text:span text:style-name="T2">13.2</text:span><text:span text:style-name="T4"><text:tab/></text:span><text:span text:style-name="T2">Assessing the deliverables of this Test Plan<text:tab/></text:span><text:a xlink:type="simple" xlink:href="#__RefHeading___Toc524537191" text:style-name="Index_20_Link" text:visited-style-name="Index_20_Link"><text:span text:style-name="T2">33</text:span></text:a></text:p>
          <text:p text:style-name="P4"><text:span text:style-name="T2">13.3</text:span><text:span text:style-name="T4"><text:tab/></text:span><text:span text:style-name="T2">Problem Reporting, Escalation and Issue Resolution<text:tab/></text:span><text:a xlink:type="simple" xlink:href="#__RefHeading___Toc524537192" text:style-name="Index_20_Link" text:visited-style-name="Index_20_Link"><text:span text:style-name="T2">34</text:span></text:a></text:p>
          <text:p text:style-name="P4"><text:span text:style-name="T2">13.4</text:span><text:span text:style-name="T4"><text:tab/></text:span><text:span text:style-name="T2">Managing Test Cycles<text:tab/></text:span><text:a xlink:type="simple" xlink:href="#__RefHeading___Toc524537193" text:style-name="Index_20_Link" text:visited-style-name="Index_20_Link"><text:span text:style-name="T2">34</text:span></text:a></text:p>
          <text:p text:style-name="P4"><text:span text:style-name="T2">13.5</text:span><text:span text:style-name="T4"><text:tab/></text:span><text:span text:style-name="T2">Traceability Strategies<text:tab/></text:span><text:a xlink:type="simple" xlink:href="#__RefHeading___Toc524537194" text:style-name="Index_20_Link" text:visited-style-name="Index_20_Link"><text:span text:style-name="T2">34</text:span></text:a></text:p>
          <text:p text:style-name="P4"><text:span text:style-name="T2">13.6</text:span><text:span text:style-name="T4"><text:tab/></text:span><text:span text:style-name="T2">Approval and Signoff<text:tab/></text:span><text:a xlink:type="simple" xlink:href="#__RefHeading___Toc524537195" text:style-name="Index_20_Link" text:visited-style-name="Index_20_Link"><text:span text:style-name="T2">34</text:span></text:a></text:p>
        </text:index-body>
      </text:table-of-content>
      <text:p text:style-name="P42"/>
      <text:p text:style-name="P43"><text:title>1st Test Plan</text:title></text:p>
      <text:h text:style-name="Heading_20_1" text:outline-level="1"><text:bookmark-start text:name="__RefHeading___Toc524537127"/>Introduction<text:bookmark-end text:name="__RefHeading___Toc524537127"/></text:h>
      <text:h text:style-name="Heading_20_2" text:outline-level="2"><text:bookmark-start text:name="__RefHeading___Toc524537128"/>Purpose<text:bookmark-end text:name="__RefHeading___Toc524537128"/></text:h>
      <text:p text:style-name="Text_20_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_20_body">This <text:span text:style-name="T5">Test Plan </text:span>for the <text:subject>GreenClothaWay-Website</text:subject><text:s/>supports the following objectives:</text:p>
      <text:p text:style-name="InfoBlue">•<text:tab/>[Identifies the items that should be targeted by the tests.</text:p>
      <text:p text:style-name="InfoBlue">•<text:tab/>Identifies the motivation for and ideas behind the test areas to be covered.</text:p>
      <text:p text:style-name="InfoBlue">•<text:tab/>Outlines the testing approach that will be used.</text:p>
      <text:p text:style-name="InfoBlue">•<text:tab/>Identifies the required resources and provides an estimate of the test efforts.</text:p>
      <text:p text:style-name="InfoBlue">•<text:tab/>Lists the deliverable elements of the test project.]</text:p>
      <text:h text:style-name="Heading_20_2" text:outline-level="2"><text:bookmark-start text:name="_Ref524432427"/><text:bookmark-start text:name="__RefHeading___Toc524537129"/>Scope<text:bookmark-end text:name="_Ref524432427"/><text:bookmark-end text:name="__RefHeading___Toc524537129"/></text:h>
      <text:p text:style-name="InfoBlue">[Describe the levels of testing<text:span text:style-name="T6"></text:span>for example, Unit, Integration, or System<text:span text:style-name="T6"></text:span>and the types of testing<text:span text:style-name="T6"></text:span>such as Functionality, Usability, Reliability, Performance, and Supportability<text:span text:style-name="T6"></text:span>that will be addressed by this <text:span text:style-name="T1">Test Plan</text:span>. It is also important to provide a general indication of significant areas that will be <text:span text:style-name="T1">excluded</text:span> from scope, especially where the intended audience might otherwise reasonably assume the inclusion of those areas. </text:p>
      <text:p text:style-name="InfoBlue"><text:span text:style-name="T1">Note</text:span>: Avoid placing detail here that you will repeat in sections <text:bookmark-ref text:reference-format="number" text:ref-name="_Ref524432434">3</text:bookmark-ref>, <text:bookmark-ref text:reference-format="text" text:ref-name="_Ref524432434">Target Test Items</text:bookmark-ref>, and <text:bookmark-ref text:reference-format="number" text:ref-name="_Ref524432393">4</text:bookmark-ref>,<text:bookmark-ref text:reference-format="text" text:ref-name="_Ref524432393">Outline of Planned Tests</text:bookmark-ref>.]</text:p>
      <text:h text:style-name="Heading_20_2" text:outline-level="2"><text:bookmark-start text:name="__RefHeading___Toc524537130"/>Intended Audience<text:bookmark-end text:name="__RefHeading___Toc524537130"/></text:h>
      <text:p text:style-name="InfoBlue">[Provide a brief description of the audience for whom you are writing the <text:span text:style-name="T1">Test Plan</text:span>. This helps readers of your document identify whether it is a document intended for their use, and helps prevent the document from being used inappropriately. </text:p>
      <text:p text:style-name="InfoBlue"><text:span text:style-name="T1">Note</text:span>: Document style and content often alters in relation to the intended audience. </text:p>
      <text:p text:style-name="InfoBlue">This section should only be about three to five paragraphs in length.]</text:p>
      <text:h text:style-name="Heading_20_2" text:outline-level="2"><text:bookmark-start text:name="__RefHeading___Toc524537131"/>Document Terminology and Acronyms<text:bookmark-end text:name="__RefHeading___Toc524537131"/></text:h>
      <text:p text:style-name="InfoBlue">[This subsection provides the definitions of any terms, acronyms, and abbreviations required to properly interpret the <text:span text:style-name="T1">Test Plan</text:span>. Avoid listing items that are generally applicable to the project as a whole and that are already defined in the project’s Glossary. Include a reference to the project’s Glossary in the References section.]</text:p>
      <text:h text:style-name="Heading_20_2" text:outline-level="2"><text:span text:style-name="T7"><text:s/></text:span><text:bookmark-start text:name="__RefHeading___Toc524537132"/>References<text:bookmark-end text:name="__RefHeading___Toc524537132"/></text:h>
      <text:p text:style-name="InfoBlue">[This subsection provides a list of the documents referenced elsewhere within the <text:span text:style-name="T1">Test Plan</text:span>. Identify each document by title, version (or report number if applicable), date, and publishing organization or original author. Avoid listing documents that are influential but not directly referenced. Specify the sources from which the “official versions” of the references can be obtained, such as intranet UNC names or document reference codes. This information may be provided by reference to an appendix or to another document.]</text:p>
      <text:h text:style-name="Heading_20_2" text:outline-level="2"><text:bookmark-start text:name="__RefHeading___Toc524537133"/><text:soft-page-break/>Document Structure<text:bookmark-end text:name="__RefHeading___Toc524537133"/></text:h>
      <text:p text:style-name="InfoBlue">[This subsection outlines what the rest of the <text:span text:style-name="T1">Test Plan</text:span> contains and gives an introduction to how the rest of the document is organized. This section may be eliminated if a Table of Contents is used.]</text:p>
      <text:h text:style-name="P13" text:outline-level="1"><text:bookmark-start text:name="__RefHeading___Toc524537134"/>Evaluation Mission and Test Motivation<text:bookmark-end text:name="__RefHeading___Toc524537134"/></text:h>
      <text:p text:style-name="InfoBlue"><text:s/>[Provide an overview of the mission and motivation for the testing that will be conducted in this iteration.]</text:p>
      <text:h text:style-name="Heading_20_2" text:outline-level="2"><text:bookmark-start text:name="__RefHeading___Toc524537135"/>Background<text:bookmark-end text:name="__RefHeading___Toc524537135"/></text:h>
      <text:p text:style-name="InfoBlue">[Provide a brief description of the background surrounding why the test effort defined by this <text:span text:style-name="T1">Test Plan</text:span> will be undertaken. Include information such as the key problem being solved, the major benefits of the solution, the planned architecture of the solution, and a brief history of the project. Where this information is defined in other documents, you can include references to those other more detailed documents if appropriate. This section should only be about three to five paragraphs in length.]</text:p>
      <text:h text:style-name="Heading_20_2" text:outline-level="2"><text:bookmark-start text:name="__RefHeading___Toc524537136"/>Evaluation Mission<text:bookmark-end text:name="__RefHeading___Toc524537136"/></text:h>
      <text:p text:style-name="InfoBlue">[Provide a brief statement that defines the mission for the evaluation effort in the current iteration. This statement might incorporate one or more concerns including:</text:p>
      <text:list xml:id="list695173076" text:style-name="WW8Num85">
        <text:list-item>
          <text:p text:style-name="P19">find as many bugs as possible</text:p>
        </text:list-item>
        <text:list-item>
          <text:p text:style-name="P19">find important problems, assess perceived quality risks</text:p>
        </text:list-item>
        <text:list-item>
          <text:p text:style-name="P19">advise about perceived project risks</text:p>
        </text:list-item>
        <text:list-item>
          <text:p text:style-name="P19">certify to a standard</text:p>
        </text:list-item>
        <text:list-item>
          <text:p text:style-name="P19">verify a specification (requirements, design or claims)</text:p>
        </text:list-item>
        <text:list-item>
          <text:p text:style-name="P19">advise about product quality, satisfy stakeholders</text:p>
        </text:list-item>
        <text:list-item>
          <text:p text:style-name="P19">advise about testing</text:p>
        </text:list-item>
        <text:list-item>
          <text:p text:style-name="P19">fulfill process mandates </text:p>
        </text:list-item>
        <text:list-item>
          <text:p text:style-name="P19">and so forth</text:p>
        </text:list-item>
      </text:list>
      <text:p text:style-name="InfoBlue">Each mission provides a different context to the test effort and alters the way in which testing should be approached.]</text:p>
      <text:h text:style-name="Heading_20_2" text:outline-level="2"><text:bookmark-start text:name="__RefHeading___Toc524537137"/>Test Motivators<text:bookmark-end text:name="__RefHeading___Toc524537137"/></text:h>
      <text:p text:style-name="InfoBlue">[Provide an outline of the key elements that will motivate the testing effort in this iteration. Testing will be motivated by many things<text:span text:style-name="T6"></text:span>quality risks, technical risks, project risks, use cases, functional requirements, non-functional requirements, design elements, suspected failures or faults, change requests, and so forth.]</text:p>
      <text:h text:style-name="Heading_20_1" text:outline-level="1"><text:bookmark-start text:name="_Ref524432434"/><text:bookmark-start text:name="__RefHeading___Toc524537138"/>Target Test Items<text:bookmark-end text:name="_Ref524432434"/><text:bookmark-end text:name="__RefHeading___Toc524537138"/></text:h>
      <text:p text:style-name="P66">The listing below identifies those test items<text:span text:style-name="T6"></text:span>software, hardware, and supporting product elements <text:span text:style-name="T6"></text:span>that have been identified as targets for testing. This list represents what items will be tested. </text:p>
      <text:p text:style-name="InfoBlue">[Provide a high level list of the major target test items. This list should include both items produced directly by the project development team, and items that those products rely on; for example, basic processor hardware, peripheral devices, operating systems, third-party products or components, and so forth. Consider grouping the list by category and assigning relative importance to each motivator.]</text:p>
      <text:h text:style-name="Heading_20_1" text:outline-level="1"><text:bookmark-start text:name="_Ref524432393"/><text:bookmark-start text:name="__RefHeading___Toc524537139"/>Outline of Planned Tests<text:bookmark-end text:name="_Ref524432393"/><text:bookmark-end text:name="__RefHeading___Toc524537139"/></text:h>
      <text:p text:style-name="InfoBlue">[This section provides a high-level outline of the testing that will be performed. The outline in this section <text:soft-page-break/>represents a high level overview of both the tests that will be performed and those that will not.] </text:p>
      <text:h text:style-name="Heading_20_2" text:outline-level="2"><text:bookmark-start text:name="__RefHeading___Toc524537140"/>Outline of Test Inclusions<text:bookmark-end text:name="__RefHeading___Toc524537140"/></text:h>
      <text:p text:style-name="InfoBlue">[Provide a high level outline of the major testing planned for the current iteration. Note what will be included in the plan and record what will explicitly <text:span text:style-name="T1">not</text:span> be included in the section titled <text:bookmark-ref text:reference-format="text" text:ref-name="_Ref524448019">Outline of Test Exclusions</text:bookmark-ref>.]</text:p>
      <text:h text:style-name="Heading_20_2" text:outline-level="2"><text:bookmark-start text:name="__RefHeading___Toc524537141"/>Outline of Other Candidates for Potential Inclusion<text:bookmark-end text:name="__RefHeading___Toc524537141"/></text:h>
      <text:p text:style-name="InfoBlue">[Separately outline test areas you suspect might be useful to investigate and evaluate, but that have not been sufficiently researched to know if they are important to pursue.]</text:p>
      <text:h text:style-name="Heading_20_2" text:outline-level="2"><text:bookmark-start text:name="_Ref524448019"/><text:bookmark-start text:name="__RefHeading___Toc524537142"/>Outline of Test Exclusions<text:bookmark-end text:name="_Ref524448019"/><text:bookmark-end text:name="__RefHeading___Toc524537142"/></text:h>
      <text:p text:style-name="InfoBlue">[Provide a high level outline of the potential tests that might have been conducted but that have been <text:span text:style-name="T8">explicitly excluded </text:span>from this plan. If a type of test will not be implemented and executed, indicate this in a sentence stating the test will not be implemented or executed and stating the justification, such as:</text:p>
      <text:list xml:id="list582329740" text:style-name="WW8Num92">
        <text:list-item>
          <text:p text:style-name="P20">“These tests do not help achieve the evaluation mission.” </text:p>
        </text:list-item>
        <text:list-item>
          <text:p text:style-name="P20">“There are insufficient resources to conduct these tests.” </text:p>
        </text:list-item>
        <text:list-item>
          <text:p text:style-name="P20">“These tests are unnecessary due to the testing conducted by xxxx.”</text:p>
        </text:list-item>
      </text:list>
      <text:p text:style-name="InfoBlue">As a heuristic, if you think it would be reasonable for one of your audience members to expect a certain aspect of testing to be included that you will not or cannot address, you should note it’s exclusion: If the team agrees the exclusion is obvious, you probably don’t need to list it.]</text:p>
      <text:h text:style-name="Heading_20_1" text:outline-level="1"><text:bookmark-start text:name="__RefHeading___Toc524537143"/>Test Approach<text:bookmark-end text:name="__RefHeading___Toc524537143"/></text:h>
      <text:p text:style-name="InfoBlue">[The Test Approach presents the recommended strategy for designing and implementing the required tests. Sections <text:bookmark-ref text:reference-format="number" text:ref-name="_Ref524432434">3</text:bookmark-ref>, <text:bookmark-ref text:reference-format="text" text:ref-name="_Ref524432434">Target Test Items</text:bookmark-ref>, and <text:bookmark-ref text:reference-format="number" text:ref-name="_Ref524432393">4</text:bookmark-ref>, <text:bookmark-ref text:reference-format="text" text:ref-name="_Ref524432393">Outline of Planned Tests</text:bookmark-ref>, identified <text:span text:style-name="T1">what</text:span> items will be tested and <text:span text:style-name="T1">what</text:span> types of tests would be performed. This section describes <text:span text:style-name="T1">how</text:span> the tests will be realized. </text:p>
      <text:p text:style-name="InfoBlue">One aspect to consider for the test approach is the techniques to be used. This should include an outline of how each technique can be implemented, both from a manual and/or an automated perspective, and the criterion for knowing that the technique is useful and successful. For each technique, provide a description of the technique and define why it is an important part of the test approach by briefly outlining how it helps achieve the Evaluation Mission or addresses the Test Motivators.</text:p>
      <text:p text:style-name="InfoBlue">Another aspect to discuss in this section is the Fault or Failure models that are applicable and ways to approach evaluating them.</text:p>
      <text:p text:style-name="InfoBlue">As you define each aspect of the approach, you should update Section <text:bookmark-ref text:reference-format="number" text:ref-name="_Ref524433573">10</text:bookmark-ref>, <text:bookmark-ref text:reference-format="text" text:ref-name="_Ref524434117">Responsibilities, Staffing, and Training Needs</text:bookmark-ref>, to document the test environment configuration and other resources that will be needed to implement each aspect.]</text:p>
      <text:h text:style-name="Heading_20_2" text:outline-level="2"><text:bookmark-start text:name="__RefHeading___Toc524537144"/>Initial Test-Idea Catalogs and Other Reference Sources<text:bookmark-end text:name="__RefHeading___Toc524537144"/></text:h>
      <text:p text:style-name="InfoBlue">[Provide a listing of existing resources that will be referenced to stimulate the identification and selection of specific tests to be conducted. An example Test-Ideas Catalog is provided in the examples section of RUP.]</text:p>
      <text:h text:style-name="P15" text:outline-level="2"><text:bookmark-start text:name="__RefHeading___Toc524537145"/>Testing Techniques and Types<text:bookmark-end text:name="__RefHeading___Toc524537145"/></text:h>
      <text:h text:style-name="Heading_20_3" text:outline-level="3"><text:bookmark-start text:name="__RefHeading___Toc524537146"/>Data and Database Integrity Testing<text:bookmark-end text:name="__RefHeading___Toc524537146"/></text:h>
      <text:p text:style-name="InfoBlue">[The databases and the database processes should be tested as an independent subsystem. This testing should test the subsystems without the target-of-test’s User Interface as the interface to the data. Additional research into the DataBase Management System (DBMS) needs to be performed to identify the tools and techniques that may exist to support the testing identified in the following table.]</text:p>
      <table:table table:name="Table2" table:style-name="Table2">
        <table:table-column table:style-name="Table2.A"/>
        <table:table-column table:style-name="Table2.B"/>
        <text:soft-page-break/>
        <table:table-row table:style-name="Table2.1">
          <table:table-cell table:style-name="Table2.A1" office:value-type="string">
            <text:p text:style-name="body_20_text">Technique Objective:</text:p>
          </table:table-cell>
          <table:table-cell table:style-name="Table2.B1" office:value-type="string">
            <text:p text:style-name="InfoBlue">[Exercise database access methods and processes independent of the UI so you can observe and log incorrect functioning target behavior or data corruption.]</text:p>
          </table:table-cell>
        </table:table-row>
        <table:table-row table:style-name="Table2.1">
          <table:table-cell table:style-name="Table2.A2" office:value-type="string">
            <text:p text:style-name="body_20_text">Technique:</text:p>
          </table:table-cell>
          <table:table-cell table:style-name="Table2.B2" office:value-type="string">
            <text:p text:style-name="InfoBlue"><text:span text:style-name="T6"></text:span> <text:s text:c="4"/>[Invoke each database access method and process, seeding each with <text:tab/>valid and invalid data or requests for data.</text:p>
            <text:p text:style-name="InfoBlue"><text:span text:style-name="T6"></text:span> <text:s text:c="2"/><text:tab/> Inspect the database to ensure the data has been populated as <text:tab/>intended and all database events have occurred properly, or review the <text:tab/>returned data to ensure that the correct data was retrieved for the <text:tab/>correct reasons.]</text:p>
          </table:table-cell>
        </table:table-row>
        <table:table-row table:style-name="Table2.1">
          <table:table-cell table:style-name="Table2.A2" office:value-type="string">
            <text:p text:style-name="body_20_text">Oracles:</text:p>
          </table:table-cell>
          <table:table-cell table:style-name="Table2.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2.1">
          <table:table-cell table:style-name="Table2.A2" office:value-type="string">
            <text:p text:style-name="body_20_text">Required Tools:</text:p>
          </table:table-cell>
          <table:table-cell table:style-name="Table2.B4" office:value-type="string">
            <text:p text:style-name="InfoBlue">[The technique requires the following tools:</text:p>
            <text:list xml:id="list2093049560" text:style-name="WW8Num14">
              <text:list-item>
                <text:p text:style-name="P21">Test Script Automation Tool</text:p>
              </text:list-item>
              <text:list-item>
                <text:p text:style-name="P21">base configuration imager and restorer</text:p>
              </text:list-item>
              <text:list-item>
                <text:p text:style-name="P21">backup and recovery tools</text:p>
              </text:list-item>
              <text:list-item>
                <text:p text:style-name="P21">installation-monitoring tools (registry, hard disk, CPU, memory, and so forth)</text:p>
              </text:list-item>
              <text:list-item>
                <text:p text:style-name="P21">database SQL utilities and tools</text:p>
              </text:list-item>
              <text:list-item>
                <text:p text:style-name="P21">Data-generation tools]</text:p>
              </text:list-item>
            </text:list>
          </table:table-cell>
        </table:table-row>
        <table:table-row table:style-name="Table2.1">
          <table:table-cell table:style-name="Table2.A2" office:value-type="string">
            <text:p text:style-name="body_20_text">Success Criteria:</text:p>
          </table:table-cell>
          <table:table-cell table:style-name="Table2.B5" office:value-type="string">
            <text:p text:style-name="InfoBlue">[The technique supports the testing of all key database access methods and processes.]</text:p>
          </table:table-cell>
        </table:table-row>
        <table:table-row table:style-name="Table2.1">
          <table:table-cell table:style-name="Table2.A6" office:value-type="string">
            <text:p text:style-name="body_20_text">Special Considerations:</text:p>
          </table:table-cell>
          <table:table-cell table:style-name="Table2.B6" office:value-type="string">
            <text:list xml:id="list4281353419" text:style-name="WW8Num87">
              <text:list-item>
                <text:p text:style-name="P22">[Testing may require a DBMS development environment or drivers to enter or modify data directly in the databases.</text:p>
              </text:list-item>
              <text:list-item>
                <text:p text:style-name="P22">Processes should be invoked manually.</text:p>
              </text:list-item>
              <text:list-item>
                <text:p text:style-name="P22">Small or minimally sized databases (limited number of records) should be used to increase the visibility of any non-acceptable events.]</text:p>
              </text:list-item>
            </text:list>
          </table:table-cell>
        </table:table-row>
      </table:table>
      <text:p text:style-name="InfoBlue"/>
      <text:h text:style-name="Heading_20_3" text:outline-level="3"><text:bookmark-start text:name="__RefHeading___Toc524537147"/>Function Testing<text:bookmark-end text:name="__RefHeading___Toc524537147"/></text:h>
      <text:p text:style-name="InfoBlue">[Function testing of the target-of-test should focus on any requirements for test that can be traced directly to use cases or business functions and business rules. The goals of these tests are to verify proper data acceptance, processing, and retrieval, and the appropriate implementation of the business rules. This type of testing is based upon black box techniques; that is verifying the application and its internal processes by interacting with the application via the Graphical User Interface (GUI) and analyzing the output or results. The following table identifies an outline of the testing recommended for each application.]</text:p>
      <table:table table:name="Table3" table:style-name="Table3">
        <table:table-column table:style-name="Table3.A"/>
        <table:table-column table:style-name="Table3.B"/>
        <table:table-row table:style-name="Table3.1">
          <table:table-cell table:style-name="Table3.A1" office:value-type="string">
            <text:p text:style-name="P87">Technique Objective:</text:p>
          </table:table-cell>
          <table:table-cell table:style-name="Table3.B1" office:value-type="string">
            <text:p text:style-name="InfoBlue">[Exercise target-of-test functionality, including navigation, data entry, processing, and retrieval to observe and log target behavior.]</text:p>
          </table:table-cell>
        </table:table-row>
        <table:table-row table:style-name="Table3.1">
          <table:table-cell table:style-name="Table3.A2" office:value-type="string">
            <text:p text:style-name="body_20_text">Technique:</text:p>
          </table:table-cell>
          <table:table-cell table:style-name="Table3.B2" office:value-type="string">
            <text:p text:style-name="InfoBlue">[Execute each use-case scenario’s individual use-case flows or functions <text:soft-page-break/>and features, using valid and invalid data, to verify that:</text:p>
            <text:p text:style-name="InfoBlue"><text:span text:style-name="T6"></text:span><text:tab/> the expected results occur when valid data is used</text:p>
            <text:p text:style-name="InfoBlue"><text:span text:style-name="T6"></text:span><text:tab/> the appropriate error or warning messages are displayed when <text:tab/>invalid data is used</text:p>
            <text:p text:style-name="InfoBlue"><text:span text:style-name="T6"></text:span> <text:s/><text:tab/>each business rule is properly applied]</text:p>
          </table:table-cell>
        </table:table-row>
        <table:table-row table:style-name="Table3.1">
          <table:table-cell table:style-name="Table3.A2" office:value-type="string">
            <text:p text:style-name="body_20_text">Oracles:</text:p>
          </table:table-cell>
          <table:table-cell table:style-name="Table3.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3.1">
          <table:table-cell table:style-name="Table3.A2" office:value-type="string">
            <text:p text:style-name="body_20_text">Required Tools:</text:p>
          </table:table-cell>
          <table:table-cell table:style-name="Table3.B4" office:value-type="string">
            <text:p text:style-name="InfoBlue">[The technique requires the following tools:</text:p>
            <text:list xml:id="list929680300" text:style-name="WW8Num98">
              <text:list-item>
                <text:p text:style-name="P23">Test Script Automation Tool</text:p>
              </text:list-item>
              <text:list-item>
                <text:p text:style-name="P23">base configuration imager and restorer</text:p>
              </text:list-item>
              <text:list-item>
                <text:p text:style-name="P23">backup and recovery tools</text:p>
              </text:list-item>
              <text:list-item>
                <text:p text:style-name="P23">installation-monitoring tools (registry, hard disk, CPU, memory, and so forth)</text:p>
              </text:list-item>
              <text:list-item>
                <text:p text:style-name="P23">Data-generation tools]</text:p>
              </text:list-item>
            </text:list>
          </table:table-cell>
        </table:table-row>
        <table:table-row table:style-name="Table3.1">
          <table:table-cell table:style-name="Table3.A2" office:value-type="string">
            <text:p text:style-name="body_20_text">Success Criteria:</text:p>
          </table:table-cell>
          <table:table-cell table:style-name="Table3.B5" office:value-type="string">
            <text:p text:style-name="InfoBlue">[The technique supports the testing of:</text:p>
            <text:p text:style-name="InfoBlue"><text:span text:style-name="T6"></text:span> <text:s text:c="2"/><text:tab/>all key use-case scenarios</text:p>
            <text:p text:style-name="InfoBlue"><text:span text:style-name="T6"></text:span> <text:s/><text:tab/>all key features]</text:p>
          </table:table-cell>
        </table:table-row>
        <table:table-row table:style-name="Table3.1">
          <table:table-cell table:style-name="Table3.A6" office:value-type="string">
            <text:p text:style-name="body_20_text">Special Considerations:</text:p>
          </table:table-cell>
          <table:table-cell table:style-name="Table3.B6" office:value-type="string">
            <text:p text:style-name="InfoBlue">[Identify or describe those items or issues (internal or external) that impact the implementation and execution of <text:s/>function test.]</text:p>
          </table:table-cell>
        </table:table-row>
      </table:table>
      <text:p text:style-name="P74"/>
      <text:h text:style-name="P17" text:outline-level="3"><text:bookmark-start text:name="__RefHeading___Toc524537148"/>Business Cycle Testing<text:bookmark-end text:name="__RefHeading___Toc524537148"/></text:h>
      <text:p text:style-name="InfoBlue">[Business Cycle Testing should emulate the activities performed on the <text:subject>GreenClothaWay-Website</text:subject><text:s/>over time. A period should be identified, such as one year, and transactions and activities that would occur during a year’s period should be executed. This includes all daily, weekly, and monthly cycles, and events that are date-sensitive, such as ticklers.]</text:p>
      <text:p text:style-name="P88"/>
      <table:table table:name="Table4" table:style-name="Table4">
        <table:table-column table:style-name="Table4.A"/>
        <table:table-column table:style-name="Table4.B"/>
        <table:table-row table:style-name="Table4.1">
          <table:table-cell table:style-name="Table4.A1" office:value-type="string">
            <text:p text:style-name="body_20_text">Technique Objective:</text:p>
          </table:table-cell>
          <table:table-cell table:style-name="Table4.B1" office:value-type="string">
            <text:p text:style-name="InfoBlue">[Exercise target-of-test and background processes according to required business models and schedules to observe and log target behavior.]</text:p>
          </table:table-cell>
        </table:table-row>
        <table:table-row table:style-name="Table4.1">
          <table:table-cell table:style-name="Table4.A2" office:value-type="string">
            <text:p text:style-name="body_20_text">Technique:</text:p>
          </table:table-cell>
          <table:table-cell table:style-name="Table4.B2" office:value-type="string">
            <text:p text:style-name="InfoBlue">[Testing will simulate several business cycles by performing the following:</text:p>
            <text:list xml:id="list2448444851" text:style-name="WW8Num27">
              <text:list-item>
                <text:p text:style-name="P24">The tests used for target-of-test’s function testing will be modified or enhanced to increase the number of times each function is executed to simulate several different users over a specified period.</text:p>
              </text:list-item>
              <text:list-item>
                <text:p text:style-name="P24">All time or date-sensitive functions will be executed using valid and invalid dates or time periods.</text:p>
              </text:list-item>
              <text:list-item>
                <text:p text:style-name="P24">All functions that occur on a periodic schedule will be executed or launched at the appropriate time.</text:p>
              </text:list-item>
              <text:list-item>
                <text:p text:style-name="P24">Testing will include using valid and invalid data to verify the following:</text:p>
                <text:list>
                  <text:list-item>
                    <text:p text:style-name="P24">The expected results occur when valid data is used.</text:p>
                  </text:list-item>
                  <text:list-item>
                    <text:p text:style-name="P24">The appropriate error or warning messages are displayed when invalid data is used.</text:p>
                  </text:list-item>
                  <text:list-item>
                    <text:p text:style-name="P24">Each business rule is properly applied.]</text:p>
                  </text:list-item>
                </text:list>
              </text:list-item>
            </text:list>
          </table:table-cell>
        </table:table-row>
        <table:table-row table:style-name="Table4.1">
          <table:table-cell table:style-name="Table4.A2" office:value-type="string">
            <text:p text:style-name="body_20_text">Oracles:</text:p>
          </table:table-cell>
          <table:table-cell table:style-name="Table4.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4.1">
          <table:table-cell table:style-name="Table4.A2" office:value-type="string">
            <text:p text:style-name="body_20_text">Required Tools:</text:p>
          </table:table-cell>
          <table:table-cell table:style-name="Table4.B4" office:value-type="string">
            <text:p text:style-name="InfoBlue">[The technique requires the following tools:</text:p>
            <text:list xml:id="list3463420460" text:style-name="WW8Num38">
              <text:list-item>
                <text:p text:style-name="P25">Test Script Automation Tool</text:p>
              </text:list-item>
              <text:list-item>
                <text:p text:style-name="P25">base configuration imager and restorer</text:p>
              </text:list-item>
              <text:list-item>
                <text:p text:style-name="P25">backup and recovery tools</text:p>
              </text:list-item>
              <text:list-item>
                <text:p text:style-name="P25">Data-generation tools]</text:p>
              </text:list-item>
            </text:list>
          </table:table-cell>
        </table:table-row>
        <table:table-row table:style-name="Table4.1">
          <table:table-cell table:style-name="Table4.A2" office:value-type="string">
            <text:p text:style-name="body_20_text">Success Criteria:</text:p>
          </table:table-cell>
          <table:table-cell table:style-name="Table4.B5" office:value-type="string">
            <text:p text:style-name="InfoBlue">[The technique supports the testing of all critical business cycles.]</text:p>
          </table:table-cell>
        </table:table-row>
        <table:table-row table:style-name="Table4.1">
          <table:table-cell table:style-name="Table4.A6" office:value-type="string">
            <text:p text:style-name="body_20_text">Special Considerations:</text:p>
          </table:table-cell>
          <table:table-cell table:style-name="Table4.B6" office:value-type="string">
            <text:p text:style-name="InfoBlue"><text:span text:style-name="T6"></text:span> <text:s text:c="2"/><text:tab/>[System dates and events may require special support activities.</text:p>
            <text:p text:style-name="InfoBlue"><text:span text:style-name="T6"></text:span> <text:s text:c="2"/><text:tab/>A business model is required to identify appropriate test requirements <text:tab/>and procedures.]</text:p>
          </table:table-cell>
        </table:table-row>
      </table:table>
      <text:p text:style-name="body_20_text"/>
      <text:h text:style-name="P17" text:outline-level="3"><text:bookmark-start text:name="__RefHeading___Toc524537149"/>User Interface Testing<text:bookmark-end text:name="__RefHeading___Toc524537149"/></text:h>
      <text:p text:style-name="InfoBlue">[User Interface (UI) testing verifies a user’s interaction with the software. The goal of UI testing is to ensure that the UI provides the user with the appropriate access and navigation through the functions of the target-of-test. In addition, UI testing ensures that the objects within the UI function as expected and conform to corporate or industry standards.]</text:p>
      <text:p text:style-name="P88"/>
      <table:table table:name="Table5" table:style-name="Table5">
        <table:table-column table:style-name="Table5.A"/>
        <table:table-column table:style-name="Table5.B"/>
        <table:table-row table:style-name="Table5.1">
          <table:table-cell table:style-name="Table5.A1" office:value-type="string">
            <text:p text:style-name="body_20_text">Technique Objective:</text:p>
          </table:table-cell>
          <table:table-cell table:style-name="Table5.B1" office:value-type="string">
            <text:p text:style-name="InfoBlue">[Exercise the following to observe and log standards conformance and target behavior:</text:p>
            <text:list xml:id="list2813974024" text:style-name="WW8Num72">
              <text:list-item>
                <text:p text:style-name="P26">Navigation through the target-of-test reflecting business functions and requirements, including window-to-window, field-to- <text:tab/>field, and use of access methods (tab keys, mouse movements, accelerator keys).</text:p>
              </text:list-item>
              <text:list-item>
                <text:p text:style-name="P26">Window objects and characteristics can be exercised–such as menus, size, position, state, and focus.]</text:p>
              </text:list-item>
            </text:list>
          </table:table-cell>
        </table:table-row>
        <table:table-row table:style-name="Table5.1">
          <table:table-cell table:style-name="Table5.A2" office:value-type="string">
            <text:p text:style-name="body_20_text">Technique:</text:p>
          </table:table-cell>
          <table:table-cell table:style-name="Table5.B2" office:value-type="string">
            <text:p text:style-name="InfoBlue">[Create or modify tests for each window to verify proper navigation and object states for each application window and object.]</text:p>
          </table:table-cell>
        </table:table-row>
        <table:table-row table:style-name="Table5.1">
          <table:table-cell table:style-name="Table5.A2" office:value-type="string">
            <text:p text:style-name="body_20_text">Oracles:</text:p>
          </table:table-cell>
          <table:table-cell table:style-name="Table5.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5.1">
          <table:table-cell table:style-name="Table5.A2" office:value-type="string">
            <text:p text:style-name="body_20_text">Required Tools:</text:p>
          </table:table-cell>
          <table:table-cell table:style-name="Table5.B4" office:value-type="string">
            <text:p text:style-name="InfoBlue">[The technique requires the Test Script Automation Tool.]</text:p>
          </table:table-cell>
        </table:table-row>
        <table:table-row table:style-name="Table5.1">
          <table:table-cell table:style-name="Table5.A2" office:value-type="string">
            <text:p text:style-name="body_20_text">Success Criteria:</text:p>
          </table:table-cell>
          <table:table-cell table:style-name="Table5.B5" office:value-type="string">
            <text:p text:style-name="InfoBlue">[The technique supports the testing of each major screen or window that will be used extensively by the end user.]</text:p>
          </table:table-cell>
        </table:table-row>
        <table:table-row table:style-name="Table5.1">
          <table:table-cell table:style-name="Table5.A6" office:value-type="string">
            <text:p text:style-name="body_20_text">Special Considerations:</text:p>
          </table:table-cell>
          <table:table-cell table:style-name="Table5.B6" office:value-type="string">
            <text:p text:style-name="InfoBlue">[Not all properties for custom and third-party objects can be accessed.]</text:p>
          </table:table-cell>
        </table:table-row>
      </table:table>
      <text:p text:style-name="P74"/>
      <text:h text:style-name="Heading_20_3" text:outline-level="3"><text:bookmark-start text:name="__RefHeading___Toc524537150"/>Performance Profiling<text:bookmark-end text:name="__RefHeading___Toc524537150"/> </text:h>
      <text:p text:style-name="InfoBlue">[Performance profiling is a performance test in which response times, transaction rates, and other time-sensitive requirements are measured and evaluated. The goal of Performance Profiling is to verify performance requirements have been achieved. Performance profiling is implemented and executed to profile and tune a target-of-test's performance behaviors as a function of conditions such as workload or hardware configurations.</text:p>
      <text:p text:style-name="InfoBlue"><text:span text:style-name="T1">Note</text:span>: <text:s/>Transactions in the following table refer to “logical business transactions”. These transactions are defined as specific use cases that an actor of the system is expected to perform using the target-of-test, such as add or modify a given contract.]</text:p>
      <text:p text:style-name="body_20_text"/>
      <table:table table:name="Table6" table:style-name="Table6">
        <table:table-column table:style-name="Table6.A"/>
        <table:table-column table:style-name="Table6.B"/>
        <table:table-row table:style-name="Table6.1">
          <table:table-cell table:style-name="Table6.A1" office:value-type="string">
            <text:p text:style-name="body_20_text">Technique Objective:</text:p>
          </table:table-cell>
          <table:table-cell table:style-name="Table6.B1" office:value-type="string">
            <text:p text:style-name="InfoBlue">[Exercise behaviors for designated functional transactions or business functions under the following conditions to observe and log target behavior and application performance data:</text:p>
            <text:p text:style-name="InfoBlue"><text:span text:style-name="T6"></text:span><text:tab/>normal anticipated workload</text:p>
            <text:p text:style-name="InfoBlue"><text:soft-page-break/><text:span text:style-name="T6"></text:span><text:tab/>anticipated worst-case workload]</text:p>
          </table:table-cell>
        </table:table-row>
        <table:table-row table:style-name="Table6.1">
          <table:table-cell table:style-name="Table6.A2" office:value-type="string">
            <text:p text:style-name="body_20_text">Technique:</text:p>
          </table:table-cell>
          <table:table-cell table:style-name="Table6.B2" office:value-type="string">
            <text:p text:style-name="InfoBlue"><text:span text:style-name="T6"></text:span><text:tab/>[Use Test Procedures developed for Function or Business Cycle <text:tab/>Testing.</text:p>
            <text:p text:style-name="InfoBlue"><text:span text:style-name="T6"></text:span><text:tab/>Modify data files to increase the number of transactions or the scripts <text:tab/>to increase the number of iterations that occur in each transaction.</text:p>
            <text:p text:style-name="InfoBlue"><text:span text:style-name="T6"></text:span><text:tab/>Scripts should be run on one machine (best case to benchmark single <text:tab/>user, single transaction) and should be repeated with multiple clients (virtual or actual, see Special Considerations below).]</text:p>
          </table:table-cell>
        </table:table-row>
        <table:table-row table:style-name="Table6.1">
          <table:table-cell table:style-name="Table6.A2" office:value-type="string">
            <text:p text:style-name="body_20_text">Oracles:</text:p>
          </table:table-cell>
          <table:table-cell table:style-name="Table6.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6.1">
          <table:table-cell table:style-name="Table6.A2" office:value-type="string">
            <text:p text:style-name="body_20_text">Required Tools:</text:p>
          </table:table-cell>
          <table:table-cell table:style-name="Table6.B4" office:value-type="string">
            <text:p text:style-name="infoblue">[The technique requires the following tools: </text:p>
            <text:list xml:id="list1720503572" text:style-name="WW8Num103">
              <text:list-item>
                <text:p text:style-name="P90">Test Script Automation Tool </text:p>
              </text:list-item>
              <text:list-item>
                <text:p text:style-name="P90">an application performance profiling tool, such as Rational Quantify </text:p>
              </text:list-item>
              <text:list-item>
                <text:p text:style-name="P90">installation-monitoring tools (registry, hard disk, CPU, memory, and so on </text:p>
              </text:list-item>
              <text:list-item>
                <text:p text:style-name="P90">resource-constraining tools; for example, Canned Heat]</text:p>
              </text:list-item>
            </text:list>
          </table:table-cell>
        </table:table-row>
        <table:table-row table:style-name="Table6.1">
          <table:table-cell table:style-name="Table6.A2" office:value-type="string">
            <text:p text:style-name="body_20_text">Success Criteria:</text:p>
          </table:table-cell>
          <table:table-cell table:style-name="Table6.B5" office:value-type="string">
            <text:p text:style-name="InfoBlue">The technique supports testing:</text:p>
            <text:p text:style-name="InfoBlue"><text:span text:style-name="T6"></text:span> <text:s/><text:tab/> Single Transaction or single user: <text:s/>Successful emulation of the<text:tab/>transaction scripts without any failures due to test implementation <text:tab/>problems.]</text:p>
            <text:p text:style-name="InfoBlue"><text:span text:style-name="T6"></text:span><text:tab/>Multiple transactions or multiple users: <text:s/>Successful emulation of the<text:tab/>workload without any failures due to test implementation <text:tab/>problems.]</text:p>
          </table:table-cell>
        </table:table-row>
        <table:table-row table:style-name="Table6.1">
          <table:table-cell table:style-name="Table6.A6" office:value-type="string">
            <text:p text:style-name="body_20_text">Special Considerations:</text:p>
          </table:table-cell>
          <table:table-cell table:style-name="Table6.B6" office:value-type="string">
            <text:p text:style-name="InfoBlue">[Comprehensive performance testing includes having a background workload on the server. </text:p>
            <text:p text:style-name="InfoBlue">There are several methods that can be used to perform this, including: <text:s/></text:p>
            <text:p text:style-name="InfoBlue"><text:span text:style-name="T6"></text:span> <text:tab/>“Drive transactions” directly to the server, usually in the form of <text:tab/>Structured Query Language (SQL) calls.</text:p>
            <text:p text:style-name="InfoBlue"><text:span text:style-name="T6"></text:span><text:tab/>Create “virtual” user load to simulate many clients, usually several <text:tab/>hundred. Remote Terminal Emulation tools are used to accomplish <text:tab/>this load. This technique can also be used to load the network with <text:tab/>“traffic”.</text:p>
            <text:p text:style-name="InfoBlue"><text:span text:style-name="T6"></text:span><text:tab/>Use multiple physical clients, each running test scripts, to place a load <text:tab/>on the system. </text:p>
            <text:p text:style-name="InfoBlue">Performance testing should be performed on a dedicated machine or at a dedicated time. This permits full control and accurate measurement.</text:p>
            <text:p text:style-name="InfoBlue">The databases used for Performance Testing should be either actual size or <text:soft-page-break/>scaled equally.]</text:p>
          </table:table-cell>
        </table:table-row>
      </table:table>
      <text:h text:style-name="P18" text:outline-level="3"><text:bookmark-start text:name="__RefHeading___Toc524537151"/>Load Testing<text:bookmark-end text:name="__RefHeading___Toc524537151"/></text:h>
      <text:p text:style-name="InfoBlue">[Load testing is a performance test that subjects the target-of-test to varying workloads to measure and evaluate the performance behaviors and abilities of the target-of-test to continue to function properly under these different workloads. <text:s/>The goal of load testing is to determine and ensure that the system functions properly beyond the expected maximum workload. Additionally, load testing evaluates the performance characteristics, such as response times, transaction rates, and other time-sensitive issues).]</text:p>
      <text:p text:style-name="InfoBlue">[<text:span text:style-name="T1">Note</text:span>: <text:s/>Transactions in the following table refer to “logical business transactions”. <text:s/>These transactions are defined as specific functions that an end user of the system is expected to perform using the application, such as add or modify a given contract.]</text:p>
      <text:p text:style-name="Text_20_body"/>
      <table:table table:name="Table7" table:style-name="Table7">
        <table:table-column table:style-name="Table7.A"/>
        <table:table-column table:style-name="Table7.B"/>
        <table:table-row table:style-name="Table7.1">
          <table:table-cell table:style-name="Table7.A1" office:value-type="string">
            <text:p text:style-name="body_20_text">Technique Objective:</text:p>
          </table:table-cell>
          <table:table-cell table:style-name="Table7.B1" office:value-type="string">
            <text:p text:style-name="InfoBlue">[Exercise designated transactions or business cases under varying workload conditions to observe and log target behavior and system performance data.]</text:p>
          </table:table-cell>
        </table:table-row>
        <table:table-row table:style-name="Table7.1">
          <table:table-cell table:style-name="Table7.A2" office:value-type="string">
            <text:p text:style-name="body_20_text">Technique:</text:p>
          </table:table-cell>
          <table:table-cell table:style-name="Table7.B2" office:value-type="string">
            <text:p text:style-name="InfoBlue"><text:span text:style-name="T6"></text:span><text:tab/>[Use Transaction Test Scripts developed for Function or Business <text:tab/>Cycle Testing as a basis, but remember to remove unnecessary <text:tab/>interactions and delays.</text:p>
            <text:p text:style-name="InfoBlue"><text:span text:style-name="T6"></text:span><text:tab/>Modify data files to increase the number of transactions or the tests to <text:tab/>increase the number of times each transaction occurs.</text:p>
            <text:p text:style-name="InfoBlue"><text:span text:style-name="T6"></text:span><text:tab/>Workloads should include (for example, Daily, Weekly, Monthly and so forth) Peak loads.</text:p>
            <text:p text:style-name="InfoBlue"><text:span text:style-name="T6"></text:span><text:tab/>Workloads should represent both Average as well as Peak loads.</text:p>
            <text:p text:style-name="InfoBlue"><text:span text:style-name="T6"></text:span><text:tab/>Workloads should represent both Instantaneous and Sustained Peaks.</text:p>
            <text:p text:style-name="InfoBlue"><text:span text:style-name="T6"></text:span><text:tab/>The Workloads should be executed under different Test Environment <text:tab/>Configurations.]</text:p>
          </table:table-cell>
        </table:table-row>
        <table:table-row table:style-name="Table7.1">
          <table:table-cell table:style-name="Table7.A2" office:value-type="string">
            <text:p text:style-name="body_20_text">Oracles:</text:p>
          </table:table-cell>
          <table:table-cell table:style-name="Table7.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7.1">
          <table:table-cell table:style-name="Table7.A2" office:value-type="string">
            <text:p text:style-name="body_20_text">Required Tools:</text:p>
          </table:table-cell>
          <table:table-cell table:style-name="Table7.B4" office:value-type="string">
            <text:p text:style-name="InfoBlue">[The technique requires the following tools:</text:p>
            <text:list xml:id="list901745929" text:style-name="WW8Num31">
              <text:list-item>
                <text:p text:style-name="P27">Test Script Automation Tool</text:p>
              </text:list-item>
              <text:list-item>
                <text:p text:style-name="P27">Transaction Load Scheduling and control tool</text:p>
              </text:list-item>
              <text:list-item>
                <text:p text:style-name="P27">installation-monitoring tools (registry, hard disk, CPU, memory, and so on) </text:p>
              </text:list-item>
              <text:list-item>
                <text:p text:style-name="P27">resource-constraining tools (for example, Canned Heat)</text:p>
              </text:list-item>
              <text:list-item>
                <text:p text:style-name="P27">Data-generation tools]</text:p>
              </text:list-item>
            </text:list>
          </table:table-cell>
        </table:table-row>
        <table:table-row table:style-name="Table7.1">
          <table:table-cell table:style-name="Table7.A2" office:value-type="string">
            <text:p text:style-name="body_20_text">Success Criteria:</text:p>
          </table:table-cell>
          <table:table-cell table:style-name="Table7.B5" office:value-type="string">
            <text:p text:style-name="InfoBlue">[The technique supports the testing of Workload Emulation, which is the successful emulation of the workload without any failures due to test <text:soft-page-break/>implementation problems.]</text:p>
          </table:table-cell>
        </table:table-row>
        <table:table-row table:style-name="Table7.1">
          <table:table-cell table:style-name="Table7.A6" office:value-type="string">
            <text:p text:style-name="body_20_text">Special Considerations:</text:p>
          </table:table-cell>
          <table:table-cell table:style-name="Table7.B6" office:value-type="string">
            <text:p text:style-name="InfoBlue"><text:span text:style-name="T6"></text:span><text:tab/>[Load testing should be performed on a dedicated machine or at a <text:tab/>dedicated time. This permits full control and accurate measurement.</text:p>
            <text:p text:style-name="InfoBlue"><text:span text:style-name="T6"></text:span><text:tab/>The databases used for load testing should be either actual size or <text:tab/>scaled equally.]</text:p>
          </table:table-cell>
        </table:table-row>
      </table:table>
      <text:p text:style-name="body_20_text"/>
      <text:h text:style-name="Heading_20_3" text:outline-level="3"><text:bookmark-start text:name="__RefHeading___Toc524537152"/>Stress Testing<text:bookmark-end text:name="__RefHeading___Toc524537152"/></text:h>
      <text:p text:style-name="InfoBlue">[Stress testing is a type of performance test implemented and executed to understand how a system fails due to conditions at the boundary, or outside of, the expected tolerances. This typically involves low resources or competition for resources. Low resource conditions reveal how the target-of-test fails that is not apparent under normal conditions. Other defects might result from competition for shared resources, like database locks or network bandwidth, although some of these tests are usually addressed under functional and load testing.]</text:p>
      <text:p text:style-name="InfoBlue">[<text:span text:style-name="T1">Note</text:span>: <text:s/>References to transactions in the following table refer to logical business transactions.]</text:p>
      <table:table table:name="Table8" table:style-name="Table8">
        <table:table-column table:style-name="Table8.A"/>
        <table:table-column table:style-name="Table8.B"/>
        <table:table-row table:style-name="Table8.1">
          <table:table-cell table:style-name="Table8.A1" office:value-type="string">
            <text:p text:style-name="body_20_text">Technique Objective:</text:p>
          </table:table-cell>
          <table:table-cell table:style-name="Table8.B1" office:value-type="string">
            <text:p text:style-name="InfoBlue">[Exercise the target-of-test functions under the following stress conditions to observe and log target behavior that identifies and documents the conditions under which the system <text:span text:style-name="T1">fails </text:span>to continue functioning properly</text:p>
            <text:p text:style-name="InfoBlue"><text:span text:style-name="T6"></text:span><text:tab/>little or no memory available on the server (RAM and persistent storage space)</text:p>
            <text:p text:style-name="InfoBlue"><text:span text:style-name="T6"></text:span><text:tab/>maximum actual or physically capable number of clients connected or <text:tab/>simulated</text:p>
            <text:p text:style-name="InfoBlue"><text:span text:style-name="T6"></text:span><text:tab/>multiple users performing the same transactions against the same data <text:tab/>or accounts</text:p>
            <text:p text:style-name="InfoBlue"><text:span text:style-name="T6"></text:span><text:tab/>“overload” transaction volume or mix (see Performance Profiling <text:tab/>above)]</text:p>
          </table:table-cell>
        </table:table-row>
        <table:table-row table:style-name="Table8.1">
          <table:table-cell table:style-name="Table8.A2" office:value-type="string">
            <text:p text:style-name="body_20_text">Technique:</text:p>
          </table:table-cell>
          <table:table-cell table:style-name="Table8.B2" office:value-type="string">
            <text:p text:style-name="InfoBlue"><text:span text:style-name="T6"></text:span><text:tab/>[Use tests developed for Performance Profiling or Load Testing.</text:p>
            <text:p text:style-name="InfoBlue"><text:span text:style-name="T6"></text:span><text:tab/>To test limited resources, tests should be run on a single machine, and <text:tab/>RAM and persistent storage space on the server should be reduced or <text:tab/>limited.</text:p>
            <text:p text:style-name="InfoBlue"><text:span text:style-name="T6"></text:span><text:tab/>For remaining stress tests, multiple clients should be used, either <text:tab/>running the same tests or complementary tests to produce the worst-case transaction volume or mix.</text:p>
          </table:table-cell>
        </table:table-row>
        <table:table-row table:style-name="Table8.1">
          <table:table-cell table:style-name="Table8.A2" office:value-type="string">
            <text:p text:style-name="body_20_text">Oracles:</text:p>
          </table:table-cell>
          <table:table-cell table:style-name="Table8.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8.1">
          <table:table-cell table:style-name="Table8.A2" office:value-type="string">
            <text:p text:style-name="body_20_text">Required Tools:</text:p>
          </table:table-cell>
          <table:table-cell table:style-name="Table8.B4" office:value-type="string">
            <text:p text:style-name="InfoBlue">[The technique requires the following tools:</text:p>
            <text:list xml:id="list3481782771" text:style-name="WW8Num86">
              <text:list-item>
                <text:p text:style-name="P28">Test Script Automation Tool</text:p>
              </text:list-item>
              <text:list-item>
                <text:p text:style-name="P28">Transaction Load Scheduling and control tool</text:p>
              </text:list-item>
              <text:list-item>
                <text:p text:style-name="P28">installation-monitoring tools (registry, hard disk, CPU, memory, and so <text:soft-page-break/>on)</text:p>
              </text:list-item>
              <text:list-item>
                <text:p text:style-name="P28">resource-constraining tools (for example, Canned Heat)</text:p>
              </text:list-item>
              <text:list-item>
                <text:p text:style-name="P28">Data-generation tools]</text:p>
              </text:list-item>
            </text:list>
          </table:table-cell>
        </table:table-row>
        <table:table-row table:style-name="Table8.1">
          <table:table-cell table:style-name="Table8.A2" office:value-type="string">
            <text:p text:style-name="body_20_text">Success Criteria:</text:p>
          </table:table-cell>
          <table:table-cell table:style-name="Table8.B5" office:value-type="string">
            <text:p text:style-name="InfoBlue">The technique supports the testing of Stress Emulation. The system can be emulated successfully in one or more conditions defined as stress conditions and an observation of the resulting system state during and after the condition has been emulated can be captured.]</text:p>
          </table:table-cell>
        </table:table-row>
        <table:table-row table:style-name="Table8.1">
          <table:table-cell table:style-name="Table8.A6" office:value-type="string">
            <text:p text:style-name="body_20_text">Special Considerations:</text:p>
          </table:table-cell>
          <table:table-cell table:style-name="Table8.B6" office:value-type="string">
            <text:p text:style-name="InfoBlue"><text:span text:style-name="T6"></text:span><text:tab/>[Stressing the network may require network tools to load the network <text:tab/>with messages or packets.</text:p>
            <text:p text:style-name="InfoBlue"><text:span text:style-name="T6"></text:span><text:tab/>The persistent storage used for the system should temporarily be <text:tab/>reduced to restrict the available space for the database to grow.</text:p>
            <text:p text:style-name="InfoBlue"><text:span text:style-name="T6"></text:span><text:tab/>Synchronize the simultaneous clients accessing of the same records or data accounts.]</text:p>
          </table:table-cell>
        </table:table-row>
      </table:table>
      <text:p text:style-name="body_20_text"/>
      <text:h text:style-name="P17" text:outline-level="3"><text:bookmark-start text:name="__RefHeading___Toc524537153"/>Volume Testing<text:bookmark-end text:name="__RefHeading___Toc524537153"/></text:h>
      <text:p text:style-name="InfoBlue">[Volume testing subjects the target-of-test to large amounts of data to determine if limits are reached that cause the software to fail. Volume testing also identifies the continuous maximum load or volume the target-of-test can handle for a given period. For example, if the target-of-test is processing a set of database records to generate a report, a Volume Test would use a large test database, and would check that the software behaved normally and produced the correct report.]</text:p>
      <text:p text:style-name="Text_20_body"/>
      <table:table table:name="Table9" table:style-name="Table9">
        <table:table-column table:style-name="Table9.A"/>
        <table:table-column table:style-name="Table9.B"/>
        <table:table-row table:style-name="Table9.1">
          <table:table-cell table:style-name="Table9.A1" office:value-type="string">
            <text:p text:style-name="body_20_text">Technique Objective:</text:p>
          </table:table-cell>
          <table:table-cell table:style-name="Table9.B1" office:value-type="string">
            <text:p text:style-name="InfoBlue">[Exercise the target-of-test under the following high volume scenarios to observe and log target behavior:</text:p>
            <text:p text:style-name="InfoBlue"><text:span text:style-name="T6"></text:span><text:tab/>Maximum (actual or physically-capable) number of clients connected, <text:tab/>or simulated, all performing the same, worst case (performance) <text:tab/>business function for an extended period.</text:p>
            <text:p text:style-name="InfoBlue"><text:span text:style-name="T6"></text:span><text:tab/>Maximum database size has been reached (actual or scaled) and <text:tab/>multiple <text:tab/>queries or report transactions are executed simultaneously.]</text:p>
          </table:table-cell>
        </table:table-row>
        <table:table-row table:style-name="Table9.1">
          <table:table-cell table:style-name="Table9.A2" office:value-type="string">
            <text:p text:style-name="body_20_text">Technique:</text:p>
          </table:table-cell>
          <table:table-cell table:style-name="Table9.B2" office:value-type="string">
            <text:p text:style-name="InfoBlue"><text:span text:style-name="T6"></text:span><text:tab/>[Use tests developed for Performance Profiling or Load Testing.</text:p>
            <text:p text:style-name="InfoBlue"><text:span text:style-name="T6"></text:span><text:tab/>Multiple clients should be used, either running the same tests or <text:tab/>complementary tests to produce the worst-case transaction volume or <text:tab/>mix (see Stress Testing) for an extended period.</text:p>
            <text:p text:style-name="InfoBlue"><text:span text:style-name="T6"></text:span><text:tab/>Maximum database size is created (actual, scaled, or filled with <text:tab/>representative data) and multiple clients are used to run queries and <text:tab/>report transactions simultaneously for extended periods.]</text:p>
          </table:table-cell>
        </table:table-row>
        <table:table-row table:style-name="Table9.1">
          <table:table-cell table:style-name="Table9.A2" office:value-type="string">
            <text:p text:style-name="body_20_text">Oracles:</text:p>
          </table:table-cell>
          <table:table-cell table:style-name="Table9.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9.1">
          <table:table-cell table:style-name="Table9.A2" office:value-type="string">
            <text:p text:style-name="body_20_text">Required Tools:</text:p>
          </table:table-cell>
          <table:table-cell table:style-name="Table9.B4" office:value-type="string">
            <text:p text:style-name="InfoBlue">[The technique requires the following tools:</text:p>
            <text:list xml:id="list567931280" text:style-name="WW8Num75">
              <text:list-item>
                <text:p text:style-name="P29">Test Script Automation Tool</text:p>
              </text:list-item>
              <text:list-item>
                <text:p text:style-name="P29">Transaction Load Scheduling and control tool</text:p>
              </text:list-item>
              <text:list-item>
                <text:p text:style-name="P29">installation-monitoring tools (registry, hard disk, CPU, memory, and so on)</text:p>
              </text:list-item>
              <text:list-item>
                <text:p text:style-name="P29">resource-constraining tools (for example, Canned Heat)</text:p>
              </text:list-item>
              <text:list-item>
                <text:p text:style-name="P29">Data-generation tools]</text:p>
              </text:list-item>
            </text:list>
          </table:table-cell>
        </table:table-row>
        <table:table-row table:style-name="Table9.1">
          <table:table-cell table:style-name="Table9.A2" office:value-type="string">
            <text:p text:style-name="body_20_text">Success Criteria:</text:p>
          </table:table-cell>
          <table:table-cell table:style-name="Table9.B5" office:value-type="string">
            <text:p text:style-name="infoblue">[The technique supports the testing of Volume Emulation. Large quantities of users, data, transactions, or other aspects of the system use under volume can be successfully emulated and an observation of the system state changes over the duration of the volume test can be captured.] </text:p>
          </table:table-cell>
        </table:table-row>
        <table:table-row table:style-name="Table9.1">
          <table:table-cell table:style-name="Table9.A6" office:value-type="string">
            <text:p text:style-name="body_20_text">Special Considerations:</text:p>
          </table:table-cell>
          <table:table-cell table:style-name="Table9.B6" office:value-type="string">
            <text:p text:style-name="InfoBlue">[What period of time would be considered an acceptable time for high volume conditions, as noted above?]</text:p>
          </table:table-cell>
        </table:table-row>
      </table:table>
      <text:p text:style-name="Text_20_body"/>
      <text:h text:style-name="P17" text:outline-level="3"><text:bookmark-start text:name="__RefHeading___Toc524537154"/>Security and Access Control Testing<text:bookmark-end text:name="__RefHeading___Toc524537154"/></text:h>
      <text:p text:style-name="InfoBlue">[Security and Access Control Testing focuses on two key areas of security: <text:s/></text:p>
      <text:p text:style-name="InfoBlue"><text:span text:style-name="T6"></text:span><text:tab/>Application-level security, including access to the Data or Business Functions</text:p>
      <text:p text:style-name="InfoBlue"><text:span text:style-name="T6"></text:span><text:tab/>System-level Security, including logging into or remotely accessing to the system.</text:p>
      <text:p text:style-name="InfoBlue">Based on the security you want, application-level security ensures that actors are restricted to specific functions or use cases, or they are limited in the data that is available to them. For example, everyone may be permitted to enter data and create new accounts, but only managers can delete them. If there is security at the data level, testing ensures that “user type one” can see all customer information, including financial data, however, “user two” only sees the demographic data for the same client.</text:p>
      <text:p text:style-name="InfoBlue">System-level security ensures that only those users granted access to the system are capable of accessing the applications and only through the appropriate gateways.]</text:p>
      <table:table table:name="Table10" table:style-name="Table10">
        <table:table-column table:style-name="Table10.A"/>
        <table:table-column table:style-name="Table10.B"/>
        <table:table-row table:style-name="Table10.1">
          <table:table-cell table:style-name="Table10.A1" office:value-type="string">
            <text:p text:style-name="body_20_text">Technique Objective:</text:p>
          </table:table-cell>
          <table:table-cell table:style-name="Table10.B1" office:value-type="string">
            <text:p text:style-name="InfoBlue">[Exercise the target-of-test under the following conditions to observe and log target behavior:</text:p>
            <text:list xml:id="list3045577087" text:style-name="WW8Num30">
              <text:list-item>
                <text:p text:style-name="P30">Application-level Security: <text:s/>an actor can access only those functions or data for which their user type is provided permissions.</text:p>
              </text:list-item>
              <text:list-item>
                <text:p text:style-name="P30">System-level Security: <text:s/>only those actors with access to the system and applications are permitted to access them.</text:p>
              </text:list-item>
            </text:list>
          </table:table-cell>
        </table:table-row>
        <table:table-row table:style-name="Table10.1">
          <table:table-cell table:style-name="Table10.A2" office:value-type="string">
            <text:p text:style-name="body_20_text">Technique:</text:p>
          </table:table-cell>
          <table:table-cell table:style-name="Table10.B2" office:value-type="string">
            <text:list xml:id="list1043695520" text:style-name="WW8Num83">
              <text:list-item>
                <text:p text:style-name="P31">[Application-level Security: <text:s/>Identify and list each user type and the functions or data each type has permissions for.]</text:p>
                <text:list>
                  <text:list-item>
                    <text:p text:style-name="P31">Create tests for each user type and verify each permission by creating transactions specific to each user type.</text:p>
                  </text:list-item>
                  <text:list-item>
                    <text:p text:style-name="P31">Modify user type and re-run tests for same users. In each case, verify those additional functions or data are correctly available or denied.</text:p>
                  </text:list-item>
                </text:list>
              </text:list-item>
              <text:list-item>
                <text:p text:style-name="P31">System-level Access: [See Special Considerations below]</text:p>
              </text:list-item>
            </text:list>
          </table:table-cell>
        </table:table-row>
        <table:table-row table:style-name="Table10.1">
          <table:table-cell table:style-name="Table10.A2" office:value-type="string">
            <text:p text:style-name="body_20_text">Oracles:</text:p>
          </table:table-cell>
          <table:table-cell table:style-name="Table10.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10.1">
          <table:table-cell table:style-name="Table10.A2" office:value-type="string">
            <text:p text:style-name="body_20_text">Required Tools:</text:p>
          </table:table-cell>
          <table:table-cell table:style-name="Table10.B4" office:value-type="string">
            <text:p text:style-name="InfoBlue">[The technique requires the following tools:</text:p>
            <text:list xml:id="list3268382273" text:style-name="WW8Num105">
              <text:list-item>
                <text:p text:style-name="P32">Test Script Automation Tool</text:p>
              </text:list-item>
              <text:list-item>
                <text:p text:style-name="P32">“Hacker” security breach and probing tools</text:p>
              </text:list-item>
              <text:list-item>
                <text:p text:style-name="P32">OS Security Admin Tools]</text:p>
              </text:list-item>
            </text:list>
          </table:table-cell>
        </table:table-row>
        <table:table-row table:style-name="Table10.1">
          <table:table-cell table:style-name="Table10.A2" office:value-type="string">
            <text:p text:style-name="body_20_text">Success Criteria:</text:p>
          </table:table-cell>
          <table:table-cell table:style-name="Table10.B5" office:value-type="string">
            <text:p text:style-name="InfoBlue">[The technique supports the testing of for each known actor type the appropriate functions or data affected by security settings can be tested.]</text:p>
          </table:table-cell>
        </table:table-row>
        <table:table-row table:style-name="Table10.1">
          <table:table-cell table:style-name="Table10.A6" office:value-type="string">
            <text:p text:style-name="body_20_text">Special Considerations:</text:p>
          </table:table-cell>
          <table:table-cell table:style-name="Table10.B6" office:value-type="string">
            <text:p text:style-name="InfoBlue">[Access to the system must be reviewed or discussed with the appropriate network or systems administrator. This testing may not be required as it may be a function of network or systems administration.]</text:p>
          </table:table-cell>
        </table:table-row>
      </table:table>
      <text:h text:style-name="Heading_20_3" text:outline-level="3"><text:bookmark-start text:name="__RefHeading___Toc524537155"/><text:soft-page-break/>Failover and Recovery Testing<text:bookmark-end text:name="__RefHeading___Toc524537155"/></text:h>
      <text:p text:style-name="InfoBlue">[Failover and recovery testing ensures that the target-of-test can successfully failover and recover from a variety of hardware, software or network malfunctions with undue loss of data or data integrity. </text:p>
      <text:p text:style-name="InfoBlue">For those systems that must be kept running failover testing ensures that, when a failover condition occurs, the alternate or backup systems properly “take over” for the failed system without any loss of data or transactions.</text:p>
      <text:p text:style-name="InfoBlue">Recovery testing is an antagonistic test process in which the application or system is exposed to extreme conditions, or simulated conditions, to cause a failure, such as device Input/Output (I/O) failures, or invalid database pointers and keys. Recovery processes are invoked, and the application or system is monitored and inspected to verify proper application, or system, and data recovery has been achieved.]</text:p>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P69">Technique Objective:</text:p>
          </table:table-cell>
          <table:table-cell table:style-name="Table11.B1" office:value-type="string">
            <text:p text:style-name="InfoBlue">[Simulate the failure conditions and exercise the recovery processes (manual and automated) to restore the database, applications, and system to a desired, known, state. The following types of conditions are included in the testing to observe and log target behavior after recovery:</text:p>
            <text:p text:style-name="InfoBlue"><text:span text:style-name="T6"></text:span><text:tab/>power interruption to the client </text:p>
            <text:p text:style-name="InfoBlue"><text:span text:style-name="T6"></text:span><text:tab/>power interruption to the server</text:p>
            <text:p text:style-name="InfoBlue"><text:span text:style-name="T6"></text:span><text:tab/>communication interruption via network servers</text:p>
            <text:p text:style-name="InfoBlue"><text:span text:style-name="T6"></text:span><text:tab/>interruption, communication, or power loss to DASD (Dynamic Access <text:tab/>Storage Devices) and DASD controllers</text:p>
            <text:p text:style-name="InfoBlue"><text:span text:style-name="T6"></text:span><text:tab/>incomplete cycles (data filter processes interrupted, data <text:tab/>synchronization processes interrupted)</text:p>
            <text:p text:style-name="InfoBlue"><text:span text:style-name="T6"></text:span><text:tab/>invalid database pointers or keys</text:p>
            <text:p text:style-name="InfoBlue"><text:span text:style-name="T6"></text:span><text:tab/>invalid or corrupted data elements in database]</text:p>
          </table:table-cell>
        </table:table-row>
        <table:table-row table:style-name="Table11.1">
          <table:table-cell table:style-name="Table11.A2" office:value-type="string">
            <text:p text:style-name="P69">Technique:</text:p>
          </table:table-cell>
          <table:table-cell table:style-name="Table11.B2" office:value-type="string">
            <text:p text:style-name="InfoBlue">[The tests already created for Function and Business Cycle testing can be used as a basis for creating a series of transactions to support failover and recovery testing, primarily to define the tests to be run to test that recovery was successful.</text:p>
            <text:p text:style-name="InfoBlue"><text:span text:style-name="T6"></text:span><text:tab/>Power interruption to the client: <text:s/>power the PC down.</text:p>
            <text:p text:style-name="InfoBlue"><text:span text:style-name="T6"></text:span><text:tab/>Power interruption to the server: simulate or initiate power down procedures for the server.</text:p>
            <text:p text:style-name="InfoBlue"><text:span text:style-name="T6"></text:span><text:tab/>Interruption via network servers: <text:s/>simulate or initiate <text:tab/>communication loss with the network (physically disconnect <text:tab/>communication wires or power down network servers or routers).</text:p>
            <text:p text:style-name="InfoBlue"><text:span text:style-name="T6"></text:span><text:tab/>Interruption, communication, or power loss to DASD and DASD controllers: simulate or physically eliminate communication with one or more DASDs or controllers.</text:p>
            <text:p text:style-name="InfoBlue">Once the above conditions or simulated conditions are achieved, additional transactions should be executed and, upon reaching this second test point state, recovery procedures should be invoked.</text:p>
            <text:p text:style-name="InfoBlue">Testing for incomplete cycles uses the same technique as described above except that the database processes themselves should be aborted or prematurely terminated.</text:p>
            <text:p text:style-name="InfoBlue"><text:soft-page-break/>Testing for the following conditions requires that a known database state be achieved. </text:p>
            <text:p text:style-name="InfoBlue">Several database fields, pointers, and keys should be corrupted manually and directly within the database (via database tools). Additional transactions should be executed using the tests from Application Function and Business Cycle Testing and full cycles executed.]</text:p>
          </table:table-cell>
        </table:table-row>
        <table:table-row table:style-name="Table11.1">
          <table:table-cell table:style-name="Table11.A2" office:value-type="string">
            <text:p text:style-name="body_20_text">Oracles:</text:p>
          </table:table-cell>
          <table:table-cell table:style-name="Table11.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11.1">
          <table:table-cell table:style-name="Table11.A2" office:value-type="string">
            <text:p text:style-name="body_20_text">Required Tools:</text:p>
          </table:table-cell>
          <table:table-cell table:style-name="Table11.B4" office:value-type="string">
            <text:p text:style-name="InfoBlue">[The technique requires the following tools:</text:p>
            <text:list xml:id="list973382372" text:style-name="WW8Num39">
              <text:list-item>
                <text:p text:style-name="P33">base configuration imager and restorer</text:p>
              </text:list-item>
              <text:list-item>
                <text:p text:style-name="P33">installation monitoring tools (registry, hard disk, CPU, memory, and so on)</text:p>
              </text:list-item>
              <text:list-item>
                <text:p text:style-name="P33">backup and recovery tools]</text:p>
              </text:list-item>
            </text:list>
          </table:table-cell>
        </table:table-row>
        <table:table-row table:style-name="Table11.1">
          <table:table-cell table:style-name="Table11.A2" office:value-type="string">
            <text:p text:style-name="P69">Success Criteria:</text:p>
          </table:table-cell>
          <table:table-cell table:style-name="Table11.B5" office:value-type="string">
            <text:p text:style-name="InfoBlue">The technique supports the testing of:</text:p>
            <text:list xml:id="list2886903246" text:style-name="WW8Num23">
              <text:list-item>
                <text:p text:style-name="P34">One or more simulated disasters involving one or more combinations of the application, database, and system.</text:p>
              </text:list-item>
              <text:list-item>
                <text:p text:style-name="P34">One or more simulated recoveries involving one or more combinations of the application, database, and system to a known desired state.]</text:p>
              </text:list-item>
            </text:list>
          </table:table-cell>
        </table:table-row>
        <table:table-row table:style-name="Table11.1">
          <table:table-cell table:style-name="Table11.A6" office:value-type="string">
            <text:p text:style-name="P69">Special Considerations:</text:p>
          </table:table-cell>
          <table:table-cell table:style-name="Table11.B6" office:value-type="string">
            <text:list xml:id="list4208149285" text:style-name="WW8Num9">
              <text:list-item>
                <text:p text:style-name="P35">[Recovery testing is highly intrusive. Procedures to disconnect cabling (simulating power or communication loss) may not be desirable or feasible. Alternative methods, such as diagnostic software tools may be required.</text:p>
              </text:list-item>
              <text:list-item>
                <text:p text:style-name="P35">Resources from the Systems (or Computer Operations), Database, and Networking groups are required.</text:p>
              </text:list-item>
              <text:list-item>
                <text:p text:style-name="P35">These tests should be run after hours or on an isolated machine.]</text:p>
              </text:list-item>
            </text:list>
          </table:table-cell>
        </table:table-row>
      </table:table>
      <text:h text:style-name="Heading_20_3" text:outline-level="3"><text:bookmark-start text:name="__RefHeading___Toc524537156"/>Configuration Testing<text:bookmark-end text:name="__RefHeading___Toc524537156"/></text:h>
      <text:p text:style-name="InfoBlue">[Configuration testing verifies the operation of the target-of-test on different software and hardware configurations. In most production environments, the particular hardware specifications for the client workstations, network connections, and database servers vary. Client workstations may have different software loaded<text:span text:style-name="T6"></text:span>for example, applications, drivers, and so on<text:span text:style-name="T6"></text:span>and, at any one time, many different combinations may be active using different resources.]</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P69">Technique Objective:</text:p>
          </table:table-cell>
          <table:table-cell table:style-name="Table12.B1" office:value-type="string">
            <text:p text:style-name="InfoBlue">[Exercise the target-of-test on the required hardware and software configurations to observe and log target behavior under different configurations and identify changes in configuration state.]</text:p>
          </table:table-cell>
        </table:table-row>
        <table:table-row table:style-name="Table12.1">
          <table:table-cell table:style-name="Table12.A2" office:value-type="string">
            <text:p text:style-name="P69">Technique:</text:p>
          </table:table-cell>
          <table:table-cell table:style-name="Table12.B2" office:value-type="string">
            <text:list xml:id="list1906650917" text:style-name="WW8Num70">
              <text:list-item>
                <text:p text:style-name="P36">[Use Function Test scripts.</text:p>
              </text:list-item>
              <text:list-item>
                <text:p text:style-name="P36">Open and close various non-target-of-test related software, such as <text:soft-page-break/>Microsoft Excel and Word applications, either as part of the test or prior to the start of the test.</text:p>
              </text:list-item>
              <text:list-item>
                <text:p text:style-name="P36">Execute selected transactions to simulate actors interacting with the target-of-test and the non-target-of-test software.</text:p>
              </text:list-item>
              <text:list-item>
                <text:p text:style-name="P36">Repeat the above process, minimizing the available conventional memory on the client workstation.]</text:p>
              </text:list-item>
            </text:list>
          </table:table-cell>
        </table:table-row>
        <table:table-row table:style-name="Table12.1">
          <table:table-cell table:style-name="Table12.A2" office:value-type="string">
            <text:p text:style-name="body_20_text">Oracles:</text:p>
          </table:table-cell>
          <table:table-cell table:style-name="Table12.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12.1">
          <table:table-cell table:style-name="Table12.A2" office:value-type="string">
            <text:p text:style-name="body_20_text">Required Tools:</text:p>
          </table:table-cell>
          <table:table-cell table:style-name="Table12.B4" office:value-type="string">
            <text:p text:style-name="InfoBlue">[The technique requires the following tools:</text:p>
            <text:list xml:id="list1042458828" text:style-name="WW8Num119">
              <text:list-item>
                <text:p text:style-name="P37">base configuration imager and restore</text:p>
              </text:list-item>
              <text:list-item>
                <text:p text:style-name="P37">installation monitoring tools (registry, hard disk, CPU, memory, and so on)]</text:p>
              </text:list-item>
            </text:list>
          </table:table-cell>
        </table:table-row>
        <table:table-row table:style-name="Table12.1">
          <table:table-cell table:style-name="Table12.A2" office:value-type="string">
            <text:p text:style-name="P69">Success Criteria:</text:p>
          </table:table-cell>
          <table:table-cell table:style-name="Table12.B5" office:value-type="string">
            <text:p text:style-name="InfoBlue">[The technique supports the testing of one or more combinations of the target test items running in expected, supported deployment environments.]</text:p>
          </table:table-cell>
        </table:table-row>
        <table:table-row table:style-name="Table12.1">
          <table:table-cell table:style-name="Table12.A6" office:value-type="string">
            <text:p text:style-name="P69">Special Considerations:</text:p>
          </table:table-cell>
          <table:table-cell table:style-name="Table12.B6" office:value-type="string">
            <text:list xml:id="list1693531350" text:style-name="WW8Num29">
              <text:list-item>
                <text:p text:style-name="P38">[What non-target-of-test software is needed, is available, and what is accessible on the desktop?</text:p>
              </text:list-item>
              <text:list-item>
                <text:p text:style-name="P38">What applications are typically used? </text:p>
              </text:list-item>
              <text:list-item>
                <text:p text:style-name="P38">What data are the applications running; for example, a large spreadsheet opened in Excel or a 100-page document in Word?</text:p>
              </text:list-item>
              <text:list-item>
                <text:p text:style-name="P38">The entire system’s netware, network servers, databases, and so on, also needs to be documented as part of this test.] <text:s/></text:p>
              </text:list-item>
            </text:list>
          </table:table-cell>
        </table:table-row>
      </table:table>
      <text:h text:style-name="Heading_20_3" text:outline-level="3"><text:bookmark-start text:name="__RefHeading___Toc524537157"/>Installation Testing<text:bookmark-end text:name="__RefHeading___Toc524537157"/></text:h>
      <text:p text:style-name="InfoBlue">[Installation testing has two purposes. The first is to ensure that the software can be installed under different conditions<text:span text:style-name="T6"></text:span>such as a new installation, an upgrade, and a complete or custom installation<text:span text:style-name="T6"></text:span>under normal and abnormal conditions. Abnormal conditions include insufficient disk space, lack of privilege to create directories, and so on. The second purpose is to verify that, once installed, the software operates correctly. This usually means running a number of the tests that were developed for Function Testing.]</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70">Technique Objective:</text:p>
          </table:table-cell>
          <table:table-cell table:style-name="Table13.B1" office:value-type="string">
            <text:p text:style-name="InfoBlue">[Exercise the installation of the target-of-test onto each required hardware configuration under the following conditions to observe and log installation behavior and configuration state changes:</text:p>
            <text:list xml:id="list1870035891" text:style-name="WW8Num53">
              <text:list-item>
                <text:p text:style-name="P39">new installation: a new machine, never installed previously with <text:subject>GreenClothaWay-Website</text:subject></text:p>
              </text:list-item>
              <text:list-item>
                <text:p text:style-name="P39">update: a <text:s/>machine previously installed <text:subject>GreenClothaWay-Website</text:subject>, same version</text:p>
              </text:list-item>
              <text:list-item>
                <text:p text:style-name="P39">update: a machine previously installed <text:subject>GreenClothaWay-Website</text:subject>, older version]</text:p>
              </text:list-item>
            </text:list>
          </table:table-cell>
        </table:table-row>
        <text:soft-page-break/>
        <table:table-row table:style-name="Table13.1">
          <table:table-cell table:style-name="Table13.A2" office:value-type="string">
            <text:p text:style-name="P70">Technique:</text:p>
          </table:table-cell>
          <table:table-cell table:style-name="Table13.B2" office:value-type="string">
            <text:list xml:id="list1424054162" text:style-name="WW8Num90">
              <text:list-item>
                <text:p text:style-name="P91">[Develop automated or manual scripts to validate the condition of the target machine. </text:p>
                <text:list>
                  <text:list-item>
                    <text:p text:style-name="P91">new: never installed</text:p>
                  </text:list-item>
                  <text:list-item>
                    <text:p text:style-name="P91">same or older version already installed</text:p>
                  </text:list-item>
                </text:list>
              </text:list-item>
              <text:list-item>
                <text:p text:style-name="P91">Launch or perform installation.</text:p>
              </text:list-item>
              <text:list-item>
                <text:p text:style-name="P91">Using a predetermined subset of Function Test scripts, run the transactions.]</text:p>
              </text:list-item>
            </text:list>
          </table:table-cell>
        </table:table-row>
        <table:table-row table:style-name="Table13.1">
          <table:table-cell table:style-name="Table13.A2" office:value-type="string">
            <text:p text:style-name="body_20_text">Oracles:</text:p>
          </table:table-cell>
          <table:table-cell table:style-name="Table13.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13.1">
          <table:table-cell table:style-name="Table13.A2" office:value-type="string">
            <text:p text:style-name="P89">Required Tools:</text:p>
          </table:table-cell>
          <table:table-cell table:style-name="Table13.B4" office:value-type="string">
            <text:p text:style-name="InfoBlue">[The technique requires the following tools:</text:p>
            <text:list xml:id="list2584487525" text:style-name="WW8Num4">
              <text:list-item>
                <text:p text:style-name="P40">base configuration imager and restorer</text:p>
              </text:list-item>
              <text:list-item>
                <text:p text:style-name="P40">installation monitoring tools (registry, hard disk, CPU, memory, and so on)]</text:p>
              </text:list-item>
            </text:list>
          </table:table-cell>
        </table:table-row>
        <table:table-row table:style-name="Table13.1">
          <table:table-cell table:style-name="Table13.A2" office:value-type="string">
            <text:p text:style-name="P70">Success Criteria:</text:p>
          </table:table-cell>
          <table:table-cell table:style-name="Table13.B5" office:value-type="string">
            <text:p text:style-name="InfoBlue">[The technique supports the testing of the installation of the developed product in one or more installation configurations.]</text:p>
          </table:table-cell>
        </table:table-row>
        <table:table-row table:style-name="Table13.1">
          <table:table-cell table:style-name="Table13.A6" office:value-type="string">
            <text:p text:style-name="P70">Special Considerations:</text:p>
          </table:table-cell>
          <table:table-cell table:style-name="Table13.B6" office:value-type="string">
            <text:p text:style-name="InfoBlue">[What <text:subject>GreenClothaWay-Website</text:subject><text:s/>transactions should be selected to comprise a confidence test that <text:subject>GreenClothaWay-Website</text:subject><text:s/>application has been successfully installed and no major software components are missing?]</text:p>
          </table:table-cell>
        </table:table-row>
      </table:table>
      <text:h text:style-name="P13" text:outline-level="1"><text:bookmark-start text:name="__RefHeading___Toc524537158"/>Entry and Exit Criteria<text:bookmark-end text:name="__RefHeading___Toc524537158"/></text:h>
      <text:h text:style-name="P16" text:outline-level="2"><text:bookmark-start text:name="__RefHeading___Toc524537159"/>Test Plan<text:bookmark-end text:name="__RefHeading___Toc524537159"/></text:h>
      <text:h text:style-name="Heading_20_3" text:outline-level="3"><text:bookmark-start text:name="__RefHeading___Toc524537160"/>Test Plan Entry Criteria<text:bookmark-end text:name="__RefHeading___Toc524537160"/></text:h>
      <text:p text:style-name="InfoBlue">[Specify the criteria that will be used to determine whether the execution of the <text:span text:style-name="T1">Test Plan</text:span> can begin.]</text:p>
      <text:h text:style-name="Heading_20_3" text:outline-level="3"><text:bookmark-start text:name="__RefHeading___Toc524537161"/>Test Plan Exit Criteria<text:bookmark-end text:name="__RefHeading___Toc524537161"/></text:h>
      <text:p text:style-name="InfoBlue"><text:s/>[Specify the criteria that will be used to determine whether the execution of the <text:span text:style-name="T1">Test Plan</text:span> is complete or that continued execution provides no further benefit.]</text:p>
      <text:h text:style-name="Heading_20_3" text:outline-level="3"><text:span text:style-name="T7"><text:s/></text:span><text:bookmark-start text:name="__RefHeading___Toc524537162"/>Suspension and Resumption Criteria<text:bookmark-end text:name="__RefHeading___Toc524537162"/></text:h>
      <text:p text:style-name="InfoBlue">[Specify the criteria that will be used to determine whether testing should be prematurely suspended or ended before the plan has been completely executed, and under what criteria testing can be resumed.] </text:p>
      <text:h text:style-name="Heading_20_2" text:outline-level="2"><text:bookmark-start text:name="__RefHeading___Toc524537163"/>Test Cycles<text:bookmark-end text:name="__RefHeading___Toc524537163"/></text:h>
      <text:h text:style-name="Heading_20_3" text:outline-level="3"><text:bookmark-start text:name="__RefHeading___Toc524537164"/>Test Cycle Entry Criteria<text:bookmark-end text:name="__RefHeading___Toc524537164"/></text:h>
      <text:p text:style-name="InfoBlue">[Specify the criteria to be used to determine whether the test effort for the next Test Cycle of this <text:span text:style-name="T1">Test Plan</text:span> can begin.]</text:p>
      <text:h text:style-name="Heading_20_3" text:outline-level="3"><text:bookmark-start text:name="__RefHeading___Toc524537165"/><text:soft-page-break/>Test Cycle Exit Criteria<text:bookmark-end text:name="__RefHeading___Toc524537165"/></text:h>
      <text:p text:style-name="InfoBlue">[Specify the criteria that will be used to determine whether the test effort for the current Test Cycle of this <text:span text:style-name="T1">Test Plan</text:span> is deemed sufficient.]</text:p>
      <text:h text:style-name="Heading_20_3" text:outline-level="3"><text:bookmark-start text:name="__RefHeading___Toc524537166"/>Test Cycle Abnormal Termination<text:bookmark-end text:name="__RefHeading___Toc524537166"/></text:h>
      <text:p text:style-name="InfoBlue">[Specify the criteria that will be used to determine whether testing should be prematurely suspended or ended for the current test cycle, or whether the intended build candidate to be tested must be altered.] </text:p>
      <text:h text:style-name="P13" text:outline-level="1"><text:bookmark-start text:name="__RefHeading___Toc524537167"/>Deliverables<text:bookmark-end text:name="__RefHeading___Toc524537167"/></text:h>
      <text:p text:style-name="InfoBlue">[In this section, list the various artifacts that will be created by the test effort that are useful deliverables to the various stakeholders of the test effort. Don’t list all work products; only list those that give direct, tangible benefit to a stakeholder and those by which you want the success of the test effort to be measured.]</text:p>
      <text:h text:style-name="P16" text:outline-level="2"><text:bookmark-start text:name="__RefHeading___Toc524537168"/>Test Evaluation Summaries<text:bookmark-end text:name="__RefHeading___Toc524537168"/></text:h>
      <text:p text:style-name="InfoBlue">[Provide a brief outline of both the form and content of the test evaluation summaries, and indicate how frequently they will be produced.]</text:p>
      <text:h text:style-name="P16" text:outline-level="2"><text:bookmark-start text:name="__RefHeading___Toc524537169"/>Reporting on Test Coverage<text:bookmark-end text:name="__RefHeading___Toc524537169"/></text:h>
      <text:p text:style-name="InfoBlue">[Provide a brief outline of both the form and content of the reports used to measure the extent of testing, and indicate how frequently they will be produced. Give an indication as to the method and tools used to record, measure, and report on the extent of testing.] </text:p>
      <text:h text:style-name="P16" text:outline-level="2"><text:bookmark-start text:name="__RefHeading___Toc524537170"/>Perceived Quality Reports<text:bookmark-end text:name="__RefHeading___Toc524537170"/></text:h>
      <text:p text:style-name="InfoBlue">[Provide a brief outline of both the form and 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h text:style-name="P16" text:outline-level="2"><text:bookmark-start text:name="__RefHeading___Toc524537171"/>Incident Logs and Change Requests<text:bookmark-end text:name="__RefHeading___Toc524537171"/></text:h>
      <text:p text:style-name="InfoBlue">[Provide a brief outline of both the method and tools used to record, track, and manage test incidents, associated change requests, and their status.]</text:p>
      <text:h text:style-name="P16" text:outline-level="2"><text:bookmark-start text:name="__RefHeading___Toc524537172"/>Smoke Test Suite and Supporting Test Scripts<text:bookmark-end text:name="__RefHeading___Toc524537172"/></text:h>
      <text:p text:style-name="InfoBlue">[Provide a brief outline of the test assets that will be delivered to allow ongoing regression testing of subsequent product builds to help detect regressions in the product quality.] <text:s/></text:p>
      <text:h text:style-name="P16" text:outline-level="2"><text:bookmark-start text:name="__RefHeading___Toc524537173"/>Additional Work Products<text:bookmark-end text:name="__RefHeading___Toc524537173"/></text:h>
      <text:p text:style-name="InfoBlue">[In this section, identify the work products that are optional deliverables or those that should not be used to measure or assess the successful execution of the <text:span text:style-name="T1">Test Plan</text:span>.]</text:p>
      <text:h text:style-name="Heading_20_3" text:outline-level="3"><text:bookmark-start text:name="__RefHeading___Toc524537174"/>Detailed Test Results<text:bookmark-end text:name="__RefHeading___Toc524537174"/></text:h>
      <text:p text:style-name="InfoBlue">[This denotes either a collection of Microsoft Excel spreadsheets listing the results determined for each test case, or the repository of both test logs and determined results maintained by a specialized test product.]</text:p>
      <text:h text:style-name="Heading_20_3" text:outline-level="3"><text:bookmark-start text:name="__RefHeading___Toc524537175"/>Additional Automated Functional Test Scripts<text:bookmark-end text:name="__RefHeading___Toc524537175"/></text:h>
      <text:p text:style-name="InfoBlue">[These will be either a collection of the source code files for automated test scripts, or the repository of both source code and compiled executables for test scripts maintained by the test automation product.]</text:p>
      <text:h text:style-name="Heading_20_3" text:outline-level="3"><text:bookmark-start text:name="__RefHeading___Toc524537176"/><text:soft-page-break/>Test Guidelines<text:bookmark-end text:name="__RefHeading___Toc524537176"/></text:h>
      <text:p text:style-name="InfoBlue">[Test Guidelines cover a broad set of categories, including Test-Idea catalogs, Good Practice Guidance, Test patterns, Fault and Failure Models, Automation Design Standards, and so forth.]</text:p>
      <text:h text:style-name="Heading_20_3" text:outline-level="3"><text:bookmark-start text:name="__RefHeading___Toc524537177"/>Traceability Matrices<text:bookmark-end text:name="__RefHeading___Toc524537177"/></text:h>
      <text:p text:style-name="InfoBlue">[Using a tool such as Rational RequisistePro or MS Excel, provide one or more matrices of traceability relationships between traced items.]</text:p>
      <text:h text:style-name="Heading_20_1" text:outline-level="1"><text:bookmark-start text:name="__RefHeading___Toc524537178"/>Testing Workflow<text:bookmark-end text:name="__RefHeading___Toc524537178"/></text:h>
      <text:p text:style-name="InfoBlue">[Provide an outline of the workflow to be followed by the Test team in the development and execution of this <text:span text:style-name="T1">Test Plan</text:span>.]</text:p>
      <text:p text:style-name="InfoBlue">The specific testing workflow that you will use should be documented separately in the project's Development Case. It should explain how the project has customized the base RUP test workflow (typically on a phase-by-phase basis). In most cases, we recommend you place a reference in this section of the <text:span text:style-name="T1">Test Plan</text:span> to the relevant section of 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 for example:</text:p>
      <text:list xml:id="list596673149" text:style-name="WW8Num20">
        <text:list-item>
          <text:p text:style-name="P92">defined as a list of tasks in this section of the <text:span text:style-name="T1">Test Plan</text:span>, or in an accompanying appendix </text:p>
        </text:list-item>
        <text:list-item>
          <text:p text:style-name="P92">defined in a central project schedule (often in a scheduling tool such as Microsoft Project) </text:p>
        </text:list-item>
        <text:list-item>
          <text:p text:style-name="P92">documented in individual, "dynamic" to-do lists for each team member, which are usually too detailed to be placed in the <text:span text:style-name="T1">Test Plan</text:span> </text:p>
        </text:list-item>
        <text:list-item>
          <text:p text:style-name="P92">documented on a centrally located whiteboard and updated dynamically </text:p>
        </text:list-item>
        <text:list-item>
          <text:p text:style-name="P92">not formally documented at all</text:p>
        </text:list-item>
      </text:list>
      <text:p text:style-name="InfoBlue">Based on your project culture, you should either list your specific testing tasks here or provide some descriptive text explaining the process your team uses to handle detailed task planning and provide a reference to where the details are stored, if appropriate.</text:p>
      <text:p text:style-name="InfoBlue">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T1">Note</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easier and simply reference the "Master" source material.] </text:p>
      <text:h text:style-name="Heading_20_1" text:outline-level="1"><text:bookmark-start text:name="__RefHeading___Toc524537179"/>Environmental Needs<text:bookmark-end text:name="__RefHeading___Toc524537179"/></text:h>
      <text:p text:style-name="InfoBlue">[This section presents the non-human resources required for the <text:span text:style-name="T1">Test Plan</text:span>.]</text:p>
      <text:h text:style-name="P16" text:outline-level="2"><text:bookmark-start text:name="__RefHeading___Toc524537180"/>Base System Hardware<text:bookmark-end text:name="__RefHeading___Toc524537180"/></text:h>
      <text:p text:style-name="P71">The following table sets forth the system resources for the test effort presented in this <text:span text:style-name="T5">Test Plan</text:span>.</text:p>
      <text:p text:style-name="InfoBlue">[The specific elements of the test system may not be fully understood in early iterations, so expect this section to be completed over time. We recommend that the system simulates the production environment, scaling down the concurrent access and database size, and so forth, if and where appropriate.]</text:p>
      <text:p text:style-name="InfoBlue"><text:soft-page-break/>[<text:span text:style-name="T1">Note</text:span>: <text:s/>Add or delete items as appropriate.]</text:p>
      <text:p text:style-name="Text_20_body"/>
      <table:table table:name="Table14" table:style-name="Table14">
        <table:table-column table:style-name="Table14.A"/>
        <table:table-column table:style-name="Table14.B"/>
        <table:table-column table:style-name="Table14.C"/>
        <table:table-header-rows>
          <table:table-row table:style-name="Table14.1">
            <table:table-cell table:style-name="Table14.A1" table:number-columns-spanned="3" office:value-type="string">
              <text:p text:style-name="P76">System Resources</text:p>
            </table:table-cell>
            <table:covered-table-cell/>
            <table:covered-table-cell/>
          </table:table-row>
          <table:table-row table:style-name="Table14.1">
            <table:table-cell table:style-name="Table14.A2" office:value-type="string">
              <text:p text:style-name="P76">Resource</text:p>
            </table:table-cell>
            <table:table-cell table:style-name="Table14.A2" office:value-type="string">
              <text:p text:style-name="P76">Quantity</text:p>
            </table:table-cell>
            <table:table-cell table:style-name="Table14.A1" office:value-type="string">
              <text:p text:style-name="P76">Name and Type</text:p>
            </table:table-cell>
          </table:table-row>
        </table:table-header-rows>
        <table:table-row table:style-name="Table14.1">
          <table:table-cell table:style-name="Table14.A3" office:value-type="string">
            <text:p text:style-name="body_20_text">Database Server</text:p>
          </table:table-cell>
          <table:table-cell table:style-name="Table14.B3" office:value-type="string">
            <text:p text:style-name="P78"/>
          </table:table-cell>
          <table:table-cell table:style-name="Table14.C3" office:value-type="string">
            <text:p text:style-name="P78"/>
          </table:table-cell>
        </table:table-row>
        <table:table-row table:style-name="Table14.1">
          <table:table-cell table:style-name="Table14.A4" office:value-type="string">
            <text:p text:style-name="body_20_text"><text:span text:style-name="T11">—</text:span>Network or Subnet</text:p>
          </table:table-cell>
          <table:table-cell table:style-name="Table14.B4" office:value-type="string">
            <text:p text:style-name="P78"/>
          </table:table-cell>
          <table:table-cell table:style-name="Table14.C4" office:value-type="string">
            <text:p text:style-name="body_20_text">TBD</text:p>
          </table:table-cell>
        </table:table-row>
        <table:table-row table:style-name="Table14.1">
          <table:table-cell table:style-name="Table14.A5" office:value-type="string">
            <text:p text:style-name="body_20_text"><text:span text:style-name="T11">—</text:span>Server Name</text:p>
          </table:table-cell>
          <table:table-cell table:style-name="Table14.B5" office:value-type="string">
            <text:p text:style-name="P78"/>
          </table:table-cell>
          <table:table-cell table:style-name="Table14.C5" office:value-type="string">
            <text:p text:style-name="body_20_text">TBD</text:p>
          </table:table-cell>
        </table:table-row>
        <table:table-row table:style-name="Table14.1">
          <table:table-cell table:style-name="Table14.A6" office:value-type="string">
            <text:p text:style-name="body_20_text"><text:span text:style-name="T11">—</text:span>Database Name</text:p>
          </table:table-cell>
          <table:table-cell table:style-name="Table14.B6" office:value-type="string">
            <text:p text:style-name="P78"/>
          </table:table-cell>
          <table:table-cell table:style-name="Table14.C6" office:value-type="string">
            <text:p text:style-name="body_20_text">TBD</text:p>
          </table:table-cell>
        </table:table-row>
        <table:table-row table:style-name="Table14.1">
          <table:table-cell table:style-name="Table14.A7" office:value-type="string">
            <text:p text:style-name="body_20_text">Client Test PCs</text:p>
          </table:table-cell>
          <table:table-cell table:style-name="Table14.B7" office:value-type="string">
            <text:p text:style-name="P78"/>
          </table:table-cell>
          <table:table-cell table:style-name="Table14.C7" office:value-type="string">
            <text:p text:style-name="P78"/>
          </table:table-cell>
        </table:table-row>
        <table:table-row table:style-name="Table14.1">
          <table:table-cell table:style-name="Table14.A8" office:value-type="string">
            <text:p text:style-name="body_20_text"><text:span text:style-name="T11">—</text:span>Include special configuration requirements</text:p>
          </table:table-cell>
          <table:table-cell table:style-name="Table14.B8" office:value-type="string">
            <text:p text:style-name="P78"/>
          </table:table-cell>
          <table:table-cell table:style-name="Table14.C8" office:value-type="string">
            <text:p text:style-name="body_20_text">TBD</text:p>
          </table:table-cell>
        </table:table-row>
        <table:table-row table:style-name="Table14.1">
          <table:table-cell table:style-name="Table14.A9" office:value-type="string">
            <text:p text:style-name="body_20_text">Test Repository</text:p>
          </table:table-cell>
          <table:table-cell table:style-name="Table14.B9" office:value-type="string">
            <text:p text:style-name="P78"/>
          </table:table-cell>
          <table:table-cell table:style-name="Table14.C9" office:value-type="string">
            <text:p text:style-name="P78"/>
          </table:table-cell>
        </table:table-row>
        <table:table-row table:style-name="Table14.1">
          <table:table-cell table:style-name="Table14.A10" office:value-type="string">
            <text:p text:style-name="body_20_text"><text:span text:style-name="T11">—</text:span>Network or Subnet</text:p>
          </table:table-cell>
          <table:table-cell table:style-name="Table14.B10" office:value-type="string">
            <text:p text:style-name="P78"/>
          </table:table-cell>
          <table:table-cell table:style-name="Table14.C10" office:value-type="string">
            <text:p text:style-name="body_20_text">TBD</text:p>
          </table:table-cell>
        </table:table-row>
        <table:table-row table:style-name="Table14.1">
          <table:table-cell table:style-name="Table14.A11" office:value-type="string">
            <text:p text:style-name="body_20_text"><text:span text:style-name="T11">—</text:span>Server Name</text:p>
          </table:table-cell>
          <table:table-cell table:style-name="Table14.B11" office:value-type="string">
            <text:p text:style-name="P78"/>
          </table:table-cell>
          <table:table-cell table:style-name="Table14.C11" office:value-type="string">
            <text:p text:style-name="body_20_text">TBD</text:p>
          </table:table-cell>
        </table:table-row>
        <table:table-row table:style-name="Table14.1">
          <table:table-cell table:style-name="Table14.A12" office:value-type="string">
            <text:p text:style-name="body_20_text">Test Development PCs</text:p>
          </table:table-cell>
          <table:table-cell table:style-name="Table14.B12" office:value-type="string">
            <text:p text:style-name="P78"/>
          </table:table-cell>
          <table:table-cell table:style-name="Table14.C12" office:value-type="string">
            <text:p text:style-name="body_20_text">TBD</text:p>
          </table:table-cell>
        </table:table-row>
      </table:table>
      <text:h text:style-name="Heading_20_2" text:outline-level="2"><text:bookmark-start text:name="__RefHeading___Toc524537181"/>Base Software Elements in the Test Environment<text:bookmark-end text:name="__RefHeading___Toc524537181"/></text:h>
      <text:p text:style-name="P69">The following base software elements are required in the test environment for this <text:span text:style-name="T5">Test Plan</text:span>.</text:p>
      <text:p text:style-name="InfoBlue">[Note: <text:s/>Add or delete items as appropriat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5">Software Element Name</text:p>
            </table:table-cell>
            <table:table-cell table:style-name="Table15.A1" office:value-type="string">
              <text:p text:style-name="P76">Version</text:p>
            </table:table-cell>
            <table:table-cell table:style-name="Table15.C1" office:value-type="string">
              <text:p text:style-name="P76">Type and Other Notes</text:p>
            </table:table-cell>
          </table:table-row>
        </table:table-header-rows>
        <table:table-row table:style-name="Table15.1">
          <table:table-cell table:style-name="Table15.A2" office:value-type="string">
            <text:p text:style-name="body_20_text">NT Workstation</text:p>
          </table:table-cell>
          <table:table-cell table:style-name="Table15.B2" office:value-type="string">
            <text:p text:style-name="P77"/>
          </table:table-cell>
          <table:table-cell table:style-name="Table15.C2" office:value-type="string">
            <text:p text:style-name="body_20_text">Operating System</text:p>
          </table:table-cell>
        </table:table-row>
        <table:table-row table:style-name="Table15.1">
          <table:table-cell table:style-name="Table15.A3" office:value-type="string">
            <text:p text:style-name="body_20_text">Windows 2000</text:p>
          </table:table-cell>
          <table:table-cell table:style-name="Table15.B3" office:value-type="string">
            <text:p text:style-name="P77"/>
          </table:table-cell>
          <table:table-cell table:style-name="Table15.C3" office:value-type="string">
            <text:p text:style-name="body_20_text">Operating System</text:p>
          </table:table-cell>
        </table:table-row>
        <table:table-row table:style-name="Table15.1">
          <table:table-cell table:style-name="Table15.A4" office:value-type="string">
            <text:p text:style-name="body_20_text">Internet Explorer</text:p>
          </table:table-cell>
          <table:table-cell table:style-name="Table15.B4" office:value-type="string">
            <text:p text:style-name="P77"/>
          </table:table-cell>
          <table:table-cell table:style-name="Table15.C4" office:value-type="string">
            <text:p text:style-name="body_20_text">Internet Browser</text:p>
          </table:table-cell>
        </table:table-row>
        <table:table-row table:style-name="Table15.1">
          <table:table-cell table:style-name="Table15.A5" office:value-type="string">
            <text:p text:style-name="body_20_text">Netscape Navigator</text:p>
          </table:table-cell>
          <table:table-cell table:style-name="Table15.B5" office:value-type="string">
            <text:p text:style-name="P77"/>
          </table:table-cell>
          <table:table-cell table:style-name="Table15.C5" office:value-type="string">
            <text:p text:style-name="body_20_text">Internet Browser</text:p>
          </table:table-cell>
        </table:table-row>
        <table:table-row table:style-name="Table15.1">
          <table:table-cell table:style-name="Table15.A6" office:value-type="string">
            <text:p text:style-name="body_20_text">MS Outlook</text:p>
          </table:table-cell>
          <table:table-cell table:style-name="Table15.B6" office:value-type="string">
            <text:p text:style-name="P77"/>
          </table:table-cell>
          <table:table-cell table:style-name="Table15.C6" office:value-type="string">
            <text:p text:style-name="body_20_text">eMail Client software</text:p>
          </table:table-cell>
        </table:table-row>
        <table:table-row table:style-name="Table15.1">
          <table:table-cell table:style-name="Table15.A7" office:value-type="string">
            <text:p text:style-name="body_20_text">Network Associates McAfee Virus Checker</text:p>
          </table:table-cell>
          <table:table-cell table:style-name="Table15.B7" office:value-type="string">
            <text:p text:style-name="P77"/>
          </table:table-cell>
          <table:table-cell table:style-name="Table15.C7" office:value-type="string">
            <text:p text:style-name="body_20_text">Virus Detection and Recovery Software</text:p>
          </table:table-cell>
        </table:table-row>
      </table:table>
      <text:p text:style-name="Text_20_body"/>
      <text:h text:style-name="Heading_20_2" text:outline-level="2"><text:bookmark-start text:name="__RefHeading___Toc524537182"/>Productivity and Support Tools<text:bookmark-end text:name="__RefHeading___Toc524537182"/></text:h>
      <text:p text:style-name="P69">The following tools will be employed to support the test process for this <text:span text:style-name="T5">Test Plan</text:span>.</text:p>
      <text:p text:style-name="InfoBlue">[Note: <text:s/>Add or delete items as appropriate.]</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75">Tool Category or Type</text:p>
            </table:table-cell>
            <table:table-cell table:style-name="Table16.A1" office:value-type="string">
              <text:p text:style-name="P76">Tool Brand Name</text:p>
            </table:table-cell>
            <table:table-cell table:style-name="Table16.A1" office:value-type="string">
              <text:p text:style-name="P76">Vendor or In-house</text:p>
            </table:table-cell>
            <table:table-cell table:style-name="Table16.D1" office:value-type="string">
              <text:p text:style-name="P76">Version</text:p>
            </table:table-cell>
          </table:table-row>
        </table:table-header-rows>
        <table:table-row table:style-name="Table16.1">
          <table:table-cell table:style-name="Table16.A2" office:value-type="string">
            <text:p text:style-name="body_20_text">Test Management</text:p>
          </table:table-cell>
          <table:table-cell table:style-name="Table16.B2" office:value-type="string">
            <text:p text:style-name="P77"/>
          </table:table-cell>
          <table:table-cell table:style-name="Table16.C2" office:value-type="string">
            <text:p text:style-name="P77"/>
          </table:table-cell>
          <table:table-cell table:style-name="Table16.D2" office:value-type="string">
            <text:p text:style-name="P77"/>
          </table:table-cell>
        </table:table-row>
        <table:table-row table:style-name="Table16.1">
          <table:table-cell table:style-name="Table16.A3" office:value-type="string">
            <text:p text:style-name="body_20_text">Defect Tracking</text:p>
          </table:table-cell>
          <table:table-cell table:style-name="Table16.B3" office:value-type="string">
            <text:p text:style-name="P77"/>
          </table:table-cell>
          <table:table-cell table:style-name="Table16.C3" office:value-type="string">
            <text:p text:style-name="P77"/>
          </table:table-cell>
          <table:table-cell table:style-name="Table16.D3" office:value-type="string">
            <text:p text:style-name="P77"/>
          </table:table-cell>
        </table:table-row>
        <table:table-row table:style-name="Table16.1">
          <table:table-cell table:style-name="Table16.A4" office:value-type="string">
            <text:p text:style-name="body_20_text">ASQ Tool for functional testing</text:p>
          </table:table-cell>
          <table:table-cell table:style-name="Table16.B4" office:value-type="string">
            <text:p text:style-name="P77"/>
          </table:table-cell>
          <table:table-cell table:style-name="Table16.C4" office:value-type="string">
            <text:p text:style-name="P77"/>
          </table:table-cell>
          <table:table-cell table:style-name="Table16.D4" office:value-type="string">
            <text:p text:style-name="P77"/>
          </table:table-cell>
        </table:table-row>
        <text:soft-page-break/>
        <table:table-row table:style-name="Table16.1">
          <table:table-cell table:style-name="Table16.A5" office:value-type="string">
            <text:p text:style-name="body_20_text">ASQ Tool for performance testing</text:p>
          </table:table-cell>
          <table:table-cell table:style-name="Table16.B5" office:value-type="string">
            <text:p text:style-name="P77"/>
          </table:table-cell>
          <table:table-cell table:style-name="Table16.C5" office:value-type="string">
            <text:p text:style-name="P77"/>
          </table:table-cell>
          <table:table-cell table:style-name="Table16.D5" office:value-type="string">
            <text:p text:style-name="P77"/>
          </table:table-cell>
        </table:table-row>
        <table:table-row table:style-name="Table16.1">
          <table:table-cell table:style-name="Table16.A6" office:value-type="string">
            <text:p text:style-name="body_20_text">Test Coverage Monitor or Profiler</text:p>
          </table:table-cell>
          <table:table-cell table:style-name="Table16.B6" office:value-type="string">
            <text:p text:style-name="P77"/>
          </table:table-cell>
          <table:table-cell table:style-name="Table16.C6" office:value-type="string">
            <text:p text:style-name="P77"/>
          </table:table-cell>
          <table:table-cell table:style-name="Table16.D6" office:value-type="string">
            <text:p text:style-name="P77"/>
          </table:table-cell>
        </table:table-row>
        <table:table-row table:style-name="Table16.1">
          <table:table-cell table:style-name="Table16.A7" office:value-type="string">
            <text:p text:style-name="body_20_text">Project Management</text:p>
          </table:table-cell>
          <table:table-cell table:style-name="Table16.B7" office:value-type="string">
            <text:p text:style-name="P77"/>
          </table:table-cell>
          <table:table-cell table:style-name="Table16.C7" office:value-type="string">
            <text:p text:style-name="P77"/>
          </table:table-cell>
          <table:table-cell table:style-name="Table16.D7" office:value-type="string">
            <text:p text:style-name="P77"/>
          </table:table-cell>
        </table:table-row>
        <table:table-row table:style-name="Table16.1">
          <table:table-cell table:style-name="Table16.A8" office:value-type="string">
            <text:p text:style-name="body_20_text">DBMS tools</text:p>
          </table:table-cell>
          <table:table-cell table:style-name="Table16.B8" office:value-type="string">
            <text:p text:style-name="P77"/>
          </table:table-cell>
          <table:table-cell table:style-name="Table16.C8" office:value-type="string">
            <text:p text:style-name="P77"/>
          </table:table-cell>
          <table:table-cell table:style-name="Table16.D8" office:value-type="string">
            <text:p text:style-name="P77"/>
          </table:table-cell>
        </table:table-row>
      </table:table>
      <text:h text:style-name="P14" text:outline-level="1"/>
      <text:h text:style-name="Heading_20_2" text:outline-level="2"><text:bookmark-start text:name="__RefHeading___Toc524537183"/>Test Environment Configurations<text:bookmark-end text:name="__RefHeading___Toc524537183"/></text:h>
      <text:p text:style-name="P69">The following Test Environment Configurations needs to be provided and supported for this project.</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5">Configuration Name</text:p>
            </table:table-cell>
            <table:table-cell table:style-name="Table17.A1" office:value-type="string">
              <text:p text:style-name="P76">Description</text:p>
            </table:table-cell>
            <table:table-cell table:style-name="Table17.C1" office:value-type="string">
              <text:p text:style-name="P76">Implemented in Physical Configuration</text:p>
            </table:table-cell>
          </table:table-row>
        </table:table-header-rows>
        <table:table-row table:style-name="Table17.1">
          <table:table-cell table:style-name="Table17.A2" office:value-type="string">
            <text:p text:style-name="body_20_text">Average user configuration</text:p>
          </table:table-cell>
          <table:table-cell table:style-name="Table17.B2" office:value-type="string">
            <text:p text:style-name="P77"/>
          </table:table-cell>
          <table:table-cell table:style-name="Table17.C2" office:value-type="string">
            <text:p text:style-name="P77"/>
          </table:table-cell>
        </table:table-row>
        <table:table-row table:style-name="Table17.1">
          <table:table-cell table:style-name="Table17.A3" office:value-type="string">
            <text:p text:style-name="body_20_text">Minimal configuration supported</text:p>
          </table:table-cell>
          <table:table-cell table:style-name="Table17.B3" office:value-type="string">
            <text:p text:style-name="P77"/>
          </table:table-cell>
          <table:table-cell table:style-name="Table17.C3" office:value-type="string">
            <text:p text:style-name="P77"/>
          </table:table-cell>
        </table:table-row>
        <table:table-row table:style-name="Table17.1">
          <table:table-cell table:style-name="Table17.A4" office:value-type="string">
            <text:p text:style-name="body_20_text">Visually and mobility challenged</text:p>
          </table:table-cell>
          <table:table-cell table:style-name="Table17.B4" office:value-type="string">
            <text:p text:style-name="P77"/>
          </table:table-cell>
          <table:table-cell table:style-name="Table17.C4" office:value-type="string">
            <text:p text:style-name="P77"/>
          </table:table-cell>
        </table:table-row>
        <table:table-row table:style-name="Table17.1">
          <table:table-cell table:style-name="Table17.A5" office:value-type="string">
            <text:p text:style-name="body_20_text">International Double Byte OS</text:p>
          </table:table-cell>
          <table:table-cell table:style-name="Table17.B5" office:value-type="string">
            <text:p text:style-name="P77"/>
          </table:table-cell>
          <table:table-cell table:style-name="Table17.C5" office:value-type="string">
            <text:p text:style-name="P77"/>
          </table:table-cell>
        </table:table-row>
        <table:table-row table:style-name="Table17.1">
          <table:table-cell table:style-name="Table17.A6" office:value-type="string">
            <text:p text:style-name="body_20_text">Network installation (not client)</text:p>
          </table:table-cell>
          <table:table-cell table:style-name="Table17.B6" office:value-type="string">
            <text:p text:style-name="P77"/>
          </table:table-cell>
          <table:table-cell table:style-name="Table17.C6" office:value-type="string">
            <text:p text:style-name="P77"/>
          </table:table-cell>
        </table:table-row>
      </table:table>
      <text:p text:style-name="Standard"/>
      <text:h text:style-name="Heading_20_1" text:outline-level="1"><text:bookmark-start text:name="_Ref524433573"/><text:bookmark-start text:name="__RefHeading___Toc524537184"/><text:bookmark-start text:name="_Ref524434117"/>Responsibilities, Staffing, and Training Needs<text:bookmark-end text:name="_Ref524433573"/><text:bookmark-end text:name="__RefHeading___Toc524537184"/><text:bookmark-end text:name="_Ref524434117"/></text:h>
      <text:p text:style-name="InfoBlue">[This section presents the required resources to address the test effort outlined in the <text:span text:style-name="T1">Test Plan</text:span>—the main responsibilities, and the knowledge or skill sets required of those resources.]</text:p>
      <text:h text:style-name="Heading_20_2" text:outline-level="2"><text:bookmark-start text:name="__RefHeading___Toc524537185"/>People and Roles<text:bookmark-end text:name="__RefHeading___Toc524537185"/></text:h>
      <text:p text:style-name="P72">This table shows the staffing assumptions for the test effort.</text:p>
      <text:p text:style-name="InfoBlue">[<text:span text:style-name="T1">Note</text:span>: <text:s/>Add or delete items as appropriate.]</text:p>
      <text:p text:style-name="Text_20_body"/>
      <table:table table:name="Table18" table:style-name="Table18">
        <table:table-column table:style-name="Table18.A"/>
        <table:table-column table:style-name="Table18.B"/>
        <table:table-column table:style-name="Table18.C"/>
        <table:table-header-rows>
          <table:table-row table:style-name="Table18.1">
            <table:table-cell table:style-name="Table18.A1" table:number-columns-spanned="3" office:value-type="string">
              <text:p text:style-name="P76">Human Resources</text:p>
            </table:table-cell>
            <table:covered-table-cell/>
            <table:covered-table-cell/>
          </table:table-row>
          <table:table-row table:style-name="Table18.1">
            <table:table-cell table:style-name="Table18.A2" office:value-type="string">
              <text:p text:style-name="P76">Role</text:p>
            </table:table-cell>
            <table:table-cell table:style-name="Table18.A2" office:value-type="string">
              <text:p text:style-name="P76">Minimum Resources Recommended</text:p>
              <text:p text:style-name="P79">(number of full-time roles allocated)</text:p>
            </table:table-cell>
            <table:table-cell table:style-name="Table18.A1" office:value-type="string">
              <text:p text:style-name="P76">Specific Responsibilities or Comments</text:p>
            </table:table-cell>
          </table:table-row>
        </table:table-header-rows>
        <table:table-row table:style-name="Table18.1">
          <table:table-cell table:style-name="Table18.A3" office:value-type="string">
            <text:p text:style-name="body_20_text">Test Manager</text:p>
          </table:table-cell>
          <table:table-cell table:style-name="Table18.B3" office:value-type="string">
            <text:p text:style-name="P78"/>
          </table:table-cell>
          <table:table-cell table:style-name="Table18.C3" office:value-type="string">
            <text:p text:style-name="body_20_text">Provides management oversight. </text:p>
            <text:p text:style-name="body_20_text">Responsibilities include:</text:p>
            <text:list xml:id="list1903262149" text:style-name="WW8Num37">
              <text:list-item>
                <text:p text:style-name="P80">planning and logistics</text:p>
              </text:list-item>
              <text:list-item>
                <text:p text:style-name="P80">agree mission </text:p>
              </text:list-item>
              <text:list-item>
                <text:p text:style-name="P80">identify motivators</text:p>
              </text:list-item>
              <text:list-item>
                <text:p text:style-name="P80">acquire appropriate resources</text:p>
              </text:list-item>
              <text:list-item>
                <text:p text:style-name="P80">present management reporting</text:p>
              </text:list-item>
              <text:list-item>
                <text:p text:style-name="P80">advocate the interests of test</text:p>
              </text:list-item>
              <text:list-item>
                <text:p text:style-name="P80"><text:soft-page-break/>evaluate effectiveness of test effort</text:p>
              </text:list-item>
            </text:list>
          </table:table-cell>
        </table:table-row>
        <table:table-row table:style-name="Table18.1">
          <table:table-cell table:style-name="Table18.A4" office:value-type="string">
            <text:p text:style-name="body_20_text">Test Analyst</text:p>
            <text:p text:style-name="body_20_text"/>
          </table:table-cell>
          <table:table-cell table:style-name="Table18.B4" office:value-type="string">
            <text:p text:style-name="P78"/>
          </table:table-cell>
          <table:table-cell table:style-name="Table18.C4" office:value-type="string">
            <text:p text:style-name="body_20_text">Identifies and defines the specific tests to be conducted.</text:p>
            <text:p text:style-name="body_20_text">Responsibilities include:</text:p>
            <text:list xml:id="list1176817118" text:style-name="WW8Num25">
              <text:list-item>
                <text:p text:style-name="P81">identify test ideas</text:p>
              </text:list-item>
              <text:list-item>
                <text:p text:style-name="P81">define test details</text:p>
              </text:list-item>
              <text:list-item>
                <text:p text:style-name="P81">determine test results</text:p>
              </text:list-item>
              <text:list-item>
                <text:p text:style-name="P81">document change requests</text:p>
              </text:list-item>
              <text:list-item>
                <text:p text:style-name="P81">evaluate product quality</text:p>
              </text:list-item>
            </text:list>
          </table:table-cell>
        </table:table-row>
        <table:table-row table:style-name="Table18.1">
          <table:table-cell table:style-name="Table18.A5" office:value-type="string">
            <text:p text:style-name="body_20_text">Test Designer</text:p>
            <text:p text:style-name="body_20_text"/>
          </table:table-cell>
          <table:table-cell table:style-name="Table18.B5" office:value-type="string">
            <text:p text:style-name="P78"/>
          </table:table-cell>
          <table:table-cell table:style-name="Table18.C5" office:value-type="string">
            <text:p text:style-name="body_20_text">Defines the technical approach to the implementation of the test effort.</text:p>
            <text:p text:style-name="body_20_text">Responsibilities include:</text:p>
            <text:list xml:id="list141314538309460" text:continue-numbering="true" text:style-name="WW8Num25">
              <text:list-item>
                <text:p text:style-name="P81">define test approach</text:p>
              </text:list-item>
              <text:list-item>
                <text:p text:style-name="P81">define test automation architecture</text:p>
              </text:list-item>
              <text:list-item>
                <text:p text:style-name="P81">verify test techniques</text:p>
              </text:list-item>
              <text:list-item>
                <text:p text:style-name="P81">define testability elements</text:p>
              </text:list-item>
              <text:list-item>
                <text:p text:style-name="P81">structure test implementation</text:p>
              </text:list-item>
            </text:list>
          </table:table-cell>
        </table:table-row>
        <table:table-row table:style-name="Table18.6">
          <table:table-cell table:style-name="Table18.A6" office:value-type="string">
            <text:p text:style-name="body_20_text">Tester</text:p>
          </table:table-cell>
          <table:table-cell table:style-name="Table18.B6" office:value-type="string">
            <text:p text:style-name="P78"/>
          </table:table-cell>
          <table:table-cell table:style-name="Table18.C6" office:value-type="string">
            <text:p text:style-name="body_20_text">Implements and executes the tests.</text:p>
            <text:p text:style-name="body_20_text">Responsibilities include:</text:p>
            <text:list xml:id="list2689812639" text:style-name="WW8Num113">
              <text:list-item>
                <text:p text:style-name="P82">implement tests and test suites</text:p>
              </text:list-item>
              <text:list-item>
                <text:p text:style-name="P82">execute test suites</text:p>
              </text:list-item>
              <text:list-item>
                <text:p text:style-name="P82">log results</text:p>
              </text:list-item>
              <text:list-item>
                <text:p text:style-name="P82">analyze and recover from test failures</text:p>
              </text:list-item>
              <text:list-item>
                <text:p text:style-name="P82">document incidents</text:p>
              </text:list-item>
            </text:list>
          </table:table-cell>
        </table:table-row>
        <table:table-row table:style-name="Table18.1">
          <table:table-cell table:style-name="Table18.A7" office:value-type="string">
            <text:p text:style-name="body_20_text">Test System Administrator</text:p>
          </table:table-cell>
          <table:table-cell table:style-name="Table18.B7" office:value-type="string">
            <text:p text:style-name="P78"/>
          </table:table-cell>
          <table:table-cell table:style-name="Table18.C7" office:value-type="string">
            <text:p text:style-name="body_20_text">Ensures test environment and assets are managed and maintained.</text:p>
            <text:p text:style-name="body_20_text">Responsibilities include:</text:p>
            <text:list xml:id="list1630214950" text:style-name="WW8Num99">
              <text:list-item>
                <text:p text:style-name="P83">administer test management system</text:p>
              </text:list-item>
              <text:list-item>
                <text:p text:style-name="P83">install and support access to, and recovery of, test environment configurations and test labs</text:p>
              </text:list-item>
            </text:list>
          </table:table-cell>
        </table:table-row>
        <table:table-row table:style-name="Table18.1">
          <table:table-cell table:style-name="Table18.A8" office:value-type="string">
            <text:p text:style-name="body_20_text">Database Administrator, Database Manager</text:p>
          </table:table-cell>
          <table:table-cell table:style-name="Table18.B8" office:value-type="string">
            <text:p text:style-name="P78"/>
          </table:table-cell>
          <table:table-cell table:style-name="Table18.C8" office:value-type="string">
            <text:p text:style-name="body_20_text">Ensures test data (database) environment and assets are managed and maintained.</text:p>
            <text:p text:style-name="body_20_text">Responsibilities include:</text:p>
            <text:list xml:id="list3909337052" text:style-name="WW8Num24">
              <text:list-item>
                <text:p text:style-name="P84"><text:soft-page-break/>support the administration of test data and test beds (database).</text:p>
              </text:list-item>
            </text:list>
          </table:table-cell>
        </table:table-row>
        <table:table-row table:style-name="Table18.1">
          <table:table-cell table:style-name="Table18.A9" office:value-type="string">
            <text:p text:style-name="body_20_text">Designer</text:p>
          </table:table-cell>
          <table:table-cell table:style-name="Table18.B9" office:value-type="string">
            <text:p text:style-name="P78"/>
          </table:table-cell>
          <table:table-cell table:style-name="Table18.C9" office:value-type="string">
            <text:p text:style-name="body_20_text">Identifies and defines the operations, attributes, and associations of the test classes.</text:p>
            <text:p text:style-name="body_20_text">Responsibilities include:</text:p>
            <text:list xml:id="list647913272" text:style-name="WW8Num47">
              <text:list-item>
                <text:p text:style-name="P85">defines the test classes required to support testability requirements as defined by the test team</text:p>
              </text:list-item>
            </text:list>
          </table:table-cell>
        </table:table-row>
        <table:table-row table:style-name="Table18.1">
          <table:table-cell table:style-name="Table18.A10" office:value-type="string">
            <text:p text:style-name="body_20_text">Implementer</text:p>
          </table:table-cell>
          <table:table-cell table:style-name="Table18.B10" office:value-type="string">
            <text:p text:style-name="P78"/>
          </table:table-cell>
          <table:table-cell table:style-name="Table18.C10" office:value-type="string">
            <text:p text:style-name="body_20_text">Implements and unit tests the test classes and test packages.</text:p>
            <text:p text:style-name="body_20_text">Responsibilities include:</text:p>
            <text:list xml:id="list3971168699" text:style-name="WW8Num112">
              <text:list-item>
                <text:p text:style-name="P86">creates the test components required to support testability requirements as defined by the designer</text:p>
              </text:list-item>
            </text:list>
          </table:table-cell>
        </table:table-row>
      </table:table>
      <text:p text:style-name="Text_20_body"/>
      <text:h text:style-name="Heading_20_2" text:outline-level="2"><text:bookmark-start text:name="__RefHeading___Toc524537186"/>Staffing and Training Needs<text:bookmark-end text:name="__RefHeading___Toc524537186"/></text:h>
      <text:p text:style-name="P73">This section outlines how to approach staffing and training the test roles for the project.</text:p>
      <text:p text:style-name="infoblue">[The way to approach staffing and training will vary from project to project. If this section is part of a Master Test Plan, you should indicate at what points in the project lifecycle different skills and numbers of staff are needed. If this is an Iteration Test Plan, you should focus mainly on where and what training might occur during the Iteration.</text:p>
      <text:p text:style-name="infoblue">Give thought to your training needs, and plan to schedule this based on a Just-In-Time (JIT) approach—there is often a temptation to attend training too far in advance of its usage when the test team has apparent slack. Doing this introduces the risk of the training being forgotten by the time it's needed.</text:p>
      <text:p text:style-name="infoblue">Look for opportunities to combine the purchase of productivity tools with training on those tools, and arrange with the vendor to delay delivery of the training until just before you need it. If you have enough headcount, consider having training delivered in a customized manner for you, possibly at your own site.</text:p>
      <text:p text:style-name="infoblue">The test team often requires the support and skills of other team members not directly part of the test team. Make sure you arrange in your plan for appropriate availability of System Administrators, Database Administrators, and Developers who are required to enable the test effort.]</text:p>
      <text:h text:style-name="Heading_20_1" text:outline-level="1"><text:bookmark-start text:name="__RefHeading___Toc524537187"/>Iteration Milestones<text:bookmark-end text:name="__RefHeading___Toc524537187"/></text:h>
      <text:p text:style-name="InfoBlue">[Identify the key schedule milestones that set the context for the Testing effort. Avoid repeating too much detail that is documented elsewhere in plans that address the entire project.]</text:p>
      <text:p text:style-name="Text_20_body"/>
      <table:table table:name="Table19" table:style-name="Table19">
        <table:table-column table:style-name="Table19.A"/>
        <table:table-column table:style-name="Table19.B" table:number-columns-repeated="3"/>
        <table:table-column table:style-name="Table19.E"/>
        <table:table-header-rows>
          <table:table-row table:style-name="Table19.1">
            <table:table-cell table:style-name="Table19.A1" office:value-type="string">
              <text:p text:style-name="P67">Milestone</text:p>
            </table:table-cell>
            <table:table-cell table:style-name="Table19.A1" office:value-type="string">
              <text:p text:style-name="P67">Planned <text:s text:c="5"/>Start Date</text:p>
            </table:table-cell>
            <table:table-cell table:style-name="Table19.A1" office:value-type="string">
              <text:p text:style-name="P67">Actual <text:s text:c="8"/>Start Date</text:p>
            </table:table-cell>
            <table:table-cell table:style-name="Table19.A1" office:value-type="string">
              <text:p text:style-name="P67">Planned <text:s text:c="7"/>End Date</text:p>
            </table:table-cell>
            <table:table-cell table:style-name="Table19.E1" office:value-type="string">
              <text:p text:style-name="P67">Actual <text:s text:c="10"/>End Date</text:p>
            </table:table-cell>
          </table:table-row>
        </table:table-header-rows>
        <table:table-row table:style-name="Table19.1">
          <table:table-cell table:style-name="Table19.A2" office:value-type="string">
            <text:p text:style-name="body_20_text">Iteration Plan agreed</text:p>
          </table:table-cell>
          <table:table-cell table:style-name="Table19.B2" office:value-type="string">
            <text:p text:style-name="P78"/>
          </table:table-cell>
          <table:table-cell table:style-name="Table19.C2" office:value-type="string">
            <text:p text:style-name="P78"/>
          </table:table-cell>
          <table:table-cell table:style-name="Table19.D2" office:value-type="string">
            <text:p text:style-name="P78"/>
          </table:table-cell>
          <table:table-cell table:style-name="Table19.E2" office:value-type="string">
            <text:p text:style-name="P78"/>
          </table:table-cell>
        </table:table-row>
        <text:soft-page-break/>
        <table:table-row table:style-name="Table19.1">
          <table:table-cell table:style-name="Table19.A3" office:value-type="string">
            <text:p text:style-name="body_20_text">Iteration starts</text:p>
          </table:table-cell>
          <table:table-cell table:style-name="Table19.B3" office:value-type="string">
            <text:p text:style-name="P78"/>
          </table:table-cell>
          <table:table-cell table:style-name="Table19.C3" office:value-type="string">
            <text:p text:style-name="P78"/>
          </table:table-cell>
          <table:table-cell table:style-name="Table19.D3" office:value-type="string">
            <text:p text:style-name="P78"/>
          </table:table-cell>
          <table:table-cell table:style-name="Table19.E3" office:value-type="string">
            <text:p text:style-name="P78"/>
          </table:table-cell>
        </table:table-row>
        <table:table-row table:style-name="Table19.1">
          <table:table-cell table:style-name="Table19.A4" office:value-type="string">
            <text:p text:style-name="body_20_text">Requirements baselined</text:p>
          </table:table-cell>
          <table:table-cell table:style-name="Table19.B4" office:value-type="string">
            <text:p text:style-name="P78"/>
          </table:table-cell>
          <table:table-cell table:style-name="Table19.C4" office:value-type="string">
            <text:p text:style-name="P78"/>
          </table:table-cell>
          <table:table-cell table:style-name="Table19.D4" office:value-type="string">
            <text:p text:style-name="P78"/>
          </table:table-cell>
          <table:table-cell table:style-name="Table19.E4" office:value-type="string">
            <text:p text:style-name="P78"/>
          </table:table-cell>
        </table:table-row>
        <table:table-row table:style-name="Table19.1">
          <table:table-cell table:style-name="Table19.A5" office:value-type="string">
            <text:p text:style-name="body_20_text">Architecture baselined</text:p>
          </table:table-cell>
          <table:table-cell table:style-name="Table19.B5" office:value-type="string">
            <text:p text:style-name="P78"/>
          </table:table-cell>
          <table:table-cell table:style-name="Table19.C5" office:value-type="string">
            <text:p text:style-name="P78"/>
          </table:table-cell>
          <table:table-cell table:style-name="Table19.D5" office:value-type="string">
            <text:p text:style-name="P78"/>
          </table:table-cell>
          <table:table-cell table:style-name="Table19.E5" office:value-type="string">
            <text:p text:style-name="P78"/>
          </table:table-cell>
        </table:table-row>
        <table:table-row table:style-name="Table19.1">
          <table:table-cell table:style-name="Table19.A6" office:value-type="string">
            <text:p text:style-name="body_20_text">User Interface baselined</text:p>
          </table:table-cell>
          <table:table-cell table:style-name="Table19.B6" office:value-type="string">
            <text:p text:style-name="P78"/>
          </table:table-cell>
          <table:table-cell table:style-name="Table19.C6" office:value-type="string">
            <text:p text:style-name="P78"/>
          </table:table-cell>
          <table:table-cell table:style-name="Table19.D6" office:value-type="string">
            <text:p text:style-name="P78"/>
          </table:table-cell>
          <table:table-cell table:style-name="Table19.E6" office:value-type="string">
            <text:p text:style-name="P78"/>
          </table:table-cell>
        </table:table-row>
        <table:table-row table:style-name="Table19.1">
          <table:table-cell table:style-name="Table19.A7" office:value-type="string">
            <text:p text:style-name="body_20_text">First Build delivered to test</text:p>
          </table:table-cell>
          <table:table-cell table:style-name="Table19.B7" office:value-type="string">
            <text:p text:style-name="P78"/>
          </table:table-cell>
          <table:table-cell table:style-name="Table19.C7" office:value-type="string">
            <text:p text:style-name="P78"/>
          </table:table-cell>
          <table:table-cell table:style-name="Table19.D7" office:value-type="string">
            <text:p text:style-name="P78"/>
          </table:table-cell>
          <table:table-cell table:style-name="Table19.E7" office:value-type="string">
            <text:p text:style-name="P78"/>
          </table:table-cell>
        </table:table-row>
        <table:table-row table:style-name="Table19.1">
          <table:table-cell table:style-name="Table19.A8" office:value-type="string">
            <text:p text:style-name="body_20_text">First Build accepted into test</text:p>
          </table:table-cell>
          <table:table-cell table:style-name="Table19.B8" office:value-type="string">
            <text:p text:style-name="P78"/>
          </table:table-cell>
          <table:table-cell table:style-name="Table19.C8" office:value-type="string">
            <text:p text:style-name="P78"/>
          </table:table-cell>
          <table:table-cell table:style-name="Table19.D8" office:value-type="string">
            <text:p text:style-name="P78"/>
          </table:table-cell>
          <table:table-cell table:style-name="Table19.E8" office:value-type="string">
            <text:p text:style-name="P78"/>
          </table:table-cell>
        </table:table-row>
        <table:table-row table:style-name="Table19.1">
          <table:table-cell table:style-name="Table19.A9" office:value-type="string">
            <text:p text:style-name="body_20_text">First Build test cycle finishes</text:p>
          </table:table-cell>
          <table:table-cell table:style-name="Table19.B9" office:value-type="string">
            <text:p text:style-name="P78"/>
          </table:table-cell>
          <table:table-cell table:style-name="Table19.C9" office:value-type="string">
            <text:p text:style-name="P78"/>
          </table:table-cell>
          <table:table-cell table:style-name="Table19.D9" office:value-type="string">
            <text:p text:style-name="P78"/>
          </table:table-cell>
          <table:table-cell table:style-name="Table19.E9" office:value-type="string">
            <text:p text:style-name="P78"/>
          </table:table-cell>
        </table:table-row>
        <table:table-row table:style-name="Table19.1">
          <table:table-cell table:style-name="Table19.A10" office:value-type="string">
            <text:p text:style-name="body_20_text">[Build Two will not be tested]</text:p>
          </table:table-cell>
          <table:table-cell table:style-name="Table19.B10" office:value-type="string">
            <text:p text:style-name="P78"/>
          </table:table-cell>
          <table:table-cell table:style-name="Table19.C10" office:value-type="string">
            <text:p text:style-name="P78"/>
          </table:table-cell>
          <table:table-cell table:style-name="Table19.D10" office:value-type="string">
            <text:p text:style-name="P78"/>
          </table:table-cell>
          <table:table-cell table:style-name="Table19.E10" office:value-type="string">
            <text:p text:style-name="P78"/>
          </table:table-cell>
        </table:table-row>
        <table:table-row table:style-name="Table19.1">
          <table:table-cell table:style-name="Table19.A11" office:value-type="string">
            <text:p text:style-name="body_20_text">Third Build delivered to test</text:p>
          </table:table-cell>
          <table:table-cell table:style-name="Table19.B11" office:value-type="string">
            <text:p text:style-name="P78"/>
          </table:table-cell>
          <table:table-cell table:style-name="Table19.C11" office:value-type="string">
            <text:p text:style-name="P78"/>
          </table:table-cell>
          <table:table-cell table:style-name="Table19.D11" office:value-type="string">
            <text:p text:style-name="P78"/>
          </table:table-cell>
          <table:table-cell table:style-name="Table19.E11" office:value-type="string">
            <text:p text:style-name="P78"/>
          </table:table-cell>
        </table:table-row>
        <table:table-row table:style-name="Table19.1">
          <table:table-cell table:style-name="Table19.A12" office:value-type="string">
            <text:p text:style-name="body_20_text">Third Build accepted into test</text:p>
          </table:table-cell>
          <table:table-cell table:style-name="Table19.B12" office:value-type="string">
            <text:p text:style-name="P78"/>
          </table:table-cell>
          <table:table-cell table:style-name="Table19.C12" office:value-type="string">
            <text:p text:style-name="P78"/>
          </table:table-cell>
          <table:table-cell table:style-name="Table19.D12" office:value-type="string">
            <text:p text:style-name="P78"/>
          </table:table-cell>
          <table:table-cell table:style-name="Table19.E12" office:value-type="string">
            <text:p text:style-name="P78"/>
          </table:table-cell>
        </table:table-row>
        <table:table-row table:style-name="Table19.1">
          <table:table-cell table:style-name="Table19.A13" office:value-type="string">
            <text:p text:style-name="body_20_text">Third Build test cycle finishes</text:p>
          </table:table-cell>
          <table:table-cell table:style-name="Table19.B13" office:value-type="string">
            <text:p text:style-name="P78"/>
          </table:table-cell>
          <table:table-cell table:style-name="Table19.C13" office:value-type="string">
            <text:p text:style-name="P78"/>
          </table:table-cell>
          <table:table-cell table:style-name="Table19.D13" office:value-type="string">
            <text:p text:style-name="P78"/>
          </table:table-cell>
          <table:table-cell table:style-name="Table19.E13" office:value-type="string">
            <text:p text:style-name="P78"/>
          </table:table-cell>
        </table:table-row>
        <table:table-row table:style-name="Table19.1">
          <table:table-cell table:style-name="Table19.A14" office:value-type="string">
            <text:p text:style-name="body_20_text">Fourth Build delivered to test</text:p>
          </table:table-cell>
          <table:table-cell table:style-name="Table19.B14" office:value-type="string">
            <text:p text:style-name="P78"/>
          </table:table-cell>
          <table:table-cell table:style-name="Table19.C14" office:value-type="string">
            <text:p text:style-name="P78"/>
          </table:table-cell>
          <table:table-cell table:style-name="Table19.D14" office:value-type="string">
            <text:p text:style-name="P78"/>
          </table:table-cell>
          <table:table-cell table:style-name="Table19.E14" office:value-type="string">
            <text:p text:style-name="P78"/>
          </table:table-cell>
        </table:table-row>
        <table:table-row table:style-name="Table19.1">
          <table:table-cell table:style-name="Table19.A15" office:value-type="string">
            <text:p text:style-name="body_20_text">Fourth Build accepted into test</text:p>
          </table:table-cell>
          <table:table-cell table:style-name="Table19.B15" office:value-type="string">
            <text:p text:style-name="P78"/>
          </table:table-cell>
          <table:table-cell table:style-name="Table19.C15" office:value-type="string">
            <text:p text:style-name="P78"/>
          </table:table-cell>
          <table:table-cell table:style-name="Table19.D15" office:value-type="string">
            <text:p text:style-name="P78"/>
          </table:table-cell>
          <table:table-cell table:style-name="Table19.E15" office:value-type="string">
            <text:p text:style-name="P78"/>
          </table:table-cell>
        </table:table-row>
        <table:table-row table:style-name="Table19.1">
          <table:table-cell table:style-name="Table19.A16" office:value-type="string">
            <text:p text:style-name="body_20_text">Iteration Assessment review</text:p>
          </table:table-cell>
          <table:table-cell table:style-name="Table19.B16" office:value-type="string">
            <text:p text:style-name="P78"/>
          </table:table-cell>
          <table:table-cell table:style-name="Table19.C16" office:value-type="string">
            <text:p text:style-name="P78"/>
          </table:table-cell>
          <table:table-cell table:style-name="Table19.D16" office:value-type="string">
            <text:p text:style-name="P78"/>
          </table:table-cell>
          <table:table-cell table:style-name="Table19.E16" office:value-type="string">
            <text:p text:style-name="P78"/>
          </table:table-cell>
        </table:table-row>
        <table:table-row table:style-name="Table19.1">
          <table:table-cell table:style-name="Table19.A17" office:value-type="string">
            <text:p text:style-name="body_20_text">Iteration ends</text:p>
          </table:table-cell>
          <table:table-cell table:style-name="Table19.B17" office:value-type="string">
            <text:p text:style-name="P78"/>
          </table:table-cell>
          <table:table-cell table:style-name="Table19.C17" office:value-type="string">
            <text:p text:style-name="P78"/>
          </table:table-cell>
          <table:table-cell table:style-name="Table19.D17" office:value-type="string">
            <text:p text:style-name="P78"/>
          </table:table-cell>
          <table:table-cell table:style-name="Table19.E17" office:value-type="string">
            <text:p text:style-name="P78"/>
          </table:table-cell>
        </table:table-row>
      </table:table>
      <text:p text:style-name="Text_20_body"/>
      <text:h text:style-name="Heading_20_1" text:outline-level="1"><text:bookmark-start text:name="__RefHeading___Toc524537188"/>Risks, Dependencies, Assumptions, and Constraints<text:bookmark-end text:name="__RefHeading___Toc524537188"/></text:h>
      <text:p text:style-name="InfoBlue">[List any risks that may affect the successful execution of this <text:span text:style-name="T1">Test Plan</text:span>, and identify mitigation and contingency strategies for each risk. Also indicate a relative ranking for both the likelihood of occurrence and the impact if the risk is realized.] </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68">Risk</text:p>
            </table:table-cell>
            <table:table-cell table:style-name="Table20.A1" office:value-type="string">
              <text:p text:style-name="P68">Mitigation Strategy</text:p>
            </table:table-cell>
            <table:table-cell table:style-name="Table20.C1" office:value-type="string">
              <text:p text:style-name="P68">Contingency (Risk is realized)</text:p>
            </table:table-cell>
          </table:table-row>
        </table:table-header-rows>
        <table:table-row table:style-name="Table20.1">
          <table:table-cell table:style-name="Table20.A2" office:value-type="string">
            <text:p text:style-name="P46">Prerequisite entry criteria is not met.</text:p>
          </table:table-cell>
          <table:table-cell table:style-name="Table20.B2" office:value-type="string">
            <text:p text:style-name="P46">&lt;Tester&gt; will define the prerequisites that must be met before Load Testing can start.</text:p>
            <text:p text:style-name="P46"/>
            <text:p text:style-name="P46">&lt;Customer&gt; will endeavor to meet prerequisites indicated by &lt;Tester&gt;.</text:p>
          </table:table-cell>
          <table:table-cell table:style-name="Table20.C2" office:value-type="string">
            <text:list xml:id="list141314070630817" text:continue-list="list647913272" text:style-name="WW8Num47">
              <text:list-item>
                <text:p text:style-name="P47">Meet outstanding prerequisites</text:p>
              </text:list-item>
              <text:list-item>
                <text:p text:style-name="P47">Consider Load Test Failure</text:p>
              </text:list-item>
            </text:list>
          </table:table-cell>
        </table:table-row>
        <table:table-row table:style-name="Table20.1">
          <table:table-cell table:style-name="Table20.A3" office:value-type="string">
            <text:p text:style-name="P46">Test data proves to be inadequate.</text:p>
          </table:table-cell>
          <table:table-cell table:style-name="Table20.B3" office:value-type="string">
            <text:p text:style-name="P46">&lt;Customer&gt; will ensure a full set of suitable and protected test data is available.</text:p>
            <text:p text:style-name="P46"/>
            <text:p text:style-name="P46">&lt;Tester&gt; will indicate what is required and will verify the suitability of test data.</text:p>
          </table:table-cell>
          <table:table-cell table:style-name="Table20.C3" office:value-type="string">
            <text:list xml:id="list4131500198" text:style-name="WW8Num18">
              <text:list-item>
                <text:p text:style-name="P48">Redefine test data</text:p>
              </text:list-item>
              <text:list-item>
                <text:p text:style-name="P48">Review Test Plan and modify</text:p>
              </text:list-item>
              <text:list-item>
                <text:p text:style-name="P48">components (that is, scripts)</text:p>
              </text:list-item>
              <text:list-item>
                <text:p text:style-name="P48">Consider Load Test Failure</text:p>
              </text:list-item>
            </text:list>
          </table:table-cell>
        </table:table-row>
        <table:table-row table:style-name="Table20.1">
          <table:table-cell table:style-name="Table20.A4" office:value-type="string">
            <text:p text:style-name="P46">Database requires refresh.</text:p>
          </table:table-cell>
          <table:table-cell table:style-name="Table20.B4" office:value-type="string">
            <text:p text:style-name="P46">&lt;System Admin&gt; will endeavor to ensure the Database is regularly refreshed as required by &lt;Tester&gt;.</text:p>
          </table:table-cell>
          <table:table-cell table:style-name="Table20.C4" office:value-type="string">
            <text:list xml:id="list1473103076" text:style-name="WW8Num76">
              <text:list-item>
                <text:p text:style-name="P49">Restore data and restart</text:p>
              </text:list-item>
              <text:list-item>
                <text:p text:style-name="P49">Clear Database</text:p>
              </text:list-item>
            </text:list>
          </table:table-cell>
        </table:table-row>
      </table:table>
      <text:p text:style-name="InfoBlue"/>
      <text:p text:style-name="InfoBlue">[List any dependencies identified during the development of this <text:span text:style-name="T1">Test Plan</text:span> that may affect its successful execution if those dependencies are not honored.<text:span text:style-name="T13"> Typically these dependencies relate to activities on the critical </text:span><text:soft-page-break/><text:span text:style-name="T13">path that are prerequisites or post-requisites to one or more preceding (or subsequent) activities</text:span> You should consider responsibilities you are relying on other teams or staff members external to the test effort completing, timing and dependencies of other planned tasks, the reliance on certain work products being produced.] </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52">Dependency between</text:p>
            </table:table-cell>
            <table:table-cell table:style-name="Table21.A1" office:value-type="string">
              <text:p text:style-name="P52">Potential Impact of Dependency</text:p>
            </table:table-cell>
            <table:table-cell table:style-name="Table21.C1" office:value-type="string">
              <text:p text:style-name="P52">Owners</text:p>
            </table:table-cell>
          </table:table-row>
        </table:table-header-rows>
        <table:table-row table:style-name="Table21.1">
          <table:table-cell table:style-name="Table21.A2" office:value-type="string">
            <text:p text:style-name="P53"/>
          </table:table-cell>
          <table:table-cell table:style-name="Table21.B2" office:value-type="string">
            <text:p text:style-name="P50"/>
          </table:table-cell>
          <table:table-cell table:style-name="Table21.C2" office:value-type="string">
            <text:p text:style-name="P50"/>
          </table:table-cell>
        </table:table-row>
        <table:table-row table:style-name="Table21.1">
          <table:table-cell table:style-name="Table21.A3" office:value-type="string">
            <text:p text:style-name="P50"/>
          </table:table-cell>
          <table:table-cell table:style-name="Table21.B3" office:value-type="string">
            <text:p text:style-name="P50"/>
          </table:table-cell>
          <table:table-cell table:style-name="Table21.C3" office:value-type="string">
            <text:p text:style-name="P50"/>
          </table:table-cell>
        </table:table-row>
        <table:table-row table:style-name="Table21.1">
          <table:table-cell table:style-name="Table21.A4" office:value-type="string">
            <text:p text:style-name="P50"/>
          </table:table-cell>
          <table:table-cell table:style-name="Table21.B4" office:value-type="string">
            <text:p text:style-name="P50"/>
          </table:table-cell>
          <table:table-cell table:style-name="Table21.C4" office:value-type="string">
            <text:p text:style-name="P50"/>
          </table:table-cell>
        </table:table-row>
      </table:table>
      <text:p text:style-name="Text_20_body"/>
      <text:p text:style-name="InfoBlue">[List any assumptions made during the development of this <text:span text:style-name="T1">Test Plan</text:span> that may affect its successful execution if those assumptions are proven incorrect. Assumptions might relate to work you assume other teams are doing, expectations that certain aspects of the product or environment are stable, and so forth]. </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2">Assumption to be proven</text:p>
            </table:table-cell>
            <table:table-cell table:style-name="Table22.A1" office:value-type="string">
              <text:p text:style-name="P52">Impact of Assumption being incorrect</text:p>
            </table:table-cell>
            <table:table-cell table:style-name="Table22.C1" office:value-type="string">
              <text:p text:style-name="P52">Owners</text:p>
            </table:table-cell>
          </table:table-row>
        </table:table-header-rows>
        <table:table-row table:style-name="Table22.1">
          <table:table-cell table:style-name="Table22.A2" office:value-type="string">
            <text:p text:style-name="P53"/>
          </table:table-cell>
          <table:table-cell table:style-name="Table22.B2" office:value-type="string">
            <text:p text:style-name="P50"/>
          </table:table-cell>
          <table:table-cell table:style-name="Table22.C2" office:value-type="string">
            <text:p text:style-name="P50"/>
          </table:table-cell>
        </table:table-row>
        <table:table-row table:style-name="Table22.1">
          <table:table-cell table:style-name="Table22.A3" office:value-type="string">
            <text:p text:style-name="P50"/>
          </table:table-cell>
          <table:table-cell table:style-name="Table22.B3" office:value-type="string">
            <text:p text:style-name="P50"/>
          </table:table-cell>
          <table:table-cell table:style-name="Table22.C3" office:value-type="string">
            <text:p text:style-name="P50"/>
          </table:table-cell>
        </table:table-row>
        <table:table-row table:style-name="Table22.1">
          <table:table-cell table:style-name="Table22.A4" office:value-type="string">
            <text:p text:style-name="P50"/>
          </table:table-cell>
          <table:table-cell table:style-name="Table22.B4" office:value-type="string">
            <text:p text:style-name="P50"/>
          </table:table-cell>
          <table:table-cell table:style-name="Table22.C4" office:value-type="string">
            <text:p text:style-name="P50"/>
          </table:table-cell>
        </table:table-row>
      </table:table>
      <text:p text:style-name="Text_20_body"/>
      <text:p text:style-name="InfoBlue">[List any constraints placed on the test effort that have had a negative effect on the way in which this <text:span text:style-name="T1">Test Plan</text:span> has been approached.]</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52">Constraint on</text:p>
            </table:table-cell>
            <table:table-cell table:style-name="Table23.A1" office:value-type="string">
              <text:p text:style-name="P52">Impact Constraint has on test effort</text:p>
            </table:table-cell>
            <table:table-cell table:style-name="Table23.C1" office:value-type="string">
              <text:p text:style-name="P52">Owners</text:p>
            </table:table-cell>
          </table:table-row>
        </table:table-header-rows>
        <table:table-row table:style-name="Table23.1">
          <table:table-cell table:style-name="Table23.A2" office:value-type="string">
            <text:p text:style-name="P53"/>
          </table:table-cell>
          <table:table-cell table:style-name="Table23.B2" office:value-type="string">
            <text:p text:style-name="P50"/>
          </table:table-cell>
          <table:table-cell table:style-name="Table23.C2" office:value-type="string">
            <text:p text:style-name="P50"/>
          </table:table-cell>
        </table:table-row>
        <table:table-row table:style-name="Table23.1">
          <table:table-cell table:style-name="Table23.A3" office:value-type="string">
            <text:p text:style-name="P50"/>
          </table:table-cell>
          <table:table-cell table:style-name="Table23.B3" office:value-type="string">
            <text:p text:style-name="P50"/>
          </table:table-cell>
          <table:table-cell table:style-name="Table23.C3" office:value-type="string">
            <text:p text:style-name="P50"/>
          </table:table-cell>
        </table:table-row>
        <table:table-row table:style-name="Table23.1">
          <table:table-cell table:style-name="Table23.A4" office:value-type="string">
            <text:p text:style-name="P50"/>
          </table:table-cell>
          <table:table-cell table:style-name="Table23.B4" office:value-type="string">
            <text:p text:style-name="P50"/>
          </table:table-cell>
          <table:table-cell table:style-name="Table23.C4" office:value-type="string">
            <text:p text:style-name="P50"/>
          </table:table-cell>
        </table:table-row>
      </table:table>
      <text:p text:style-name="Text_20_body"/>
      <text:h text:style-name="Heading_20_1" text:outline-level="1"><text:bookmark-start text:name="__RefHeading___Toc524537189"/>Management Process and Procedures<text:bookmark-end text:name="__RefHeading___Toc524537189"/></text:h>
      <text:p text:style-name="InfoBlue">[Outline what processes and procedures are to be used when issues arise with the <text:span text:style-name="T1">Test Plan</text:span> and its enactment.]</text:p>
      <text:h text:style-name="Heading_20_2" text:outline-level="2"><text:bookmark-start text:name="__RefHeading___Toc524537190"/>Measuring and Assessing the Extent of Testing<text:bookmark-end text:name="__RefHeading___Toc524537190"/></text:h>
      <text:p text:style-name="InfoBlue">[Outline the measurement and assessment process to be used to track the extent of testing.]</text:p>
      <text:h text:style-name="Heading_20_2" text:outline-level="2"><text:bookmark-start text:name="__RefHeading___Toc524537191"/>Assessing the Deliverables of this Test Plan<text:bookmark-end text:name="__RefHeading___Toc524537191"/></text:h>
      <text:p text:style-name="InfoBlue">[Outline the assessment process for reviewing and accepting the deliverables of this <text:span text:style-name="T1">Test Plan</text:span>]</text:p>
      <text:p text:style-name="Standard"/>
      <text:h text:style-name="Heading_20_2" text:outline-level="2"><text:bookmark-start text:name="__RefHeading___Toc524537192"/>Problem Reporting, Escalation, and Issue Resolution<text:bookmark-end text:name="__RefHeading___Toc524537192"/></text:h>
      <text:p text:style-name="InfoBlue">[Define how process problems will be reported and escalated, and the process to be followed to achieve resolution.]</text:p>
      <text:h text:style-name="Heading_20_2" text:outline-level="2"><text:bookmark-start text:name="__RefHeading___Toc524537193"/>Managing Test Cycles<text:bookmark-end text:name="__RefHeading___Toc524537193"/></text:h>
      <text:p text:style-name="InfoBlue">[Outline the management control process for a test cycle.]</text:p>
      <text:h text:style-name="Heading_20_2" text:outline-level="2"><text:bookmark-start text:name="__RefHeading___Toc524537194"/>Traceability Strategies<text:bookmark-end text:name="__RefHeading___Toc524537194"/></text:h>
      <text:p text:style-name="InfoBlue">[Consider appropriate traceability strategies for:</text:p>
      <text:list xml:id="list2316835673" text:style-name="WW8Num89">
        <text:list-item>
          <text:p text:style-name="P41">Coverage of Testing against Specifications — enables measurement the extent of testing</text:p>
        </text:list-item>
        <text:list-item>
          <text:p text:style-name="P41"><text:soft-page-break/>Motivations for Testing — enables assessment of relevance of tests to help determine whether to maintain or retire tests</text:p>
        </text:list-item>
        <text:list-item>
          <text:p text:style-name="P41">Software Design Elements — enables tracking of subsequent design changes that would necessitate rerunning tests or retiring them</text:p>
        </text:list-item>
        <text:list-item>
          <text:p text:style-name="P41">Resulting Change Requests — enables the tests that discovered the need for the change to be identified and re-run to verify the change request has been completed successfully]</text:p>
        </text:list-item>
      </text:list>
      <text:h text:style-name="Heading_20_2" text:outline-level="2"><text:bookmark-start text:name="__RefHeading___Toc524537195"/>Approval and Signoff<text:bookmark-end text:name="__RefHeading___Toc524537195"/></text:h>
      <text:p text:style-name="InfoBlue">[Outline the approval process and list the job titles (and names of current incumbents) that initially must approve the plan, and sign off on the plans satisfactory execution.]</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2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list-style-name="WW8Num57">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2646in" fo:margin-right="0in" fo:margin-top="0in" fo:margin-bottom="0.0835in" loext:contextual-spacing="false" fo:text-indent="0in" style:auto-text-indent="false">
        <style:tab-stops>
          <style:tab-stop style:position="0.2646in"/>
        </style:tab-stops>
      </style:paragraph-properties>
      <style:text-properties fo:color="#0000ff" fo:font-style="italic" style:font-style-asian="italic"/>
    </style:style>
    <style:style style:name="SubTitle" style:family="paragraph" style:parent-style-name="Heading">
      <style:paragraph-properties fo:orphans="2" fo:widows="2"/>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loext: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body_20_text" style:display-name="body text" style:family="paragraph">
      <style:paragraph-properties fo:margin-top="0in" fo:margin-bottom="0.0835in" loext:contextual-spacing="false" style:line-height-at-least="0.1528in"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Comment_20_Text" style:display-name="Comment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modern" style:font-name-complex="Courier New" style:font-family-complex="'Courier New'" style:font-family-generic-complex="modern"/>
    </style:style>
    <style:style style:name="Project" style:family="paragraph" style:parent-style-name="Standard">
      <style:paragraph-properties fo:line-height="100%" fo:text-align="end" style:justify-single-word="false" fo:orphans="2" fo:widows="2"/>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CompanyName" style:family="paragraph" style:parent-style-name="Standard">
      <style:paragraph-properties fo:line-height="100%" fo:text-align="end" style:justify-single-word="false" fo:orphans="2" fo:widows="2"/>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infoblue" style:family="paragraph" style:parent-style-name="Standard">
      <style:paragraph-properties fo:margin-left="0.3126in" fo:margin-right="0in" fo:margin-top="0in" fo:margin-bottom="0.0835in" loext:contextual-spacing="false" fo:orphans="2" fo:widows="2" fo:text-indent="0in" style:auto-text-indent="false"/>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57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0" style:family="text"/>
    <style:style style:name="WW8Num60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61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8Num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style:font-name-complex="Courier New" style:font-family-complex="'Courier New'" style:font-family-generic-complex="modern"/>
    </style:style>
    <style:style style:name="WW8Num7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7z0" style:family="text"/>
    <style:style style:name="WW8Num7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9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80z0" style:family="text"/>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4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8Num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0z1" style:family="text">
      <style:text-properties style:font-name="Courier New" fo:font-family="'Courier New'" style:font-family-generic="modern" style:font-name-complex="Courier New" style:font-family-complex="'Courier New'" style:font-family-generic-complex="modern"/>
    </style:style>
    <style:style style:name="WW8Num9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4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name-complex="Courier New" style:font-family-complex="'Courier New'" style:font-family-generic-complex="modern"/>
    </style:style>
    <style:style style:name="WW8Num9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7z1" style:family="text">
      <style:text-properties style:font-name="Courier New" fo:font-family="'Courier New'" style:font-family-generic="modern" style:font-name-complex="Courier New" style:font-family-complex="'Courier New'" style:font-family-generic-complex="modern"/>
    </style:style>
    <style:style style:name="WW8Num9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style:font-name-complex="Courier New" style:font-family-complex="'Courier New'" style:font-family-generic-complex="modern"/>
    </style:style>
    <style:style style:name="WW8Num9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2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1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9z1" style:family="text">
      <style:text-properties style:font-name="Courier New" fo:font-family="'Courier New'" style:font-family-generic="modern" style:font-name-complex="Courier New" style:font-family-complex="'Courier New'" style:font-family-generic-complex="modern"/>
    </style:style>
    <style:style style:name="WW8Num10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0z0" style:family="text">
      <style:text-properties style:font-name="Courier New" fo:font-family="'Courier New'" style:font-family-generic="modern" style:font-name-complex="Courier New" style:font-family-complex="'Courier New'" style:font-family-generic-complex="modern"/>
    </style:style>
    <style:style style:name="WW8Num1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1z0" style:family="text">
      <style:text-properties style:font-name="Courier New" fo:font-family="'Courier New'" style:font-family-generic="modern" style:font-name-complex="Courier New" style:font-family-complex="'Courier New'" style:font-family-generic-complex="modern"/>
    </style:style>
    <style:style style:name="WW8Num1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6z0" style:family="text"/>
    <style:style style:name="WW8Num117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1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9z1" style:family="text">
      <style:text-properties style:font-name="Courier New" fo:font-family="'Courier New'" style:font-family-generic="modern" style:font-name-complex="Courier New" style:font-family-complex="'Courier New'" style:font-family-generic-complex="modern"/>
    </style:style>
    <style:style style:name="WW8Num1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146in" fo:text-indent="-0.25in" fo:margin-left="0.5146in"/>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1.0146in" fo:text-indent="-0.25in" fo:margin-left="1.0146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146in" fo:text-indent="-0.25in" fo:margin-left="1.5146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146in" fo:text-indent="-0.25in" fo:margin-left="2.0146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146in" fo:text-indent="-0.25in" fo:margin-left="2.5146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0146in" fo:text-indent="-0.25in" fo:margin-left="3.0146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146in" fo:text-indent="-0.25in" fo:margin-left="3.5146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146in" fo:text-indent="-0.25in" fo:margin-left="4.0146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146in" fo:text-indent="-0.25in" fo:margin-left="4.51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146in" fo:text-indent="-0.25in" fo:margin-left="0.5146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0146in" fo:text-indent="-0.25in" fo:margin-left="1.0146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146in" fo:text-indent="-0.25in" fo:margin-left="1.5146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0146in" fo:text-indent="-0.25in" fo:margin-left="2.0146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146in" fo:text-indent="-0.25in" fo:margin-left="2.5146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0146in" fo:text-indent="-0.25in" fo:margin-left="3.0146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146in" fo:text-indent="-0.25in" fo:margin-left="3.5146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0146in" fo:text-indent="-0.25in" fo:margin-left="4.0146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146in" fo:text-indent="-0.25in" fo:margin-left="4.51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146in" fo:text-indent="-0.25in" fo:margin-left="0.5146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0146in" fo:text-indent="-0.25in" fo:margin-left="1.0146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146in" fo:text-indent="-0.25in" fo:margin-left="1.5146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0146in" fo:text-indent="-0.25in" fo:margin-left="2.0146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146in" fo:text-indent="-0.25in" fo:margin-left="2.5146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0146in" fo:text-indent="-0.25in" fo:margin-left="3.0146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146in" fo:text-indent="-0.25in" fo:margin-left="3.5146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0146in" fo:text-indent="-0.25in" fo:margin-left="4.0146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146in" fo:text-indent="-0.25in" fo:margin-left="4.51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3" text:style-name="WW8Num1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52in" fo:text-indent="-0.25in" fo:margin-left="0.45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52in" fo:text-indent="-0.25in" fo:margin-left="0.952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452in" fo:text-indent="-0.25in" fo:margin-left="1.452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1.952in" fo:text-indent="-0.25in" fo:margin-left="1.95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52in" fo:text-indent="-0.25in" fo:margin-left="2.452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2.952in" fo:text-indent="-0.25in" fo:margin-left="2.952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452in" fo:text-indent="-0.25in" fo:margin-left="3.452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52in" fo:text-indent="-0.25in" fo:margin-left="3.952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452in" fo:text-indent="-0.25in" fo:margin-left="4.4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02in" fo:text-indent="-0.25in" fo:margin-left="0.70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02in" fo:text-indent="-0.25in" fo:margin-left="0.702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02in" fo:text-indent="-0.25in" fo:margin-left="1.202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702in" fo:text-indent="-0.25in" fo:margin-left="1.702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02in" fo:text-indent="-0.25in" fo:margin-left="2.20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02in" fo:text-indent="-0.25in" fo:margin-left="2.702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202in" fo:text-indent="-0.25in" fo:margin-left="3.202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02in" fo:text-indent="-0.25in" fo:margin-left="3.702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02in" fo:text-indent="-0.25in" fo:margin-left="4.202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702in" fo:text-indent="-0.25in" fo:margin-left="4.7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7646in" fo:text-indent="-0.25in" fo:margin-left="0.7646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2646in" fo:text-indent="-0.25in" fo:margin-left="1.2646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7646in" fo:text-indent="-0.25in" fo:margin-left="1.7646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2646in" fo:text-indent="-0.25in" fo:margin-left="2.2646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7646in" fo:text-indent="-0.25in" fo:margin-left="2.7646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3.2646in" fo:text-indent="-0.25in" fo:margin-left="3.2646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7646in" fo:text-indent="-0.25in" fo:margin-left="3.7646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2646in" fo:text-indent="-0.25in" fo:margin-left="4.2646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4.7646in" fo:text-indent="-0.25in" fo:margin-left="4.7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4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5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5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5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text:style-name="WW8Num56z0"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text:style-name="WW8Num57z0"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text:style-name="WW8Num61z0" style:num-prefix="?"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5146in" fo:text-indent="-0.25in" fo:margin-left="0.514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0146in" fo:text-indent="-0.25in" fo:margin-left="1.014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1.5146in" fo:text-indent="-0.25in" fo:margin-left="1.514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0146in" fo:text-indent="-0.25in" fo:margin-left="2.014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2.5146in" fo:text-indent="-0.25in" fo:margin-left="2.514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0146in" fo:text-indent="-0.25in" fo:margin-left="3.014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3.5146in" fo:text-indent="-0.25in" fo:margin-left="3.514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0146in" fo:text-indent="-0.25in" fo:margin-left="4.014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4.5146in" fo:text-indent="-0.25in" fo:margin-left="4.51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6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6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text:style-name="WW8Num71z0" style:num-prefix="?"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5311in" fo:text-indent="-0.25in" fo:margin-left="0.5311in"/>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1.0311in" fo:text-indent="-0.25in" fo:margin-left="1.0311in"/>
        </style:list-level-properties>
        <style:text-properties style:font-name="Courier New"/>
      </text:list-level-style-bullet>
      <text:list-level-style-bullet text:level="3" text:style-name="WW8Num81z2" style:num-suffix="." text:bullet-char="">
        <style:list-level-properties text:list-level-position-and-space-mode="label-alignment">
          <style:list-level-label-alignment text:label-followed-by="listtab" text:list-tab-stop-position="1.5311in" fo:text-indent="-0.25in" fo:margin-left="1.5311in"/>
        </style:list-level-properties>
        <style:text-properties style:font-name="Wingdings"/>
      </text:list-level-style-bullet>
      <text:list-level-style-bullet text:level="4" text:style-name="WW8Num81z0" style:num-suffix="." text:bullet-char="">
        <style:list-level-properties text:list-level-position-and-space-mode="label-alignment">
          <style:list-level-label-alignment text:label-followed-by="listtab" text:list-tab-stop-position="2.0311in" fo:text-indent="-0.25in" fo:margin-left="2.0311in"/>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2.5311in" fo:text-indent="-0.25in" fo:margin-left="2.5311in"/>
        </style:list-level-properties>
        <style:text-properties style:font-name="Courier New"/>
      </text:list-level-style-bullet>
      <text:list-level-style-bullet text:level="6" text:style-name="WW8Num81z2" style:num-suffix="." text:bullet-char="">
        <style:list-level-properties text:list-level-position-and-space-mode="label-alignment">
          <style:list-level-label-alignment text:label-followed-by="listtab" text:list-tab-stop-position="3.0311in" fo:text-indent="-0.25in" fo:margin-left="3.0311in"/>
        </style:list-level-properties>
        <style:text-properties style:font-name="Wingdings"/>
      </text:list-level-style-bullet>
      <text:list-level-style-bullet text:level="7" text:style-name="WW8Num81z0" style:num-suffix="." text:bullet-char="">
        <style:list-level-properties text:list-level-position-and-space-mode="label-alignment">
          <style:list-level-label-alignment text:label-followed-by="listtab" text:list-tab-stop-position="3.5311in" fo:text-indent="-0.25in" fo:margin-left="3.5311in"/>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4.0311in" fo:text-indent="-0.25in" fo:margin-left="4.0311in"/>
        </style:list-level-properties>
        <style:text-properties style:font-name="Courier New"/>
      </text:list-level-style-bullet>
      <text:list-level-style-bullet text:level="9" text:style-name="WW8Num81z2" style:num-suffix="." text:bullet-char="">
        <style:list-level-properties text:list-level-position-and-space-mode="label-alignment">
          <style:list-level-label-alignment text:label-followed-by="listtab" text:list-tab-stop-position="4.5311in"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0.7646in" fo:text-indent="-0.25in" fo:margin-left="0.7646in"/>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1.2646in" fo:text-indent="-0.25in" fo:margin-left="1.2646in"/>
        </style:list-level-properties>
        <style:text-properties style:font-name="Courier New"/>
      </text:list-level-style-bullet>
      <text:list-level-style-bullet text:level="3" text:style-name="WW8Num83z2" style:num-suffix="." text:bullet-char="">
        <style:list-level-properties text:list-level-position-and-space-mode="label-alignment">
          <style:list-level-label-alignment text:label-followed-by="listtab" text:list-tab-stop-position="1.7646in" fo:text-indent="-0.25in" fo:margin-left="1.7646in"/>
        </style:list-level-properties>
        <style:text-properties style:font-name="Wingdings"/>
      </text:list-level-style-bullet>
      <text:list-level-style-bullet text:level="4" text:style-name="WW8Num83z0" style:num-suffix="." text:bullet-char="">
        <style:list-level-properties text:list-level-position-and-space-mode="label-alignment">
          <style:list-level-label-alignment text:label-followed-by="listtab" text:list-tab-stop-position="2.2646in" fo:text-indent="-0.25in" fo:margin-left="2.2646in"/>
        </style:list-level-properties>
        <style:text-properties style:font-name="Symbol"/>
      </text:list-level-style-bullet>
      <text:list-level-style-bullet text:level="5" text:style-name="WW8Num83z1" style:num-suffix="." text:bullet-char="o">
        <style:list-level-properties text:list-level-position-and-space-mode="label-alignment">
          <style:list-level-label-alignment text:label-followed-by="listtab" text:list-tab-stop-position="2.7646in" fo:text-indent="-0.25in" fo:margin-left="2.7646in"/>
        </style:list-level-properties>
        <style:text-properties style:font-name="Courier New"/>
      </text:list-level-style-bullet>
      <text:list-level-style-bullet text:level="6" text:style-name="WW8Num83z2" style:num-suffix="." text:bullet-char="">
        <style:list-level-properties text:list-level-position-and-space-mode="label-alignment">
          <style:list-level-label-alignment text:label-followed-by="listtab" text:list-tab-stop-position="3.2646in" fo:text-indent="-0.25in" fo:margin-left="3.2646in"/>
        </style:list-level-properties>
        <style:text-properties style:font-name="Wingdings"/>
      </text:list-level-style-bullet>
      <text:list-level-style-bullet text:level="7" text:style-name="WW8Num83z0" style:num-suffix="." text:bullet-char="">
        <style:list-level-properties text:list-level-position-and-space-mode="label-alignment">
          <style:list-level-label-alignment text:label-followed-by="listtab" text:list-tab-stop-position="3.7646in" fo:text-indent="-0.25in" fo:margin-left="3.7646in"/>
        </style:list-level-properties>
        <style:text-properties style:font-name="Symbol"/>
      </text:list-level-style-bullet>
      <text:list-level-style-bullet text:level="8" text:style-name="WW8Num83z1" style:num-suffix="." text:bullet-char="o">
        <style:list-level-properties text:list-level-position-and-space-mode="label-alignment">
          <style:list-level-label-alignment text:label-followed-by="listtab" text:list-tab-stop-position="4.2646in" fo:text-indent="-0.25in" fo:margin-left="4.2646in"/>
        </style:list-level-properties>
        <style:text-properties style:font-name="Courier New"/>
      </text:list-level-style-bullet>
      <text:list-level-style-bullet text:level="9" text:style-name="WW8Num83z2" style:num-suffix="." text:bullet-char="">
        <style:list-level-properties text:list-level-position-and-space-mode="label-alignment">
          <style:list-level-label-alignment text:label-followed-by="listtab" text:list-tab-stop-position="4.7646in" fo:text-indent="-0.25in" fo:margin-left="4.7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number text:level="1" text:style-name="WW8Num84z0" style:num-prefix="?"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7646in" fo:text-indent="-0.25in" fo:margin-left="0.7646in"/>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1.2646in" fo:text-indent="-0.25in" fo:margin-left="1.2646in"/>
        </style:list-level-properties>
        <style:text-properties style:font-name="Courier New"/>
      </text:list-level-style-bullet>
      <text:list-level-style-bullet text:level="3" text:style-name="WW8Num85z2" style:num-suffix="." text:bullet-char="">
        <style:list-level-properties text:list-level-position-and-space-mode="label-alignment">
          <style:list-level-label-alignment text:label-followed-by="listtab" text:list-tab-stop-position="1.7646in" fo:text-indent="-0.25in" fo:margin-left="1.7646in"/>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2.2646in" fo:text-indent="-0.25in" fo:margin-left="2.2646in"/>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2.7646in" fo:text-indent="-0.25in" fo:margin-left="2.7646in"/>
        </style:list-level-properties>
        <style:text-properties style:font-name="Courier New"/>
      </text:list-level-style-bullet>
      <text:list-level-style-bullet text:level="6" text:style-name="WW8Num85z2" style:num-suffix="." text:bullet-char="">
        <style:list-level-properties text:list-level-position-and-space-mode="label-alignment">
          <style:list-level-label-alignment text:label-followed-by="listtab" text:list-tab-stop-position="3.2646in" fo:text-indent="-0.25in" fo:margin-left="3.2646in"/>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3.7646in" fo:text-indent="-0.25in" fo:margin-left="3.7646in"/>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4.2646in" fo:text-indent="-0.25in" fo:margin-left="4.2646in"/>
        </style:list-level-properties>
        <style:text-properties style:font-name="Courier New"/>
      </text:list-level-style-bullet>
      <text:list-level-style-bullet text:level="9" text:style-name="WW8Num85z2" style:num-suffix="." text:bullet-char="">
        <style:list-level-properties text:list-level-position-and-space-mode="label-alignment">
          <style:list-level-label-alignment text:label-followed-by="listtab" text:list-tab-stop-position="4.7646in" fo:text-indent="-0.25in" fo:margin-left="4.7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5146in" fo:text-indent="-0.25in" fo:margin-left="0.5146in"/>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1.0146in" fo:text-indent="-0.25in" fo:margin-left="1.0146in"/>
        </style:list-level-properties>
        <style:text-properties style:font-name="Courier New"/>
      </text:list-level-style-bullet>
      <text:list-level-style-bullet text:level="3" text:style-name="WW8Num87z2" style:num-suffix="." text:bullet-char="">
        <style:list-level-properties text:list-level-position-and-space-mode="label-alignment">
          <style:list-level-label-alignment text:label-followed-by="listtab" text:list-tab-stop-position="1.5146in" fo:text-indent="-0.25in" fo:margin-left="1.5146in"/>
        </style:list-level-properties>
        <style:text-properties style:font-name="Wingdings"/>
      </text:list-level-style-bullet>
      <text:list-level-style-bullet text:level="4" text:style-name="WW8Num87z0" style:num-suffix="." text:bullet-char="">
        <style:list-level-properties text:list-level-position-and-space-mode="label-alignment">
          <style:list-level-label-alignment text:label-followed-by="listtab" text:list-tab-stop-position="2.0146in" fo:text-indent="-0.25in" fo:margin-left="2.0146in"/>
        </style:list-level-properties>
        <style:text-properties style:font-name="Symbol"/>
      </text:list-level-style-bullet>
      <text:list-level-style-bullet text:level="5" text:style-name="WW8Num87z1" style:num-suffix="." text:bullet-char="o">
        <style:list-level-properties text:list-level-position-and-space-mode="label-alignment">
          <style:list-level-label-alignment text:label-followed-by="listtab" text:list-tab-stop-position="2.5146in" fo:text-indent="-0.25in" fo:margin-left="2.5146in"/>
        </style:list-level-properties>
        <style:text-properties style:font-name="Courier New"/>
      </text:list-level-style-bullet>
      <text:list-level-style-bullet text:level="6" text:style-name="WW8Num87z2" style:num-suffix="." text:bullet-char="">
        <style:list-level-properties text:list-level-position-and-space-mode="label-alignment">
          <style:list-level-label-alignment text:label-followed-by="listtab" text:list-tab-stop-position="3.0146in" fo:text-indent="-0.25in" fo:margin-left="3.0146in"/>
        </style:list-level-properties>
        <style:text-properties style:font-name="Wingdings"/>
      </text:list-level-style-bullet>
      <text:list-level-style-bullet text:level="7" text:style-name="WW8Num87z0" style:num-suffix="." text:bullet-char="">
        <style:list-level-properties text:list-level-position-and-space-mode="label-alignment">
          <style:list-level-label-alignment text:label-followed-by="listtab" text:list-tab-stop-position="3.5146in" fo:text-indent="-0.25in" fo:margin-left="3.5146in"/>
        </style:list-level-properties>
        <style:text-properties style:font-name="Symbol"/>
      </text:list-level-style-bullet>
      <text:list-level-style-bullet text:level="8" text:style-name="WW8Num87z1" style:num-suffix="." text:bullet-char="o">
        <style:list-level-properties text:list-level-position-and-space-mode="label-alignment">
          <style:list-level-label-alignment text:label-followed-by="listtab" text:list-tab-stop-position="4.0146in" fo:text-indent="-0.25in" fo:margin-left="4.0146in"/>
        </style:list-level-properties>
        <style:text-properties style:font-name="Courier New"/>
      </text:list-level-style-bullet>
      <text:list-level-style-bullet text:level="9" text:style-name="WW8Num87z2" style:num-suffix="." text:bullet-char="">
        <style:list-level-properties text:list-level-position-and-space-mode="label-alignment">
          <style:list-level-label-alignment text:label-followed-by="listtab" text:list-tab-stop-position="4.5146in" fo:text-indent="-0.25in" fo:margin-left="4.51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7646in" fo:text-indent="-0.25in" fo:margin-left="0.7646in"/>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1.2646in" fo:text-indent="-0.25in" fo:margin-left="1.2646in"/>
        </style:list-level-properties>
        <style:text-properties style:font-name="Courier New"/>
      </text:list-level-style-bullet>
      <text:list-level-style-bullet text:level="3" text:style-name="WW8Num89z2" style:num-suffix="." text:bullet-char="">
        <style:list-level-properties text:list-level-position-and-space-mode="label-alignment">
          <style:list-level-label-alignment text:label-followed-by="listtab" text:list-tab-stop-position="1.7646in" fo:text-indent="-0.25in" fo:margin-left="1.7646in"/>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2.2646in" fo:text-indent="-0.25in" fo:margin-left="2.2646in"/>
        </style:list-level-properties>
        <style:text-properties style:font-name="Symbol"/>
      </text:list-level-style-bullet>
      <text:list-level-style-bullet text:level="5" text:style-name="WW8Num89z1" style:num-suffix="." text:bullet-char="o">
        <style:list-level-properties text:list-level-position-and-space-mode="label-alignment">
          <style:list-level-label-alignment text:label-followed-by="listtab" text:list-tab-stop-position="2.7646in" fo:text-indent="-0.25in" fo:margin-left="2.7646in"/>
        </style:list-level-properties>
        <style:text-properties style:font-name="Courier New"/>
      </text:list-level-style-bullet>
      <text:list-level-style-bullet text:level="6" text:style-name="WW8Num89z2" style:num-suffix="." text:bullet-char="">
        <style:list-level-properties text:list-level-position-and-space-mode="label-alignment">
          <style:list-level-label-alignment text:label-followed-by="listtab" text:list-tab-stop-position="3.2646in" fo:text-indent="-0.25in" fo:margin-left="3.2646in"/>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3.7646in" fo:text-indent="-0.25in" fo:margin-left="3.7646in"/>
        </style:list-level-properties>
        <style:text-properties style:font-name="Symbol"/>
      </text:list-level-style-bullet>
      <text:list-level-style-bullet text:level="8" text:style-name="WW8Num89z1" style:num-suffix="." text:bullet-char="o">
        <style:list-level-properties text:list-level-position-and-space-mode="label-alignment">
          <style:list-level-label-alignment text:label-followed-by="listtab" text:list-tab-stop-position="4.2646in" fo:text-indent="-0.25in" fo:margin-left="4.2646in"/>
        </style:list-level-properties>
        <style:text-properties style:font-name="Courier New"/>
      </text:list-level-style-bullet>
      <text:list-level-style-bullet text:level="9" text:style-name="WW8Num89z2" style:num-suffix="." text:bullet-char="">
        <style:list-level-properties text:list-level-position-and-space-mode="label-alignment">
          <style:list-level-label-alignment text:label-followed-by="listtab" text:list-tab-stop-position="4.7646in" fo:text-indent="-0.25in" fo:margin-left="4.7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bullet text:level="1" text:style-name="WW8Num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7646in" fo:text-indent="-0.25in" fo:margin-left="0.7646in"/>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1.2646in" fo:text-indent="-0.25in" fo:margin-left="1.2646in"/>
        </style:list-level-properties>
        <style:text-properties style:font-name="Courier New"/>
      </text:list-level-style-bullet>
      <text:list-level-style-bullet text:level="3" text:style-name="WW8Num92z2" style:num-suffix="." text:bullet-char="">
        <style:list-level-properties text:list-level-position-and-space-mode="label-alignment">
          <style:list-level-label-alignment text:label-followed-by="listtab" text:list-tab-stop-position="1.7646in" fo:text-indent="-0.25in" fo:margin-left="1.7646in"/>
        </style:list-level-properties>
        <style:text-properties style:font-name="Wingdings"/>
      </text:list-level-style-bullet>
      <text:list-level-style-bullet text:level="4" text:style-name="WW8Num92z0" style:num-suffix="." text:bullet-char="">
        <style:list-level-properties text:list-level-position-and-space-mode="label-alignment">
          <style:list-level-label-alignment text:label-followed-by="listtab" text:list-tab-stop-position="2.2646in" fo:text-indent="-0.25in" fo:margin-left="2.2646in"/>
        </style:list-level-properties>
        <style:text-properties style:font-name="Symbol"/>
      </text:list-level-style-bullet>
      <text:list-level-style-bullet text:level="5" text:style-name="WW8Num92z1" style:num-suffix="." text:bullet-char="o">
        <style:list-level-properties text:list-level-position-and-space-mode="label-alignment">
          <style:list-level-label-alignment text:label-followed-by="listtab" text:list-tab-stop-position="2.7646in" fo:text-indent="-0.25in" fo:margin-left="2.7646in"/>
        </style:list-level-properties>
        <style:text-properties style:font-name="Courier New"/>
      </text:list-level-style-bullet>
      <text:list-level-style-bullet text:level="6" text:style-name="WW8Num92z2" style:num-suffix="." text:bullet-char="">
        <style:list-level-properties text:list-level-position-and-space-mode="label-alignment">
          <style:list-level-label-alignment text:label-followed-by="listtab" text:list-tab-stop-position="3.2646in" fo:text-indent="-0.25in" fo:margin-left="3.2646in"/>
        </style:list-level-properties>
        <style:text-properties style:font-name="Wingdings"/>
      </text:list-level-style-bullet>
      <text:list-level-style-bullet text:level="7" text:style-name="WW8Num92z0" style:num-suffix="." text:bullet-char="">
        <style:list-level-properties text:list-level-position-and-space-mode="label-alignment">
          <style:list-level-label-alignment text:label-followed-by="listtab" text:list-tab-stop-position="3.7646in" fo:text-indent="-0.25in" fo:margin-left="3.7646in"/>
        </style:list-level-properties>
        <style:text-properties style:font-name="Symbol"/>
      </text:list-level-style-bullet>
      <text:list-level-style-bullet text:level="8" text:style-name="WW8Num92z1" style:num-suffix="." text:bullet-char="o">
        <style:list-level-properties text:list-level-position-and-space-mode="label-alignment">
          <style:list-level-label-alignment text:label-followed-by="listtab" text:list-tab-stop-position="4.2646in" fo:text-indent="-0.25in" fo:margin-left="4.2646in"/>
        </style:list-level-properties>
        <style:text-properties style:font-name="Courier New"/>
      </text:list-level-style-bullet>
      <text:list-level-style-bullet text:level="9" text:style-name="WW8Num92z2" style:num-suffix="." text:bullet-char="">
        <style:list-level-properties text:list-level-position-and-space-mode="label-alignment">
          <style:list-level-label-alignment text:label-followed-by="listtab" text:list-tab-stop-position="4.7646in" fo:text-indent="-0.25in" fo:margin-left="4.7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9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9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9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number text:level="1" text:style-name="WW8Num94z0"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bullet text:level="1" text:style-name="WW8Num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number text:level="1" text:style-name="WW8Num102z0"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bullet text:level="1" text:style-name="WW8Num10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0.7646in" fo:text-indent="-0.25in" fo:margin-left="0.7646in"/>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1.2646in" fo:text-indent="-0.25in" fo:margin-left="1.2646in"/>
        </style:list-level-properties>
        <style:text-properties style:font-name="Courier New"/>
      </text:list-level-style-bullet>
      <text:list-level-style-bullet text:level="3" text:style-name="WW8Num105z2" style:num-suffix="." text:bullet-char="">
        <style:list-level-properties text:list-level-position-and-space-mode="label-alignment">
          <style:list-level-label-alignment text:label-followed-by="listtab" text:list-tab-stop-position="1.7646in" fo:text-indent="-0.25in" fo:margin-left="1.7646in"/>
        </style:list-level-properties>
        <style:text-properties style:font-name="Wingdings"/>
      </text:list-level-style-bullet>
      <text:list-level-style-bullet text:level="4" text:style-name="WW8Num105z0" style:num-suffix="." text:bullet-char="">
        <style:list-level-properties text:list-level-position-and-space-mode="label-alignment">
          <style:list-level-label-alignment text:label-followed-by="listtab" text:list-tab-stop-position="2.2646in" fo:text-indent="-0.25in" fo:margin-left="2.2646in"/>
        </style:list-level-properties>
        <style:text-properties style:font-name="Symbol"/>
      </text:list-level-style-bullet>
      <text:list-level-style-bullet text:level="5" text:style-name="WW8Num105z1" style:num-suffix="." text:bullet-char="o">
        <style:list-level-properties text:list-level-position-and-space-mode="label-alignment">
          <style:list-level-label-alignment text:label-followed-by="listtab" text:list-tab-stop-position="2.7646in" fo:text-indent="-0.25in" fo:margin-left="2.7646in"/>
        </style:list-level-properties>
        <style:text-properties style:font-name="Courier New"/>
      </text:list-level-style-bullet>
      <text:list-level-style-bullet text:level="6" text:style-name="WW8Num105z2" style:num-suffix="." text:bullet-char="">
        <style:list-level-properties text:list-level-position-and-space-mode="label-alignment">
          <style:list-level-label-alignment text:label-followed-by="listtab" text:list-tab-stop-position="3.2646in" fo:text-indent="-0.25in" fo:margin-left="3.2646in"/>
        </style:list-level-properties>
        <style:text-properties style:font-name="Wingdings"/>
      </text:list-level-style-bullet>
      <text:list-level-style-bullet text:level="7" text:style-name="WW8Num105z0" style:num-suffix="." text:bullet-char="">
        <style:list-level-properties text:list-level-position-and-space-mode="label-alignment">
          <style:list-level-label-alignment text:label-followed-by="listtab" text:list-tab-stop-position="3.7646in" fo:text-indent="-0.25in" fo:margin-left="3.7646in"/>
        </style:list-level-properties>
        <style:text-properties style:font-name="Symbol"/>
      </text:list-level-style-bullet>
      <text:list-level-style-bullet text:level="8" text:style-name="WW8Num105z1" style:num-suffix="." text:bullet-char="o">
        <style:list-level-properties text:list-level-position-and-space-mode="label-alignment">
          <style:list-level-label-alignment text:label-followed-by="listtab" text:list-tab-stop-position="4.2646in" fo:text-indent="-0.25in" fo:margin-left="4.2646in"/>
        </style:list-level-properties>
        <style:text-properties style:font-name="Courier New"/>
      </text:list-level-style-bullet>
      <text:list-level-style-bullet text:level="9" text:style-name="WW8Num105z2" style:num-suffix="." text:bullet-char="">
        <style:list-level-properties text:list-level-position-and-space-mode="label-alignment">
          <style:list-level-label-alignment text:label-followed-by="listtab" text:list-tab-stop-position="4.7646in" fo:text-indent="-0.25in" fo:margin-left="4.7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bullet text:level="1" text:style-name="WW8Num10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consecutive-numbering="true">
      <text:list-level-style-bullet text:level="1" text:style-name="WW8Num10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bullet text:level="1" text:style-name="WW8Num1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consecutive-numbering="true">
      <text:list-level-style-bullet text:level="1" text:style-name="WW8Num1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bullet text:level="1" text:style-name="WW8Num1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bullet text:level="1" text:style-name="WW8Num1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consecutive-numbering="true">
      <text:list-level-style-bullet text:level="1" text:style-name="WW8Num1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consecutive-numbering="true">
      <text:list-level-style-bullet text:level="1" text:style-name="WW8Num1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consecutive-numbering="true">
      <text:list-level-style-number text:level="1" text:style-name="WW8Num116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consecutive-numbering="true">
      <text:list-level-style-number text:level="1" text:style-name="WW8Num117z0"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11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1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1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1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1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1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1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consecutive-numbering="true">
      <text:list-level-style-bullet text:level="1" text:style-name="WW8Num1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consecutive-numbering="true">
      <text:list-level-style-bullet text:level="1" text:style-name="WW8Num1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2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2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2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2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2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2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2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bullet text:level="1" style:num-prefix="?" text:bullet-char="?">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5" style:family="table">
      <style:table-properties style:width="6.6479in" fo:margin-left="-0.0799in" table:align="left" style:writing-mode="lr-tb"/>
    </style:style>
    <style:style style:name="Table25.A" style:family="table-column">
      <style:table-column-properties style:column-width="4.4299in"/>
    </style:style>
    <style:style style:name="Table25.B" style:family="table-column">
      <style:table-column-properties style:column-width="2.2181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5.B1" style:family="table-cell">
      <style:table-cell-properties style:vertical-align="top" fo:padding-left="0.075in" fo:padding-right="0.075in" fo:padding-top="0in" fo:padding-bottom="0in" fo:border="0.75pt solid #000000" style:writing-mode="lr-tb"/>
    </style:style>
    <style:style style:name="Table24" style:family="table">
      <style:table-properties style:width="6.5875in" fo:margin-left="-0.075in" table:align="left" style:writing-mode="lr-tb"/>
    </style:style>
    <style:style style:name="Table24.A" style:family="table-column">
      <style:table-column-properties style:column-width="2.1958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officeooo:rsid="001abacb" officeooo:paragraph-rsid="001abacb" style:font-size-asian="18pt" style:font-weight-asian="bold" style:font-name-complex="Arial"/>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officeooo:rsid="001abacb"/>
    </style:style>
    <style:style style:name="MT2" style:family="text">
      <style:text-properties style:font-name="Symbol" style:font-name-asian="Symbol" style:font-name-complex="Symbol"/>
    </style:style>
    <style:style style:name="MT3"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number:number-style style:name="N0">
      <number:number number:min-integer-digits="1"/>
    </number:number-style>
    <number:date-style style:name="N121">
      <number:year number:style="long"/>
    </number:date-style>
  </office:automatic-styles>
  <office:master-styles>
    <style:master-page style:name="Standard" style:page-layout-name="Mpm1">
      <style:header>
        <text:p text:style-name="MP1"/>
        <text:p text:style-name="MP2"/>
        <text:p text:style-name="MP3"><text:user-defined style:data-style-name="N0" text:name="Company">GreenClothaWay</text:user-defined></text:p>
        <text:p text:style-name="MP4"/>
        <text:p text:style-name="MP5"/>
      </style:header>
    </style:master-page>
    <style:master-page style:name="Convert_20_1" style:display-name="Convert 1" style:page-layout-name="Mpm2">
      <style:header>
        <table:table table:name="Table25" table:style-name="Table25">
          <table:table-column table:style-name="Table25.A"/>
          <table:table-column table:style-name="Table25.B"/>
          <table:table-row table:style-name="Table25.1">
            <table:table-cell table:style-name="Table25.A1" office:value-type="string">
              <text:p text:style-name="Standard"><text:subject>GreenClothaWay-Website</text:subject></text:p>
            </table:table-cell>
            <table:table-cell table:style-name="Table25.B1" office:value-type="string">
              <text:p text:style-name="MP6"><text:s text:c="2"/>Version: <text:s text:c="10"/>&lt;1.0&gt;</text:p>
            </table:table-cell>
          </table:table-row>
          <table:table-row table:style-name="Table25.1">
            <table:table-cell table:style-name="Table25.A1" office:value-type="string">
              <text:p text:style-name="Standard"><text:title>1st Test Plan</text:title></text:p>
            </table:table-cell>
            <table:table-cell table:style-name="Table25.B1" office:value-type="string">
              <text:p text:style-name="Standard"><text:s text:c="2"/>Date: <text:s/><text:span text:style-name="MT1">2020-05-10</text:span></text:p>
            </table:table-cell>
          </table:table-row>
          <table:table-row table:style-name="Table25.1">
            <table:table-cell table:style-name="Table25.B1" table:number-columns-spanned="2" office:value-type="string">
              <text:p text:style-name="Standard">&lt;document identifier&gt;</text:p>
            </table:table-cell>
            <table:covered-table-cell/>
          </table:table-row>
        </table:table>
        <text:p text:style-name="Header"/>
      </style:header>
      <style:footer>
        <table:table table:name="Table24" table:style-name="Table24">
          <table:table-column table:style-name="Table24.A" table:number-columns-repeated="3"/>
          <table:table-row table:style-name="Table24.1">
            <table:table-cell table:style-name="Table24.A1" office:value-type="string">
              <text:p text:style-name="MP7">Confidential</text:p>
            </table:table-cell>
            <table:table-cell table:style-name="Table24.A1" office:value-type="string">
              <text:p text:style-name="MP8"><text:span text:style-name="MT2"></text:span><text:user-defined style:data-style-name="N0" text:name="Company">GreenClothaWay</text:user-defined>, <text:date style:data-style-name="N121" text:date-value="2020-05-10T14:13:12.732820683">2020</text:date></text:p>
            </table:table-cell>
            <table:table-cell table:style-name="Table24.A1" office:value-type="string">
              <text:p text:style-name="MP9">Page <text:span text:style-name="Page_20_Number"><text:page-number text:select-page="current">8</text:page-number></text:span></text:p>
            </table:table-cell>
          </table:table-row>
        </table:table>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1st Test Plan</dc:title>
    <dc:subject>GreenClothaWay-Website</dc:subject>
    <meta:creation-date>2020-05-10T14:04:21.095759274</meta:creation-date>
    <dc:date>2020-05-10T14:13:12.559341780</dc:date>
    <meta:print-date>2001-09-06T23:54:00</meta:print-date>
    <meta:editing-cycles>3</meta:editing-cycles>
    <meta:editing-duration>PT13M52S</meta:editing-duration>
    <meta:document-statistic meta:table-count="25" meta:image-count="0" meta:object-count="0" meta:page-count="30" meta:paragraph-count="722" meta:word-count="9227" meta:character-count="59833" meta:non-whitespace-character-count="51375"/>
    <meta:generator>LibreOffice/6.3.5.2$Linux_X86_64 LibreOffice_project/30$Build-2</meta:generator>
    <meta:user-defined meta:name="Company">GreenClothaWay</meta:user-defined>
  </office:meta>
</office:document-meta>
</file>